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8125in" style:rel-column-width="27538*"/>
    </style:style>
    <style:style style:name="Table5.B" style:family="table-column">
      <style:table-column-properties style:column-width="1.6493in" style:rel-column-width="16149*"/>
    </style:style>
    <style:style style:name="Table5.C" style:family="table-column">
      <style:table-column-properties style:column-width="2.2313in" style:rel-column-width="21848*"/>
    </style:style>
    <style:style style:name="Table5.A1" style:family="table-cell">
      <style:table-cell-properties style:writing-mode="page"/>
    </style:style>
    <style:style style:name="Table5.A5" style:family="table-cell">
      <style:table-cell-properties fo:padding="0in" fo:border="none" style:writing-mode="page"/>
    </style:style>
    <style:style style:name="Table5.B6" style:family="table-cell" style:data-style-name="N0">
      <style:table-cell-properties fo:padding="0in" fo:border="none" style:writing-mode="page"/>
    </style:style>
    <style:style style:name="Table5.B7" style:family="table-cell" style:data-style-name="N0">
      <style:table-cell-properties style:writing-mode="page"/>
    </style:style>
    <style:style style:name="Table5.B8" style:family="table-cell" style:data-style-name="N0">
      <style:table-cell-properties style:writing-mode="page"/>
    </style:style>
    <style:style style:name="Table5.B9" style:family="table-cell" style:data-style-name="N0">
      <style:table-cell-properties style:writing-mode="page"/>
    </style:style>
    <style:style style:name="Table5.B10" style:family="table-cell" style:data-style-name="N0">
      <style:table-cell-properties style:writing-mode="page"/>
    </style:style>
    <style:style style:name="Table5.B11" style:family="table-cell" style:data-style-name="N0">
      <style:table-cell-properties style:writing-mode="page"/>
    </style:style>
    <style:style style:name="Table5.B12" style:family="table-cell" style:data-style-name="N0">
      <style:table-cell-properties style:writing-mode="page"/>
    </style:style>
    <style:style style:name="Table5.B13" style:family="table-cell" style:data-style-name="N0">
      <style:table-cell-properties style:writing-mode="page"/>
    </style:style>
    <style:style style:name="Table5.B14" style:family="table-cell" style:data-style-name="N0">
      <style:table-cell-properties style:writing-mode="page"/>
    </style:style>
    <style:style style:name="Table1" style:family="table">
      <style:table-properties style:width="9.5389in" fo:margin-left="-0.0208in" fo:margin-top="0in" fo:margin-bottom="0in" table:align="left" style:writing-mode="page"/>
    </style:style>
    <style:style style:name="Table1.A" style:family="table-column">
      <style:table-column-properties style:column-width="5.5361in"/>
    </style:style>
    <style:style style:name="Table1.B" style:family="table-column">
      <style:table-column-properties style:column-width="4.0028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9.5389in" fo:margin-left="-0.0208in" fo:margin-top="0in" fo:margin-bottom="0in" table:align="left" style:writing-mode="page"/>
    </style:style>
    <style:style style:name="Table2.A" style:family="table-column">
      <style:table-column-properties style:column-width="9.5389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Table3" style:family="table">
      <style:table-properties style:width="9.5389in" fo:margin-left="-0.0208in" fo:margin-top="0in" fo:margin-bottom="0in" table:align="left" style:writing-mode="page"/>
    </style:style>
    <style:style style:name="Table3.A" style:family="table-column">
      <style:table-column-properties style:column-width="9.5389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Horizontal_20_Line">
      <style:text-properties fo:color="#000000" loext:opacity="100%" fo:background-color="transparent"/>
    </style:style>
    <style:style style:name="P2" style:family="paragraph" style:parent-style-name="Heading_20_2">
      <style:paragraph-properties fo:margin-left="0in" fo:margin-right="0in" fo:text-indent="0in" style:auto-text-indent="false"/>
      <style:text-properties fo:color="#000000" loext:opacity="100%" fo:background-color="transparent"/>
    </style:style>
    <style:style style:name="P3" style:family="paragraph" style:parent-style-name="Preformatted_20_Text">
      <style:text-properties fo:color="#000000" loext:opacity="100%" fo:background-color="transparent"/>
    </style:style>
    <style:style style:name="P4" style:family="paragraph" style:parent-style-name="Preformatted_20_Text">
      <style:paragraph-properties fo:line-height="166%"/>
      <style:text-properties fo:color="#000000" loext:opacity="100%" fo:background-color="transparent"/>
    </style:style>
    <style:style style:name="P5" style:family="paragraph" style:parent-style-name="Text_20_body">
      <style:text-properties fo:color="#000000" loext:opacity="100%" officeooo:rsid="0026fe9c" fo:background-color="transparent"/>
    </style:style>
    <style:style style:name="P6" style:family="paragraph" style:parent-style-name="Heading_20_2">
      <style:text-properties fo:color="#000000" loext:opacity="100%" officeooo:rsid="0026fe9c" officeooo:paragraph-rsid="003c70a6" fo:background-color="transparent"/>
    </style:style>
    <style:style style:name="P7" style:family="paragraph" style:parent-style-name="Standard">
      <style:text-properties fo:color="#000000" loext:opacity="100%" officeooo:rsid="0026fe9c" officeooo:paragraph-rsid="0038ec27" fo:background-color="transparent"/>
    </style:style>
    <style:style style:name="P8" style:family="paragraph" style:parent-style-name="Standard">
      <style:text-properties fo:color="#000000" loext:opacity="100%" officeooo:rsid="0026fe9c" officeooo:paragraph-rsid="00696eb1" fo:background-color="transparent"/>
    </style:style>
    <style:style style:name="P9" style:family="paragraph" style:parent-style-name="Standard">
      <style:text-properties fo:color="#000000" loext:opacity="100%" officeooo:rsid="0026fe9c" officeooo:paragraph-rsid="006b2ab2" fo:background-color="transparent"/>
    </style:style>
    <style:style style:name="P10" style:family="paragraph" style:parent-style-name="Standard">
      <style:text-properties fo:color="#000000" loext:opacity="100%" officeooo:rsid="0026fe9c" officeooo:paragraph-rsid="00781a2a" fo:background-color="transparent"/>
    </style:style>
    <style:style style:name="P11" style:family="paragraph" style:parent-style-name="Standard">
      <style:text-properties fo:color="#000000" loext:opacity="100%" officeooo:rsid="0038ec27" officeooo:paragraph-rsid="0044c207" fo:background-color="transparent"/>
    </style:style>
    <style:style style:name="P12" style:family="paragraph" style:parent-style-name="Text_20_body">
      <style:text-properties fo:color="#000000" loext:opacity="100%" officeooo:rsid="0038ec27" officeooo:paragraph-rsid="0044c207" fo:background-color="transparent"/>
    </style:style>
    <style:style style:name="P13" style:family="paragraph" style:parent-style-name="Text_20_body">
      <style:text-properties fo:color="#000000" loext:opacity="100%" officeooo:rsid="0038ec27" officeooo:paragraph-rsid="0038ec27" fo:background-color="transparent"/>
    </style:style>
    <style:style style:name="P14" style:family="paragraph" style:parent-style-name="Text_20_body">
      <style:text-properties fo:color="#000000" loext:opacity="100%" officeooo:rsid="0041e092" officeooo:paragraph-rsid="0041e092" fo:background-color="transparent"/>
    </style:style>
    <style:style style:name="P15" style:family="paragraph" style:parent-style-name="Standard">
      <style:text-properties fo:color="#000000" loext:opacity="100%" officeooo:rsid="0050cac5" officeooo:paragraph-rsid="0050cac5" fo:background-color="transparent"/>
    </style:style>
    <style:style style:name="P16" style:family="paragraph" style:parent-style-name="Standard">
      <style:text-properties fo:color="#000000" loext:opacity="100%" officeooo:rsid="0050cac5" officeooo:paragraph-rsid="0073eb29" fo:background-color="transparent"/>
    </style:style>
    <style:style style:name="P17" style:family="paragraph" style:parent-style-name="Text_20_body">
      <style:text-properties fo:color="#000000" loext:opacity="100%" officeooo:rsid="004ee443" officeooo:paragraph-rsid="004ee443" fo:background-color="transparent"/>
    </style:style>
    <style:style style:name="P18" style:family="paragraph" style:parent-style-name="Standard">
      <style:text-properties fo:color="#000000" loext:opacity="100%" officeooo:rsid="00781a2a" officeooo:paragraph-rsid="00781a2a" fo:background-color="transparent"/>
    </style:style>
    <style:style style:name="P19" style:family="paragraph" style:parent-style-name="Standard">
      <style:text-properties fo:color="#000000" loext:opacity="100%" officeooo:rsid="00791656" officeooo:paragraph-rsid="00791656" fo:background-color="transparent"/>
    </style:style>
    <style:style style:name="P20" style:family="paragraph" style:parent-style-name="Text_20_body">
      <style:text-properties fo:color="#000000" loext:opacity="100%" fo:font-weight="bold" officeooo:rsid="003619a7" officeooo:paragraph-rsid="003619a7" fo:background-color="transparent" style:font-weight-asian="bold" style:font-weight-complex="bold"/>
    </style:style>
    <style:style style:name="P21" style:family="paragraph" style:parent-style-name="Text_20_body">
      <style:text-properties fo:color="#000000" loext:opacity="100%" fo:font-weight="bold" officeooo:rsid="004ee443" officeooo:paragraph-rsid="004ee443" fo:background-color="transparent" style:font-weight-asian="bold" style:font-weight-complex="bold"/>
    </style:style>
    <style:style style:name="P22" style:family="paragraph" style:parent-style-name="Standard">
      <style:text-properties fo:color="#000000" loext:opacity="100%" officeooo:rsid="003fac24" officeooo:paragraph-rsid="003fac24" fo:background-color="#ffff6d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line-through-style="solid" style:text-line-through-type="single" officeooo:rsid="0038ec27" officeooo:paragraph-rsid="004384e4" fo:background-color="transparent"/>
    </style:style>
    <style:style style:name="P24" style:family="paragraph" style:parent-style-name="Standard">
      <style:text-properties fo:color="#000000" loext:opacity="100%" style:text-line-through-style="solid" style:text-line-through-type="single" officeooo:rsid="0038ec27" officeooo:paragraph-rsid="0044c207" fo:background-color="transparent"/>
    </style:style>
    <style:style style:name="P25" style:family="paragraph" style:parent-style-name="Text_20_body">
      <style:text-properties fo:color="#000000" loext:opacity="100%" style:text-line-through-style="solid" style:text-line-through-type="single" officeooo:rsid="0038ec27" officeooo:paragraph-rsid="0044c207" fo:background-color="transparent"/>
    </style:style>
    <style:style style:name="P26" style:family="paragraph" style:parent-style-name="Text_20_body">
      <style:text-properties fo:color="#000000" loext:opacity="100%" style:text-line-through-style="solid" style:text-line-through-type="single" officeooo:rsid="0038ec27" officeooo:paragraph-rsid="0038ec27" fo:background-color="transparent"/>
    </style:style>
    <style:style style:name="P27" style:family="paragraph" style:parent-style-name="Text_20_body">
      <style:text-properties fo:color="#000000" loext:opacity="100%" style:text-line-through-style="solid" style:text-line-through-type="single" officeooo:rsid="0026fe9c" officeooo:paragraph-rsid="0038ec27" fo:background-color="transparent"/>
    </style:style>
    <style:style style:name="P28" style:family="paragraph" style:parent-style-name="Text_20_body">
      <style:text-properties fo:color="#000000" loext:opacity="100%" style:text-line-through-style="solid" style:text-line-through-type="single" officeooo:rsid="0044bbca" officeooo:paragraph-rsid="0044bbca" fo:background-color="transparent"/>
    </style:style>
    <style:style style:name="P29" style:family="paragraph" style:parent-style-name="Text_20_body">
      <style:text-properties fo:color="#000000" loext:opacity="100%" style:text-line-through-style="solid" style:text-line-through-type="single" officeooo:rsid="00421ed9" officeooo:paragraph-rsid="00421ed9" fo:background-color="transparent"/>
    </style:style>
    <style:style style:name="P30" style:family="paragraph" style:parent-style-name="Text_20_body">
      <style:text-properties fo:color="#000000" loext:opacity="100%" style:text-line-through-style="solid" style:text-line-through-type="single" officeooo:rsid="00421ed9" officeooo:paragraph-rsid="004384e4" fo:background-color="transparent"/>
    </style:style>
    <style:style style:name="P31" style:family="paragraph" style:parent-style-name="Text_20_body">
      <style:text-properties fo:color="#000000" loext:opacity="100%" style:text-line-through-style="solid" style:text-line-through-type="single" officeooo:rsid="004384e4" officeooo:paragraph-rsid="004384e4" fo:background-color="transparent"/>
    </style:style>
    <style:style style:name="P32" style:family="paragraph" style:parent-style-name="Text_20_body">
      <style:text-properties fo:color="#000000" loext:opacity="100%" style:text-line-through-style="solid" style:text-line-through-type="single" officeooo:rsid="003fac24" officeooo:paragraph-rsid="003fac24" fo:background-color="transparent"/>
    </style:style>
    <style:style style:name="P33" style:family="paragraph" style:parent-style-name="Text_20_body">
      <style:text-properties fo:color="#000000" loext:opacity="100%" style:text-line-through-style="solid" style:text-line-through-type="single" officeooo:rsid="0044f8a0" officeooo:paragraph-rsid="0044f8a0" fo:background-color="transparent"/>
    </style:style>
    <style:style style:name="P34" style:family="paragraph" style:parent-style-name="Standard">
      <style:text-properties fo:color="#000000" loext:opacity="100%" style:text-line-through-style="solid" style:text-line-through-type="single" officeooo:rsid="0041e092" officeooo:paragraph-rsid="0041e092" fo:background-color="transparent"/>
    </style:style>
    <style:style style:name="P35" style:family="paragraph" style:parent-style-name="Text_20_body">
      <style:text-properties fo:color="#000000" loext:opacity="100%" style:text-line-through-style="solid" style:text-line-through-type="single" officeooo:rsid="0041e092" officeooo:paragraph-rsid="0041e092" fo:background-color="transparent"/>
    </style:style>
    <style:style style:name="P36" style:family="paragraph" style:parent-style-name="Standard">
      <style:text-properties fo:color="#000000" loext:opacity="100%" style:text-line-through-style="solid" style:text-line-through-type="single" officeooo:rsid="00496652" officeooo:paragraph-rsid="00496652" fo:background-color="#ffff6d"/>
    </style:style>
    <style:style style:name="P37" style:family="paragraph" style:parent-style-name="Text_20_body">
      <style:text-properties fo:color="#000000" loext:opacity="100%" officeooo:rsid="0026fe9c"/>
    </style:style>
    <style:style style:name="P38" style:family="paragraph" style:parent-style-name="Text_20_body">
      <style:text-properties fo:color="#000000" loext:opacity="100%" fo:font-size="22pt" fo:font-weight="bold" officeooo:rsid="0038ec27" officeooo:paragraph-rsid="0038ec27" fo:background-color="transparent" style:font-size-asian="22pt" style:font-weight-asian="bold" style:font-size-complex="22pt" style:font-weight-complex="bold"/>
    </style:style>
    <style:style style:name="P39" style:family="paragraph" style:parent-style-name="Text_20_body">
      <style:text-properties fo:color="#000000" loext:opacity="100%" style:text-underline-style="none" officeooo:rsid="004ee443" officeooo:paragraph-rsid="004ee443" fo:background-color="transparent"/>
    </style:style>
    <style:style style:name="P40" style:family="paragraph" style:parent-style-name="Text_20_body">
      <style:text-properties fo:color="#000000" loext:opacity="100%" style:text-underline-style="none" officeooo:rsid="0050cac5" officeooo:paragraph-rsid="0050cac5" fo:background-color="transparent"/>
    </style:style>
    <style:style style:name="P41" style:family="paragraph" style:parent-style-name="Text_20_body">
      <style:text-properties fo:color="#000000" loext:opacity="100%" style:text-line-through-style="none" style:text-line-through-type="none" fo:font-weight="bold" officeooo:rsid="0055c13d" officeooo:paragraph-rsid="0055c13d" fo:background-color="transparent" style:font-weight-asian="bold" style:font-weight-complex="bold"/>
    </style:style>
    <style:style style:name="P42" style:family="paragraph" style:parent-style-name="Text_20_body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548a4f" officeooo:paragraph-rsid="0073eb29" fo:background-color="transparent" style:font-size-asian="10pt" style:font-style-asian="normal" style:font-weight-asian="normal" style:text-emphasize="none"/>
    </style:style>
    <style:style style:name="P43" style:family="paragraph" style:parent-style-name="Heading_20_2">
      <style:text-properties officeooo:rsid="0026fe9c"/>
    </style:style>
    <style:style style:name="P44" style:family="paragraph" style:parent-style-name="Text_20_body">
      <style:text-properties officeooo:rsid="0026fe9c"/>
    </style:style>
    <style:style style:name="P45" style:family="paragraph" style:parent-style-name="Heading_20_2">
      <style:text-properties fo:font-size="12pt" fo:font-weight="bold" officeooo:rsid="002bc5f0" officeooo:paragraph-rsid="002bc5f0" style:font-size-asian="12pt" style:font-weight-asian="bold" style:font-size-complex="12pt" style:font-weight-complex="bold"/>
    </style:style>
    <style:style style:name="P46" style:family="paragraph" style:parent-style-name="Text_20_body">
      <style:text-properties fo:font-size="12pt" fo:font-weight="bold" officeooo:rsid="002be5c0" officeooo:paragraph-rsid="002be5c0" style:font-size-asian="12pt" style:font-weight-asian="bold" style:font-size-complex="12pt" style:font-weight-complex="bold"/>
    </style:style>
    <style:style style:name="P47" style:family="paragraph" style:parent-style-name="Standard">
      <style:text-properties fo:font-size="12pt" fo:font-weight="bold" officeooo:rsid="002be5c0" officeooo:paragraph-rsid="007b13ec" style:font-size-asian="12pt" style:font-weight-asian="bold" style:font-size-complex="12pt" style:font-weight-complex="bold"/>
    </style:style>
    <style:style style:name="P48" style:family="paragraph" style:parent-style-name="Text_20_body">
      <style:text-properties fo:font-size="12pt" fo:font-weight="bold" officeooo:rsid="002be5c0" officeooo:paragraph-rsid="007b13ec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fo:font-size="12pt" style:font-size-asian="12pt" style:font-size-complex="12pt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fo:font-size="12pt" officeooo:paragraph-rsid="003af9db" style:font-size-asian="12pt" style:font-size-complex="12pt"/>
    </style:style>
    <style:style style:name="P51" style:family="paragraph" style:parent-style-name="Text_20_body">
      <style:text-properties fo:font-weight="bold" officeooo:rsid="0026fe9c" style:font-weight-asian="bold" style:font-weight-complex="bold"/>
    </style:style>
    <style:style style:name="P52" style:family="paragraph" style:parent-style-name="Text_20_body">
      <style:text-properties fo:font-weight="bold" officeooo:rsid="003619a7" officeooo:paragraph-rsid="003619a7" style:font-weight-asian="bold" style:font-weight-complex="bold"/>
    </style:style>
    <style:style style:name="P53" style:family="paragraph" style:parent-style-name="Text_20_body">
      <style:text-properties fo:font-weight="bold" officeooo:rsid="0052f4dc" officeooo:paragraph-rsid="0052f4dc" style:font-weight-asian="bold" style:font-weight-complex="bold"/>
    </style:style>
    <style:style style:name="P54" style:family="paragraph" style:parent-style-name="Text_20_body">
      <style:text-properties fo:font-weight="bold" officeooo:rsid="0052f4dc" officeooo:paragraph-rsid="0057638b" style:font-weight-asian="bold" style:font-weight-complex="bold"/>
    </style:style>
    <style:style style:name="P55" style:family="paragraph" style:parent-style-name="Preformatted_20_Text">
      <style:paragraph-properties fo:margin-left="0in" fo:margin-right="0in" fo:line-height="166%" fo:text-indent="0in" style:auto-text-indent="false"/>
    </style:style>
    <style:style style:name="P56" style:family="paragraph" style:parent-style-name="Preformatted_20_Text">
      <style:paragraph-properties fo:margin-left="0in" fo:margin-right="0in" fo:margin-top="0in" fo:margin-bottom="0.1965in" style:contextual-spacing="false" fo:line-height="166%" fo:text-indent="0in" style:auto-text-indent="false"/>
    </style:style>
    <style:style style:name="P57" style:family="paragraph" style:parent-style-name="Text_20_body">
      <style:paragraph-properties fo:margin-left="0in" fo:margin-right="0in" fo:text-indent="0in" style:auto-text-indent="false"/>
    </style:style>
    <style:style style:name="P58" style:family="paragraph" style:parent-style-name="Heading_20_2">
      <style:text-properties officeooo:paragraph-rsid="0044f8a0"/>
    </style:style>
    <style:style style:name="P59" style:family="paragraph" style:parent-style-name="Standard">
      <style:text-properties style:text-line-through-style="solid" style:text-line-through-type="single"/>
    </style:style>
    <style:style style:name="P60" style:family="paragraph" style:parent-style-name="Standard">
      <style:paragraph-properties fo:text-align="start" style:justify-single-word="false">
        <style:tab-stops/>
      </style:paragraph-properties>
      <style:text-properties style:text-line-through-style="solid" style:text-line-through-type="single"/>
    </style:style>
    <style:style style:name="P61" style:family="paragraph" style:parent-style-name="Table_20_Contents">
      <style:paragraph-properties fo:text-align="start" style:justify-single-word="false"/>
      <style:text-properties style:text-line-through-style="solid" style:text-line-through-type="single"/>
    </style:style>
    <style:style style:name="P62" style:family="paragraph" style:parent-style-name="Standard">
      <style:paragraph-properties fo:text-align="start" style:justify-single-word="false">
        <style:tab-stops/>
      </style:paragraph-properties>
      <style:text-properties style:text-line-through-style="solid" style:text-line-through-type="single" officeooo:rsid="00461028" officeooo:paragraph-rsid="00461028"/>
    </style:style>
    <style:style style:name="P63" style:family="paragraph" style:parent-style-name="Table_20_Contents">
      <style:paragraph-properties fo:text-align="end" style:justify-single-word="false"/>
      <style:text-properties style:text-line-through-style="solid" style:text-line-through-type="single" officeooo:rsid="00461028" officeooo:paragraph-rsid="00461028"/>
    </style:style>
    <style:style style:name="P64" style:family="paragraph" style:parent-style-name="Standard">
      <style:paragraph-properties fo:text-align="start" style:justify-single-word="false">
        <style:tab-stops/>
      </style:paragraph-properties>
      <style:text-properties style:text-line-through-style="solid" style:text-line-through-type="single" officeooo:rsid="00456a8f" officeooo:paragraph-rsid="00456a8f"/>
    </style:style>
    <style:style style:name="P65" style:family="paragraph" style:parent-style-name="Table_20_Contents">
      <style:text-properties style:text-line-through-style="solid" style:text-line-through-type="single" officeooo:rsid="00456a8f" officeooo:paragraph-rsid="00456a8f"/>
    </style:style>
    <style:style style:name="P66" style:family="paragraph" style:parent-style-name="Table_20_Contents">
      <style:text-properties style:text-line-through-style="solid" style:text-line-through-type="single"/>
    </style:style>
    <style:style style:name="P67" style:family="paragraph" style:parent-style-name="Table_20_Contents">
      <style:paragraph-properties fo:text-align="end" style:justify-single-word="false"/>
      <style:text-properties style:text-line-through-style="solid" style:text-line-through-type="single"/>
    </style:style>
    <style:style style:name="P68" style:family="paragraph" style:parent-style-name="Standard">
      <style:paragraph-properties fo:text-align="start" style:justify-single-word="false">
        <style:tab-stops/>
      </style:paragraph-properties>
      <style:text-properties style:text-line-through-style="solid" style:text-line-through-type="single" style:font-name="Liberation Sans"/>
    </style:style>
    <style:style style:name="P69" style:family="paragraph" style:parent-style-name="Text_20_body">
      <style:text-properties style:text-line-through-style="solid" style:text-line-through-type="single" officeooo:paragraph-rsid="00421ed9"/>
    </style:style>
    <style:style style:name="P70" style:family="paragraph" style:parent-style-name="Text_20_body">
      <style:text-properties officeooo:paragraph-rsid="003df207"/>
    </style:style>
    <style:style style:name="P71" style:family="paragraph" style:parent-style-name="Text_20_body">
      <style:text-properties officeooo:paragraph-rsid="0038ec27"/>
    </style:style>
    <style:style style:name="P72" style:family="paragraph" style:parent-style-name="Standard">
      <style:paragraph-properties fo:text-align="start" style:justify-single-word="false">
        <style:tab-stops/>
      </style:paragraph-properties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3af9db" style:font-size-asian="12pt" style:font-style-asian="normal" style:font-weight-asian="normal" style:font-size-complex="12pt" style:text-emphasize="none"/>
    </style:style>
    <style:style style:name="P73" style:family="paragraph" style:parent-style-name="Standard">
      <style:paragraph-properties fo:text-align="start" style:justify-single-word="false">
        <style:tab-stops/>
      </style:paragraph-properties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3af9db" officeooo:paragraph-rsid="003af9db" style:font-size-asian="12pt" style:font-style-asian="normal" style:font-weight-asian="normal" style:font-size-complex="12pt" style:text-emphasize="none"/>
    </style:style>
    <style:style style:name="P74" style:family="paragraph" style:parent-style-name="Heading_20_2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696eb1" officeooo:paragraph-rsid="0038ec27" style:font-size-asian="10pt" style:font-style-asian="normal" style:font-weight-asian="normal" style:text-emphasize="none"/>
    </style:style>
    <style:style style:name="P75" style:family="paragraph" style:parent-style-name="Text_20_body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2f4dc" officeooo:paragraph-rsid="0052f4dc" style:font-size-asian="10pt" style:font-style-asian="normal" style:font-weight-asian="normal" style:text-emphasize="none"/>
    </style:style>
    <style:style style:name="P76" style:family="paragraph" style:parent-style-name="Text_20_body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2f4dc" officeooo:paragraph-rsid="0057638b" style:font-size-asian="10pt" style:font-style-asian="normal" style:font-weight-asian="normal" style:text-emphasize="none"/>
    </style:style>
    <style:style style:name="P77" style:family="paragraph" style:parent-style-name="Text_20_body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61e0f8" officeooo:paragraph-rsid="00627948" style:font-size-asian="10pt" style:font-style-asian="normal" style:font-weight-asian="normal" style:text-emphasize="none"/>
    </style:style>
    <style:style style:name="P78" style:family="paragraph" style:parent-style-name="Text_20_body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1bb39" officeooo:paragraph-rsid="0052f4dc" style:font-size-asian="10pt" style:font-style-asian="normal" style:font-weight-asian="normal" style:text-emphasize="none"/>
    </style:style>
    <style:style style:name="P79" style:family="paragraph" style:parent-style-name="Text_20_body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48a4f" officeooo:paragraph-rsid="00548a4f" style:font-size-asian="10pt" style:font-style-asian="normal" style:font-weight-asian="normal" style:text-emphasize="none"/>
    </style:style>
    <style:style style:name="P80" style:family="paragraph" style:parent-style-name="Text_20_body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4ff79" officeooo:paragraph-rsid="0054ff79" style:font-size-asian="10pt" style:font-style-asian="normal" style:font-weight-asian="normal" style:text-emphasize="none"/>
    </style:style>
    <style:style style:name="P81" style:family="paragraph" style:parent-style-name="Text_20_body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c48d5" officeooo:paragraph-rsid="005c48d5" style:font-size-asian="10pt" style:font-style-asian="normal" style:font-weight-asian="normal" style:text-emphasize="none"/>
    </style:style>
    <style:style style:name="P82" style:family="paragraph" style:parent-style-name="Text_20_body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fdc88" officeooo:paragraph-rsid="0070ab34" style:font-size-asian="10pt" style:font-style-asian="normal" style:font-weight-asian="normal" style:text-emphasize="none"/>
    </style:style>
    <style:style style:name="P83" style:family="paragraph" style:parent-style-name="Text_20_body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73f611" officeooo:paragraph-rsid="0073f611" style:font-size-asian="10pt" style:font-style-asian="normal" style:font-weight-asian="normal" style:text-emphasize="none"/>
    </style:style>
    <style:style style:name="P84" style:family="paragraph" style:parent-style-name="Standard">
      <style:paragraph-properties fo:text-align="end" style:justify-single-word="false">
        <style:tab-stops/>
      </style:paragraph-properties>
      <style:text-properties style:font-name="Liberation Sans"/>
    </style:style>
    <style:style style:name="P85" style:family="paragraph" style:parent-style-name="Standard">
      <style:text-properties officeooo:rsid="0052f4dc" officeooo:paragraph-rsid="0052f4dc"/>
    </style:style>
    <style:style style:name="P86" style:family="paragraph" style:parent-style-name="Text_20_body">
      <style:text-properties officeooo:rsid="0052f4dc" officeooo:paragraph-rsid="0052f4dc"/>
    </style:style>
    <style:style style:name="P87" style:family="paragraph" style:parent-style-name="Text_20_body">
      <style:text-properties officeooo:rsid="0052f4dc" officeooo:paragraph-rsid="0057638b"/>
    </style:style>
    <style:style style:name="P88" style:family="paragraph" style:parent-style-name="Standard">
      <style:text-properties officeooo:paragraph-rsid="0052f4dc"/>
    </style:style>
    <style:style style:name="P89" style:family="paragraph" style:parent-style-name="Text_20_body">
      <style:text-properties officeooo:paragraph-rsid="0052f4dc"/>
    </style:style>
    <style:style style:name="P90" style:family="paragraph" style:parent-style-name="Text_20_body">
      <style:text-properties officeooo:paragraph-rsid="003c70a6"/>
    </style:style>
    <style:style style:name="P91" style:family="paragraph" style:parent-style-name="Text_20_body">
      <style:paragraph-properties fo:margin-left="0in" fo:margin-right="0in" fo:text-indent="0in" style:auto-text-indent="false"/>
      <style:text-properties officeooo:paragraph-rsid="004ee443"/>
    </style:style>
    <style:style style:name="P92" style:family="paragraph" style:parent-style-name="Text_20_body">
      <style:paragraph-properties fo:margin-left="0in" fo:margin-right="0in" fo:text-indent="0in" style:auto-text-indent="false"/>
      <style:text-properties style:text-underline-style="none" officeooo:paragraph-rsid="004ee443"/>
    </style:style>
    <style:style style:name="P93" style:family="paragraph" style:parent-style-name="Text_20_body">
      <style:text-properties officeooo:paragraph-rsid="0050cac5"/>
    </style:style>
    <style:style style:name="P94" style:family="paragraph" style:parent-style-name="Text_20_body">
      <style:text-properties officeooo:paragraph-rsid="00548a4f"/>
    </style:style>
    <style:style style:name="P95" style:family="paragraph" style:parent-style-name="Text_20_body">
      <style:text-properties officeooo:paragraph-rsid="0054ff79"/>
    </style:style>
    <style:style style:name="P96" style:family="paragraph" style:parent-style-name="Text_20_body">
      <style:text-properties officeooo:paragraph-rsid="0057638b"/>
    </style:style>
    <style:style style:name="P97" style:family="paragraph" style:parent-style-name="Text_20_body">
      <style:text-properties officeooo:paragraph-rsid="00592431"/>
    </style:style>
    <style:style style:name="P98" style:family="paragraph" style:parent-style-name="Text_20_body">
      <style:text-properties officeooo:paragraph-rsid="005ad5fc"/>
    </style:style>
    <style:style style:name="P99" style:family="paragraph" style:parent-style-name="Text_20_body">
      <style:text-properties officeooo:paragraph-rsid="005c48d5"/>
    </style:style>
    <style:style style:name="P100" style:family="paragraph" style:parent-style-name="Text_20_body">
      <style:text-properties officeooo:paragraph-rsid="005e2570"/>
    </style:style>
    <style:style style:name="P101" style:family="paragraph" style:parent-style-name="Text_20_body">
      <style:text-properties officeooo:paragraph-rsid="005fdc88"/>
    </style:style>
    <style:style style:name="P102" style:family="paragraph" style:parent-style-name="Text_20_body">
      <style:text-properties officeooo:paragraph-rsid="0061b5f8"/>
    </style:style>
    <style:style style:name="P103" style:family="paragraph" style:parent-style-name="Text_20_body">
      <style:text-properties officeooo:paragraph-rsid="00627948"/>
    </style:style>
    <style:style style:name="P104" style:family="paragraph" style:parent-style-name="Text_20_body">
      <style:text-properties officeooo:paragraph-rsid="00677811"/>
    </style:style>
    <style:style style:name="P105" style:family="paragraph" style:parent-style-name="Text_20_body">
      <style:text-properties officeooo:paragraph-rsid="006f49a3"/>
    </style:style>
    <style:style style:name="P106" style:family="paragraph" style:parent-style-name="Text_20_body">
      <style:text-properties officeooo:paragraph-rsid="0070ab34"/>
    </style:style>
    <style:style style:name="P107" style:family="paragraph" style:parent-style-name="Text_20_body">
      <style:text-properties officeooo:paragraph-rsid="0071bec5"/>
    </style:style>
    <style:style style:name="P108" style:family="paragraph" style:parent-style-name="Text_20_body">
      <style:text-properties officeooo:paragraph-rsid="007360f9"/>
    </style:style>
    <style:style style:name="P109" style:family="paragraph" style:parent-style-name="Text_20_body">
      <style:text-properties officeooo:rsid="0073f611" officeooo:paragraph-rsid="0073f611"/>
    </style:style>
    <style:style style:name="P110" style:family="paragraph" style:parent-style-name="Text_20_body">
      <style:text-properties officeooo:rsid="0074abd8" officeooo:paragraph-rsid="0074abd8"/>
    </style:style>
    <style:style style:name="P111" style:family="paragraph" style:parent-style-name="Standard" style:list-style-name="L4">
      <style:text-properties officeooo:paragraph-rsid="003fac24"/>
    </style:style>
    <style:style style:name="P112" style:family="paragraph" style:parent-style-name="Standard" style:list-style-name="L4">
      <style:text-properties style:text-line-through-style="solid" style:text-line-through-type="single" officeooo:paragraph-rsid="003fac24"/>
    </style:style>
    <style:style style:name="P113" style:family="paragraph" style:parent-style-name="Standard">
      <style:paragraph-properties fo:text-align="start" style:justify-single-word="false" style:writing-mode="lr-tb"/>
      <style:text-properties style:text-line-through-style="solid" style:text-line-through-type="single" fo:font-size="12pt" officeooo:paragraph-rsid="003af9db" style:font-size-asian="12pt" style:font-size-complex="12pt"/>
    </style:style>
    <style:style style:name="P114" style:family="paragraph" style:parent-style-name="Standard">
      <style:paragraph-properties style:writing-mode="lr-tb"/>
      <style:text-properties style:text-outline="false" style:text-line-through-style="none" style:text-line-through-type="none" style:font-name="Noto Sans Devanagari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15" style:family="paragraph" style:parent-style-name="Standard">
      <style:paragraph-properties fo:text-align="start" style:justify-single-word="false" style:writing-mode="lr-tb"/>
    </style:style>
    <style:style style:name="P116" style:family="paragraph" style:parent-style-name="Standard">
      <style:paragraph-properties fo:text-align="start" style:justify-single-word="false" style:writing-mode="lr-tb"/>
      <style:text-properties officeooo:paragraph-rsid="003af9db"/>
    </style:style>
    <style:style style:name="P117" style:family="paragraph" style:parent-style-name="Standard">
      <style:paragraph-properties fo:text-align="start" style:justify-single-word="false" style:writing-mode="lr-tb"/>
      <style:text-properties officeooo:paragraph-rsid="00627948"/>
    </style:style>
    <style:style style:name="P118" style:family="paragraph" style:parent-style-name="Standard">
      <style:paragraph-properties fo:text-align="start" style:justify-single-word="false" style:writing-mode="lr-tb"/>
      <style:text-properties officeooo:rsid="003af9db" officeooo:paragraph-rsid="003af9db"/>
    </style:style>
    <style:style style:name="P119" style:family="paragraph" style:parent-style-name="Standard">
      <style:paragraph-properties style:writing-mode="lr-tb"/>
      <style:text-properties officeooo:rsid="003af9db" officeooo:paragraph-rsid="003af9db"/>
    </style:style>
    <style:style style:name="P120" style:family="paragraph" style:parent-style-name="Standard">
      <style:paragraph-properties style:writing-mode="lr-tb"/>
      <style:text-properties officeooo:paragraph-rsid="003af9db"/>
    </style:style>
    <style:style style:name="P121" style:family="paragraph" style:parent-style-name="Text_20_body" style:list-style-name="L1">
      <style:paragraph-properties fo:margin-left="0in" fo:margin-right="0in" fo:text-indent="0in" style:auto-text-indent="false"/>
      <style:text-properties fo:color="#000000" loext:opacity="100%" fo:background-color="transparent"/>
    </style:style>
    <style:style style:name="P122" style:family="paragraph" style:parent-style-name="Text_20_body" style:list-style-name="L1">
      <style:text-properties fo:color="#000000" loext:opacity="100%" fo:background-color="transparent"/>
    </style:style>
    <style:style style:name="P123" style:family="paragraph" style:parent-style-name="Text_20_body" style:list-style-name="L2">
      <style:paragraph-properties fo:margin-left="0in" fo:margin-right="0in" fo:text-indent="0in" style:auto-text-indent="false"/>
      <style:text-properties fo:color="#000000" loext:opacity="100%" fo:background-color="transparent"/>
    </style:style>
    <style:style style:name="P124" style:family="paragraph" style:parent-style-name="Text_20_body" style:list-style-name="L3">
      <style:text-properties fo:color="#000000" loext:opacity="100%" fo:background-color="transparent"/>
    </style:style>
    <style:style style:name="P125" style:family="paragraph" style:parent-style-name="Text_20_body" style:list-style-name="L4">
      <style:text-properties style:text-line-through-style="solid" style:text-line-through-type="single" officeooo:paragraph-rsid="003fac24"/>
    </style:style>
    <style:style style:name="P126" style:family="paragraph" style:parent-style-name="Text_20_body" style:list-style-name="L4">
      <style:text-properties style:text-outline="false" style:text-line-through-style="solid" style:text-line-through-type="single" style:font-name="Liberation Sans" fo:font-size="10pt" fo:font-style="normal" fo:text-shadow="none" style:text-underline-style="none" fo:font-weight="normal" officeooo:rsid="003fac24" officeooo:paragraph-rsid="003fac24" style:font-size-asian="10pt" style:font-style-asian="normal" style:font-weight-asian="normal" style:text-emphasize="none"/>
    </style:style>
    <style:style style:name="P127" style:family="paragraph" style:parent-style-name="Text_20_body" style:list-style-name="L5">
      <style:text-properties officeooo:paragraph-rsid="003c70a6"/>
    </style:style>
    <style:style style:name="P128" style:family="paragraph" style:parent-style-name="Text_20_body" style:list-style-name="L5">
      <style:text-properties officeooo:paragraph-rsid="003df207"/>
    </style:style>
    <style:style style:name="P129" style:family="paragraph" style:parent-style-name="Text_20_body" style:list-style-name="L6"/>
    <style:style style:name="P130" style:family="paragraph" style:parent-style-name="Text_20_body" style:list-style-name="L7"/>
    <style:style style:name="P131" style:family="paragraph" style:parent-style-name="Text_20_body" style:list-style-name="L8"/>
    <style:style style:name="P132" style:family="paragraph" style:parent-style-name="Text_20_body" style:list-style-name="L9"/>
    <style:style style:name="P133" style:family="paragraph" style:parent-style-name="Text_20_body">
      <style:text-properties fo:font-size="12pt" fo:font-weight="bold" officeooo:rsid="002be5c0" officeooo:paragraph-rsid="007b13ec" style:font-size-asian="12pt" style:font-weight-asian="bold" style:font-size-complex="12pt" style:font-weight-complex="bold"/>
    </style:style>
    <style:style style:name="T1" style:family="text">
      <style:text-properties officeooo:rsid="002c7c0e"/>
    </style:style>
    <style:style style:name="T2" style:family="text">
      <style:text-properties officeooo:rsid="002cca88"/>
    </style:style>
    <style:style style:name="T3" style:family="text">
      <style:text-properties fo:color="#000000" loext:opacity="100%" fo:background-color="transparent" loext:char-shading-value="0"/>
    </style:style>
    <style:style style:name="T4" style:family="text">
      <style:text-properties fo:color="#000000" loext:opacity="100%" fo:background-color="transparent" loext:char-shading-value="0" loext:padding="0in" loext:border="none"/>
    </style:style>
    <style:style style:name="T5" style:family="text">
      <style:text-properties fo:color="#000000" loext:opacity="100%" officeooo:rsid="003fac24" fo:background-color="transparent" loext:char-shading-value="0"/>
    </style:style>
    <style:style style:name="T6" style:family="text">
      <style:text-properties fo:color="#000000" loext:opacity="100%" officeooo:rsid="0041e092" fo:background-color="transparent" loext:char-shading-value="0"/>
    </style:style>
    <style:style style:name="T7" style:family="text">
      <style:text-properties fo:color="#000000" loext:opacity="100%" officeooo:rsid="00421ed9" fo:background-color="transparent" loext:char-shading-value="0"/>
    </style:style>
    <style:style style:name="T8" style:family="text">
      <style:text-properties fo:color="#000000" loext:opacity="100%" officeooo:rsid="0050cac5" fo:background-color="transparent" loext:char-shading-value="0"/>
    </style:style>
    <style:style style:name="T9" style:family="text">
      <style:text-properties fo:color="#000000" loext:opacity="100%" style:font-name="inherit" fo:font-weight="bold" fo:background-color="transparent" loext:char-shading-value="0" loext:padding="0in" loext:border="none"/>
    </style:style>
    <style:style style:name="T10" style:family="text">
      <style:text-properties fo:color="#000000" loext:opacity="100%" style:font-name="inherit" fo:background-color="transparent" loext:char-shading-value="0" loext:padding="0in" loext:border="none"/>
    </style:style>
    <style:style style:name="T11" style:family="text">
      <style:text-properties fo:color="#000000" loext:opacity="100%" style:font-name="inherit" fo:font-style="italic" fo:background-color="transparent" loext:char-shading-value="0" loext:padding="0in" loext:border="none"/>
    </style:style>
    <style:style style:name="T12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4ee443" fo:background-color="transparent" loext:char-shading-value="0" style:font-size-asian="10pt" style:font-style-asian="normal" style:font-weight-asian="normal" style:text-emphasize="none"/>
    </style:style>
    <style:style style:name="T13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627948" fo:background-color="transparent" loext:char-shading-value="0" style:font-size-asian="10pt" style:font-style-asian="normal" style:font-weight-asian="normal" style:text-emphasize="none"/>
    </style:style>
    <style:style style:name="T14" style:family="text">
      <style:text-properties officeooo:rsid="003619a7"/>
    </style:style>
    <style:style style:name="T15" style:family="text">
      <style:text-properties officeooo:rsid="0036c2f0"/>
    </style:style>
    <style:style style:name="T16" style:family="text">
      <style:text-properties officeooo:rsid="0038ec27"/>
    </style:style>
    <style:style style:name="T17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8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3af9db" style:font-size-asian="10pt" style:font-style-asian="normal" style:font-weight-asian="normal" style:text-emphasize="none"/>
    </style:style>
    <style:style style:name="T19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3fac24" style:font-size-asian="10pt" style:font-style-asian="normal" style:font-weight-asian="normal" style:text-emphasize="none"/>
    </style:style>
    <style:style style:name="T20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0cac5" style:font-size-asian="10pt" style:font-style-asian="normal" style:font-weight-asian="normal" style:text-emphasize="none"/>
    </style:style>
    <style:style style:name="T21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1bb39" style:font-size-asian="10pt" style:font-style-asian="normal" style:font-weight-asian="normal" style:text-emphasize="none"/>
    </style:style>
    <style:style style:name="T22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2f4dc" style:font-size-asian="10pt" style:font-style-asian="normal" style:font-weight-asian="normal" style:text-emphasize="none"/>
    </style:style>
    <style:style style:name="T23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48a4f" style:font-size-asian="10pt" style:font-style-asian="normal" style:font-weight-asian="normal" style:text-emphasize="none"/>
    </style:style>
    <style:style style:name="T24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7638b" style:font-size-asian="10pt" style:font-style-asian="normal" style:font-weight-asian="normal" style:text-emphasize="none"/>
    </style:style>
    <style:style style:name="T25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ad5fc" style:font-size-asian="10pt" style:font-style-asian="normal" style:font-weight-asian="normal" style:text-emphasize="none"/>
    </style:style>
    <style:style style:name="T26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c48d5" style:font-size-asian="10pt" style:font-style-asian="normal" style:font-weight-asian="normal" style:text-emphasize="none"/>
    </style:style>
    <style:style style:name="T27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e2570" style:font-size-asian="10pt" style:font-style-asian="normal" style:font-weight-asian="normal" style:text-emphasize="none"/>
    </style:style>
    <style:style style:name="T28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fdc88" style:font-size-asian="10pt" style:font-style-asian="normal" style:font-weight-asian="normal" style:text-emphasize="none"/>
    </style:style>
    <style:style style:name="T29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61e0f8" style:font-size-asian="10pt" style:font-style-asian="normal" style:font-weight-asian="normal" style:text-emphasize="none"/>
    </style:style>
    <style:style style:name="T30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627948" style:font-size-asian="10pt" style:font-style-asian="normal" style:font-weight-asian="normal" style:text-emphasize="none"/>
    </style:style>
    <style:style style:name="T31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4ff79" style:font-size-asian="10pt" style:font-style-asian="normal" style:font-weight-asian="normal" style:text-emphasize="none"/>
    </style:style>
    <style:style style:name="T32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650d46" style:font-size-asian="10pt" style:font-style-asian="normal" style:font-weight-asian="normal" style:text-emphasize="none"/>
    </style:style>
    <style:style style:name="T33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677811" style:font-size-asian="10pt" style:font-style-asian="normal" style:font-weight-asian="normal" style:text-emphasize="none"/>
    </style:style>
    <style:style style:name="T34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696eb1" style:font-size-asian="10pt" style:font-style-asian="normal" style:font-weight-asian="normal" style:text-emphasize="none"/>
    </style:style>
    <style:style style:name="T35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73eb29" style:font-size-asian="10pt" style:font-style-asian="normal" style:font-weight-asian="normal" style:text-emphasize="none"/>
    </style:style>
    <style:style style:name="T36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73f611" style:font-size-asian="10pt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0cac5" style:font-size-asian="10pt" style:font-style-asian="normal" style:font-weight-asian="normal" style:font-weight-complex="normal" style:text-emphasize="none"/>
    </style:style>
    <style:style style:name="T38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7638b" style:font-size-asian="10pt" style:font-style-asian="normal" style:font-weight-asian="normal" style:font-weight-complex="normal" style:text-emphasize="none"/>
    </style:style>
    <style:style style:name="T39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92431" style:font-size-asian="10pt" style:font-style-asian="normal" style:font-weight-asian="normal" style:font-weight-complex="normal" style:text-emphasize="none"/>
    </style:style>
    <style:style style:name="T40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6f49a3" style:font-size-asian="10pt" style:font-style-asian="normal" style:font-weight-asian="normal" style:font-weight-complex="normal" style:text-emphasize="none"/>
    </style:style>
    <style:style style:name="T41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bold" officeooo:rsid="0052f4dc" style:font-size-asian="10pt" style:font-style-asian="normal" style:font-weight-asian="bold" style:font-weight-complex="bold" style:text-emphasize="none"/>
    </style:style>
    <style:style style:name="T42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text-emphasize="none"/>
    </style:style>
    <style:style style:name="T43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officeooo:rsid="0051bb39" style:font-size-asian="10pt" style:font-style-asian="normal" style:text-emphasize="none"/>
    </style:style>
    <style:style style:name="T44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officeooo:rsid="00636cd3" style:font-size-asian="10pt" style:font-style-asian="normal" style:text-emphasize="none"/>
    </style:style>
    <style:style style:name="T45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officeooo:rsid="005fdc88" style:font-size-asian="10pt" style:font-style-asian="normal" style:text-emphasize="none"/>
    </style:style>
    <style:style style:name="T46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officeooo:rsid="0071bec5" style:font-size-asian="10pt" style:font-style-asian="normal" style:text-emphasize="none"/>
    </style:style>
    <style:style style:name="T47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officeooo:rsid="007360f9" style:font-size-asian="10pt" style:font-style-asian="normal" style:text-emphasize="none"/>
    </style:style>
    <style:style style:name="T48" style:family="text">
      <style:text-properties style:text-outline="false" style:text-line-through-style="none" style:text-line-through-type="none" style:font-name="Noto Sans Devanagari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9" style:family="text">
      <style:text-properties style:text-outline="fals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50" style:family="text">
      <style:text-properties style:text-outline="false" style:font-name="Liberation Sans" fo:font-size="10pt" fo:font-style="normal" fo:text-shadow="none" style:text-underline-style="none" fo:font-weight="normal" officeooo:rsid="003fac24" style:font-size-asian="10pt" style:font-style-asian="normal" style:font-weight-asian="normal" style:text-emphasize="none"/>
    </style:style>
    <style:style style:name="T51" style:family="text">
      <style:text-properties style:text-outline="false" style:font-name="Liberation Sans" fo:font-size="10pt" fo:font-style="normal" fo:text-shadow="none" style:text-underline-style="none" fo:font-weight="normal" officeooo:rsid="0041e092" style:font-size-asian="10pt" style:font-style-asian="normal" style:font-weight-asian="normal" style:text-emphasize="none"/>
    </style:style>
    <style:style style:name="T52" style:family="text">
      <style:text-properties style:text-outline="false" style:font-name="Liberation Sans" fo:font-size="10pt" fo:font-style="normal" fo:text-shadow="none" style:text-underline-style="none" fo:font-weight="normal" officeooo:rsid="00421ed9" style:font-size-asian="10pt" style:font-style-asian="normal" style:font-weight-asian="normal" style:text-emphasize="none"/>
    </style:style>
    <style:style style:name="T53" style:family="text">
      <style:text-properties style:text-outline="false" style:font-name="Liberation Sans" fo:font-style="normal" fo:text-shadow="none" style:text-underline-style="none" fo:font-weight="normal" style:font-style-asian="normal" style:font-weight-asian="normal" style:text-emphasize="none"/>
    </style:style>
    <style:style style:name="T54" style:family="text">
      <style:text-properties style:text-outline="false" style:font-name="Liberation Sans" fo:font-style="normal" fo:text-shadow="none" style:text-underline-style="none" fo:font-weight="normal" officeooo:rsid="003af9db" style:font-style-asian="normal" style:font-weight-asian="normal" style:text-emphasize="none"/>
    </style:style>
    <style:style style:name="T55" style:family="text">
      <style:text-properties style:text-outline="false" style:text-line-through-style="solid" style:text-line-through-type="singl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56" style:family="text">
      <style:text-properties style:font-name="Liberation Sans"/>
    </style:style>
    <style:style style:name="T57" style:family="text">
      <style:text-properties style:font-name="Liberation Sans" officeooo:rsid="003af9db"/>
    </style:style>
    <style:style style:name="T58" style:family="text">
      <style:text-properties style:font-name="Liberation Sans" officeooo:rsid="00456a8f"/>
    </style:style>
    <style:style style:name="T59" style:family="text">
      <style:text-properties officeooo:rsid="003df207"/>
    </style:style>
    <style:style style:name="T60" style:family="text">
      <style:text-properties officeooo:rsid="00421ed9"/>
    </style:style>
    <style:style style:name="T61" style:family="text">
      <style:text-properties officeooo:rsid="004384e4"/>
    </style:style>
    <style:style style:name="T62" style:family="text">
      <style:text-properties officeooo:rsid="0044c207"/>
    </style:style>
    <style:style style:name="T63" style:family="text">
      <style:text-properties officeooo:rsid="0044f245"/>
    </style:style>
    <style:style style:name="T64" style:family="text">
      <style:text-properties officeooo:rsid="0044f8a0"/>
    </style:style>
    <style:style style:name="T65" style:family="text">
      <style:text-properties style:text-line-through-style="solid" style:text-line-through-type="single"/>
    </style:style>
    <style:style style:name="T66" style:family="text">
      <style:text-properties style:text-line-through-style="solid" style:text-line-through-type="single" officeooo:rsid="0038ec27"/>
    </style:style>
    <style:style style:name="T67" style:family="text">
      <style:text-properties style:text-line-through-style="solid" style:text-line-through-type="single" fo:font-size="12pt" style:font-size-asian="12pt" style:font-size-complex="12pt"/>
    </style:style>
    <style:style style:name="T68" style:family="text">
      <style:text-properties style:text-line-through-style="solid" style:text-line-through-type="single" fo:font-size="12pt" officeooo:rsid="0044c207" style:font-size-asian="12pt" style:font-size-complex="12pt"/>
    </style:style>
    <style:style style:name="T69" style:family="text">
      <style:text-properties officeooo:rsid="004ab21d"/>
    </style:style>
    <style:style style:name="T70" style:family="text">
      <style:text-properties officeooo:rsid="004ee443"/>
    </style:style>
    <style:style style:name="T71" style:family="text">
      <style:text-properties style:text-underline-style="none"/>
    </style:style>
    <style:style style:name="T72" style:family="text">
      <style:text-properties style:text-underline-style="none" officeooo:rsid="004ee443"/>
    </style:style>
    <style:style style:name="T73" style:family="text">
      <style:text-properties style:text-underline-style="none" fo:font-weight="bold" style:font-weight-asian="bold" style:font-weight-complex="bold"/>
    </style:style>
    <style:style style:name="T74" style:family="text">
      <style:text-properties style:text-underline-style="none" officeooo:rsid="0050cac5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officeooo:rsid="004ee443" style:font-weight-asian="bold" style:font-weight-complex="bold"/>
    </style:style>
    <style:style style:name="T77" style:family="text">
      <style:text-properties officeooo:rsid="0050cac5"/>
    </style:style>
    <style:style style:name="T78" style:family="text">
      <style:text-properties officeooo:rsid="0057638b"/>
    </style:style>
    <style:style style:name="T79" style:family="text">
      <style:text-properties officeooo:rsid="0061b5f8"/>
    </style:style>
    <style:style style:name="T80" style:family="text">
      <style:text-properties officeooo:rsid="00696eb1"/>
    </style:style>
    <style:style style:name="T81" style:family="text">
      <style:text-properties officeooo:rsid="006b2ab2"/>
    </style:style>
    <style:style style:name="T82" style:family="text">
      <style:text-properties officeooo:rsid="00781a2a"/>
    </style:style>
    <style:style style:name="T83" style:family="text">
      <style:text-properties officeooo:rsid="007b13e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5" text:outline-level="2">Use tickers_universe for filtering</text:h>
      <text:p text:style-name="P46">Output file names: name_user_choice_timeframe_* <text:s text:c="2"/><text:span text:style-name="T1">_date</text:span>.csv, <text:span text:style-name="T1">where date is “date” column in dataframe, </text:span><text:span text:style-name="T2">not the date of file creation.</text:span></text:p>
      <text:p text:style-name="P46"/>
      <text:p text:style-name="P46">Complete Processing Tree:</text:p>
      <text:p text:style-name="P46"/>
      <text:p text:style-name="P46"><text:s text:c="2"/>Updated Main() Processing Tree:</text:p>
      <text:p text:style-name="P46"/>
      <text:p text:style-name="P46"><text:s text:c="2"/>main()</text:p>
      <text:p text:style-name="P46"><text:s text:c="2"/>├── Universe Generation (once, all tickers)</text:p>
      <text:p text:style-name="P46"><text:s text:c="2"/>├── RS Analysis (once, all tickers)</text:p>
      <text:p text:style-name="P46"><text:s text:c="2"/>├── PER Analysis (once, all tickers)</text:p>
      <text:p text:style-name="P46"><text:s text:c="2"/>├── For each timeframe ('daily', 'weekly', 'monthly'):</text:p>
      <text:p text:style-name="P46"><text:s text:c="2"/>│ <text:s text:c="2"/>└── process_timeframe_batches():</text:p>
      <text:p text:style-name="P46"><text:s text:c="2"/>│ <text:s text:c="6"/>├── Batch 1: Tickers 1-100 → _run_batch_operations():</text:p>
      <text:p text:style-name="P46"><text:s text:c="2"/>│ <text:s text:c="6"/>│ <text:s text:c="2"/>├── 1. Basic Calculations (line 188)</text:p>
      <text:p text:style-name="P46"><text:s text:c="2"/>│ <text:s text:c="6"/>│ <text:s text:c="2"/>├── 2. Stage Analysis (line 196)</text:p>
      <text:p text:style-name="P46"><text:s text:c="2"/>│ <text:s text:c="6"/>│ <text:s text:c="2"/>├── 3. Screeners (line 213) ← ✅ CLEAN (no market pulse)</text:p>
      <text:p text:style-name="P46"><text:s text:c="2"/>│ <text:s text:c="6"/>│ <text:s text:c="2"/>├── 4. Technical Indicators (line 218)</text:p>
      <text:p text:style-name="P46"><text:s text:c="2"/>│ <text:s text:c="6"/>│ <text:s text:c="2"/>└── 5. Models (line 222)</text:p>
      <text:p text:style-name="P46"><text:s text:c="2"/>│ <text:s text:c="6"/>├── Batch 2: Tickers 101-200 → _run_batch_operations() [same steps]</text:p>
      <text:p text:style-name="P46"><text:s text:c="2"/>│ <text:s text:c="6"/>└── ... (continue until all tickers processed)</text:p>
      <text:p text:style-name="P46"><text:s text:c="2"/>├── Save Basic Calculations Matrix (after each timeframe)</text:p>
      <text:p text:style-name="P46"><text:s text:c="2"/>├── Stage Analysis Processing Summary (line 485)</text:p>
      <text:p text:style-name="P46"><text:s text:c="2"/>├── 🟢 MARKET PULSE ANALYSIS (line 490) ← NEW PIPELINE POSITION</text:p>
      <text:p text:style-name="P46"><text:s text:c="2"/>│ <text:s text:c="2"/>└── For each timeframe ['daily', 'weekly', 'monthly']:</text:p>
      <text:p text:style-name="P46"><text:s text:c="2"/>│ <text:s text:c="6"/>├── MarketPulseManager.run_complete_analysis()</text:p>
      <text:p text:style-name="P46"><text:s text:c="2"/>│ <text:s text:c="6"/>├── GMI Calculator (SPY, QQQ, IWM, ^DJI)</text:p>
      <text:p text:style-name="P46"><text:s text:c="2"/>│ <text:s text:c="6"/>├── FTD/DD Analyzer (Follow-Through/Distribution Days)</text:p>
      <text:p text:style-name="P46"><text:s text:c="2"/>│ <text:s text:c="6"/>├── Moving Average Analyzer (Chillax MA &amp; Cycles)</text:p>
      <text:p text:style-name="P46"><text:s text:c="2"/>│ <text:s text:c="6"/>├── Breadth Analyzer (Net Highs/Lows, Universe filtered)</text:p>
      <text:p text:style-name="P46"><text:soft-page-break/><text:s text:c="2"/>│ <text:s text:c="6"/>├── Generate market summary &amp; alerts</text:p>
      <text:p text:style-name="P46"><text:s text:c="2"/>│ <text:s text:c="6"/>└── Save results: market_pulse_summary_{user_choice}_{timeframe}_{date}.csv</text:p>
      <text:p text:style-name="P46"><text:s text:c="2"/>├── Index Overview Generation (line 550) ← MOVED DOWN</text:p>
      <text:p text:style-name="P46"><text:s text:c="2"/>│ <text:s text:c="2"/>└── For each timeframe ['daily', 'weekly', 'monthly']:</text:p>
      <text:p text:style-name="P46"><text:s text:c="2"/>│ <text:s text:c="6"/>└── create_index_overview() - loads ALL tickers again</text:p>
      <text:p text:style-name="P46"><text:s text:c="2"/>├── Dashboard Generation (line 620+) ← SHIFTED DOWN</text:p>
      <text:p text:style-name="P46"><text:s text:c="2"/>└── Report Generation (line 670+) ← SHIFTED DOWN</text:p>
      <text:p text:style-name="P46"/>
      <text:p text:style-name="P46"><text:s text:c="2"/>Key Changes Made:</text:p>
      <text:p text:style-name="P46"/>
      <text:p text:style-name="P46"><text:s text:c="2"/>1. Market Pulse Position (🟢 NEW)</text:p>
      <text:p text:style-name="P46"/>
      <text:p text:style-name="P46"><text:s text:c="2"/>- Location: After batch processing, before index overview (line 490)</text:p>
      <text:p text:style-name="P46"><text:s text:c="2"/>- Scope: Pipeline-level, runs once per timeframe with complete data</text:p>
      <text:p text:style-name="P46"><text:s text:c="2"/>- Data Access: Uses centralized data_date from main.py</text:p>
      <text:p text:style-name="P46"><text:s text:c="2"/>- Output: Universe-filtered analysis with proper naming convention</text:p>
      <text:p text:style-name="P46"/>
      <text:p text:style-name="P46"><text:s text:c="2"/>2. Screeners Cleaned (✅ FIXED)</text:p>
      <text:p text:style-name="P46"/>
      <text:p text:style-name="P46"><text:s text:c="2"/>- Before: Contained market pulse logic (architecturally wrong)</text:p>
      <text:p text:style-name="P46"><text:s text:c="2"/>- After: Pure stock screening functionality only</text:p>
      <text:p text:style-name="P46"><text:s text:c="2"/>- Position: Still within batch operations (correct for individual stock analysis)</text:p>
      <text:p text:style-name="P46"/>
      <text:p text:style-name="P46"><text:s text:c="2"/>3. Execution Flow Now:</text:p>
      <text:p text:style-name="P46"/>
      <text:p text:style-name="P46"><text:s text:c="2"/>Batch Processing → Market Pulse → Index Overview → Dashboard → Reports</text:p>
      <text:p text:style-name="P46"/>
      <text:p text:style-name="P46"><text:s text:c="2"/>4. Data Flow Benefits:</text:p>
      <text:p text:style-name="P46"/>
      <text:p text:style-name="P46"><text:s text:c="2"/>- Market Pulse can inform Index Overview analysis</text:p>
      <text:p text:style-name="P46"><text:s text:c="2"/>- Index Overview can reference market pulse results for context</text:p>
      <text:p text:style-name="P46"><text:soft-page-break/><text:s text:c="2"/>- Dashboard gets complete market picture (pulse + overview + individual analysis)</text:p>
      <text:p text:style-name="P46"><text:s text:c="2"/>- Reports have full pipeline results available</text:p>
      <text:p text:style-name="P46"/>
      <text:p text:style-name="P46"><text:s text:c="2"/>5. File Dependencies:</text:p>
      <text:p text:style-name="P46"/>
      <text:p text:style-name="P46"><text:s text:c="2"/>- Market Pulse uses: basic_calculation_{user_choice}_{timeframe}_{date}.csv</text:p>
      <text:p text:style-name="P46"><text:s text:c="2"/>- Index Overview uses: Market data + basic calculations + market pulse results</text:p>
      <text:p text:style-name="P46"><text:s text:c="2"/>- Dashboard uses: All pipeline outputs including market pulse</text:p>
      <text:p text:style-name="P46"><text:s text:c="2"/>- Reports use: Complete analysis suite</text:p>
      <text:p text:style-name="P46"/>
      <text:p text:style-name="P46"><text:s text:c="2"/>This architecture now properly separates:</text:p>
      <text:p text:style-name="P46"><text:s text:c="2"/>- Individual Stock Analysis (batched processing)</text:p>
      <text:p text:style-name="P46"><text:s text:c="2"/>- Market-Level Analysis (pipeline level, complete data)</text:p>
      <text:p text:style-name="P46"><text:s text:c="2"/>- Visualization/Reporting (aggregated results)</text:p>
      <text:h text:style-name="P43" text:outline-level="2"/>
      <text:p text:style-name="P44"/>
      <text:p text:style-name="P51">Revised File Structure</text:p>
      <text:p text:style-name="P51"/>
      <text:p text:style-name="P51"><text:s text:c="2"/>Migration Results:</text:p>
      <text:p text:style-name="P51"/>
      <text:p text:style-name="P51"><text:s text:c="2"/>✅ Clean Architecture:</text:p>
      <text:p text:style-name="P51"><text:s text:c="2"/>- Old monolithic files removed</text:p>
      <text:p text:style-name="P51"><text:s text:c="2"/>- New modular structure in place</text:p>
      <text:p text:style-name="P51"><text:s text:c="2"/>- No remaining dependencies on obsolete code</text:p>
      <text:p text:style-name="P51"/>
      <text:p text:style-name="P51"><text:s text:c="2"/>✅ Updated Integration:</text:p>
      <text:p text:style-name="P51"><text:s text:c="2"/>- Dashboard uses new MarketPulseManager class</text:p>
      <text:p text:style-name="P51"><text:s text:c="2"/>- Main pipeline uses new modular market pulse</text:p>
      <text:p text:style-name="P51"><text:s text:c="2"/>- Screeners cleaned of market pulse logic</text:p>
      <text:p text:style-name="P51"/>
      <text:p text:style-name="P51"><text:soft-page-break/><text:s text:c="2"/>✅ New Structure:</text:p>
      <text:p text:style-name="P51"><text:s text:c="2"/>src/market_pulse/</text:p>
      <text:p text:style-name="P51"><text:s text:c="2"/>├── __init__.py <text:s text:c="19"/># ✅ Active</text:p>
      <text:p text:style-name="P51"><text:s text:c="2"/>├── market_pulse_manager.py <text:s text:c="7"/># ✅ Active - Main orchestrator</text:p>
      <text:p text:style-name="P51"><text:s text:c="2"/>├── calculators/</text:p>
      <text:p text:style-name="P51"><text:s text:c="2"/>│ <text:s text:c="2"/>├── __init__.py <text:s text:c="14"/># ✅ Active</text:p>
      <text:p text:style-name="P51"><text:s text:c="2"/>│ <text:s text:c="2"/>└── gmi_calculator.py <text:s text:c="8"/># ✅ Active (moved from src/)</text:p>
      <text:p text:style-name="P51"><text:s text:c="2"/>└── indicators/</text:p>
      <text:p text:style-name="P51"><text:s text:c="6"/>├── __init__.py <text:s text:c="14"/># ✅ Active</text:p>
      <text:p text:style-name="P51"><text:s text:c="6"/>├── base_indicator.py <text:s text:c="8"/># ✅ Active</text:p>
      <text:p text:style-name="P51"><text:s text:c="6"/>├── ftd_dd_analyzer.py <text:s text:c="7"/># ✅ Active</text:p>
      <text:p text:style-name="P51"><text:s text:c="6"/>├── moving_average_analyzer.py # ✅ Active</text:p>
      <text:p text:style-name="P51"><text:s text:c="6"/>└── breadth_analyzer.py <text:s text:c="6"/># ✅ Active</text:p>
      <text:p text:style-name="P51"/>
      <text:p text:style-name="P44"><text:s text:c="2"/></text:p>
      <text:p text:style-name="P37"/>
      <text:p text:style-name="Horizontal_20_Line"/>
      <text:h text:style-name="P2" text:outline-level="2"><text:bookmark text:name="1-calculate-10-day-successful-new-highs--100"/>1) Calculate "10-Day Successful New Highs &gt; 100"</text:h>
      <text:p text:style-name="Text_20_body"><text:span text:style-name="Strong_20_Emphasis"><text:span text:style-name="T3">Goal:</text:span></text:span><text:span text:style-name="T3"><text:line-break/>Count how many stocks in your universe that made a new 52-week high exactly 10 trading days ago have a closing price today higher than their close price on that 10-days-ago high day. Return 1 (true) if count &gt; 100, else 0.</text:span></text:p>
      <text:p text:style-name="Text_20_body"><text:span text:style-name="Strong_20_Emphasis"><text:span text:style-name="T3">Step-by-step explanation:</text:span></text:span></text:p>
      <text:list text:style-name="L1">
        <text:list-item>
          <text:p text:style-name="P121">For each trading day t, find the list of stocks that made a new 52-week high on day t−10.</text:p>
        </text:list-item>
        <text:list-item>
          <text:p text:style-name="P121">For each of those stocks, check if the closing price on day t is higher than the closing price on day t−10.</text:p>
        </text:list-item>
        <text:list-item>
          <text:p text:style-name="P122">Count how many pass this condition.</text:p>
        </text:list-item>
        <text:list-item>
          <text:p text:style-name="P121">If count &gt; 100, output binary 1 for day t, else 0.</text:p>
        </text:list-item>
      </text:list>
      <text:p text:style-name="Text_20_body"><text:span text:style-name="Strong_20_Emphasis"><text:span text:style-name="T3">Data requirements:</text:span></text:span><text:span text:style-name="T3"><text:line-break/>For each stock, have daily price data with at least 52 weeks history to detect new highs.</text:span></text:p>
      <text:p text:style-name="P20">Variable name in basic_calculation output file : timeframe_52-week high_10d</text:p>
      <text:p text:style-name="P1"/>
      <text:h text:style-name="P2" text:outline-level="2"><text:bookmark text:name="2-calculate-daily-new-highs--100"/><text:soft-page-break/>2) Calculate "Daily New Highs &gt; 100"</text:h>
      <text:p text:style-name="P57"><text:span text:style-name="Strong_20_Emphasis"><text:span text:style-name="T3">Goal:</text:span></text:span><text:span text:style-name="T3"><text:line-break/>Count how many stocks made a new 52-week high on the current trading day t. Return 1 if count &gt; 100, else 0.</text:span></text:p>
      <text:p text:style-name="Text_20_body"><text:span text:style-name="Strong_20_Emphasis"><text:span text:style-name="T3">Step-by-step explanation:</text:span></text:span></text:p>
      <text:list text:style-name="L2">
        <text:list-item>
          <text:p text:style-name="P123">For each trading day t, check each stock’s high price and determine if it is the highest high in the past 52 weeks (252 trading days).</text:p>
        </text:list-item>
        <text:list-item>
          <text:p text:style-name="P123">Count how many stocks meet this criterion on day t.</text:p>
        </text:list-item>
        <text:list-item>
          <text:p text:style-name="P123">If count &gt; 100, output binary 1 for day t, else 0.</text:p>
        </text:list-item>
      </text:list>
      <text:p text:style-name="P52"><text:span text:style-name="T3">Variable name in basic_calculation output file: timeframe</text:span>_52-week high</text:p>
      <text:p text:style-name="P1"/>
      <text:h text:style-name="P2" text:outline-level="2"><text:bookmark text:name="example-pseudocode-for-both"/>Example pseudocode for both</text:h>
      <text:p text:style-name="P3">python</text:p>
      <text:p text:style-name="P55"><text:span text:style-name="Source_20_Text"><text:span text:style-name="T9">for</text:span></text:span><text:span text:style-name="Source_20_Text"><text:span text:style-name="T10"> each date t </text:span></text:span><text:span text:style-name="Source_20_Text"><text:span text:style-name="T9">in</text:span></text:span><text:span text:style-name="Source_20_Text"><text:span text:style-name="T10"> trading_days:</text:span></text:span></text:p>
      <text:p text:style-name="P55"><text:span text:style-name="Source_20_Text"><text:span text:style-name="T4"><text:s text:c="4"/></text:span></text:span><text:span text:style-name="Source_20_Text"><text:span text:style-name="T11"># 10-Day Successful New Highs</text:span></text:span></text:p>
      <text:p text:style-name="P55"><text:span text:style-name="Source_20_Text"><text:span text:style-name="T4"><text:s text:c="4"/></text:span></text:span><text:span text:style-name="Source_20_Text"><text:span text:style-name="T10">stocks_high_10_days_ago = [stock </text:span></text:span><text:span text:style-name="Source_20_Text"><text:span text:style-name="T9">for</text:span></text:span><text:span text:style-name="Source_20_Text"><text:span text:style-name="T10"> stock </text:span></text:span><text:span text:style-name="Source_20_Text"><text:span text:style-name="T9">in</text:span></text:span><text:span text:style-name="Source_20_Text"><text:span text:style-name="T10"> universe </text:span></text:span><text:span text:style-name="Source_20_Text"><text:span text:style-name="T9">if</text:span></text:span><text:span text:style-name="Source_20_Text"><text:span text:style-name="T10"> stock.high_on(t-10) </text:span></text:span><text:span text:style-name="Source_20_Text"><text:span text:style-name="T9">is</text:span></text:span><text:span text:style-name="Source_20_Text"><text:span text:style-name="T10"> 52-week high]</text:span></text:span></text:p>
      <text:p text:style-name="P55"><text:span text:style-name="Source_20_Text"><text:span text:style-name="T4"><text:s text:c="4"/></text:span></text:span><text:span text:style-name="Source_20_Text"><text:span text:style-name="T10">count_successful = 0</text:span></text:span></text:p>
      <text:p text:style-name="P55"><text:span text:style-name="Source_20_Text"><text:span text:style-name="T4"><text:s text:c="4"/></text:span></text:span><text:span text:style-name="Source_20_Text"><text:span text:style-name="T9">for</text:span></text:span><text:span text:style-name="Source_20_Text"><text:span text:style-name="T10"> stock </text:span></text:span><text:span text:style-name="Source_20_Text"><text:span text:style-name="T9">in</text:span></text:span><text:span text:style-name="Source_20_Text"><text:span text:style-name="T10"> stocks_high_10_days_ago:</text:span></text:span></text:p>
      <text:p text:style-name="P55"><text:span text:style-name="Source_20_Text"><text:span text:style-name="T4"><text:s text:c="8"/></text:span></text:span><text:span text:style-name="Source_20_Text"><text:span text:style-name="T9">if</text:span></text:span><text:span text:style-name="Source_20_Text"><text:span text:style-name="T10"> stock.close_on(t) &gt; stock.close_on(t-10):</text:span></text:span></text:p>
      <text:p text:style-name="P55"><text:span text:style-name="Source_20_Text"><text:span text:style-name="T4"><text:s text:c="12"/></text:span></text:span><text:span text:style-name="Source_20_Text"><text:span text:style-name="T10">count_successful += 1</text:span></text:span></text:p>
      <text:p text:style-name="P55"><text:span text:style-name="Source_20_Text"><text:span text:style-name="T4"><text:s text:c="4"/></text:span></text:span><text:span text:style-name="Source_20_Text"><text:span text:style-name="T10">binary_10_day_success = 1 </text:span></text:span><text:span text:style-name="Source_20_Text"><text:span text:style-name="T9">if</text:span></text:span><text:span text:style-name="Source_20_Text"><text:span text:style-name="T10"> count_successful &gt; 100 </text:span></text:span><text:span text:style-name="Source_20_Text"><text:span text:style-name="T9">else</text:span></text:span><text:span text:style-name="Source_20_Text"><text:span text:style-name="T10"> 0</text:span></text:span></text:p>
      <text:p text:style-name="P4"/>
      <text:p text:style-name="P55"><text:span text:style-name="Source_20_Text"><text:span text:style-name="T4"><text:s text:c="4"/></text:span></text:span><text:span text:style-name="Source_20_Text"><text:span text:style-name="T11"># Daily New Highs</text:span></text:span></text:p>
      <text:p text:style-name="P55"><text:span text:style-name="Source_20_Text"><text:span text:style-name="T4"><text:s text:c="4"/></text:span></text:span><text:span text:style-name="Source_20_Text"><text:span text:style-name="T10">count_new_highs_today = 0</text:span></text:span></text:p>
      <text:p text:style-name="P55"><text:span text:style-name="Source_20_Text"><text:span text:style-name="T4"><text:s text:c="4"/></text:span></text:span><text:span text:style-name="Source_20_Text"><text:span text:style-name="T9">for</text:span></text:span><text:span text:style-name="Source_20_Text"><text:span text:style-name="T10"> stock </text:span></text:span><text:span text:style-name="Source_20_Text"><text:span text:style-name="T9">in</text:span></text:span><text:span text:style-name="Source_20_Text"><text:span text:style-name="T10"> universe:</text:span></text:span></text:p>
      <text:p text:style-name="P55"><text:span text:style-name="Source_20_Text"><text:span text:style-name="T4"><text:s text:c="8"/></text:span></text:span><text:span text:style-name="Source_20_Text"><text:span text:style-name="T9">if</text:span></text:span><text:span text:style-name="Source_20_Text"><text:span text:style-name="T10"> stock.high_on(t) </text:span></text:span><text:span text:style-name="Source_20_Text"><text:span text:style-name="T9">is</text:span></text:span><text:span text:style-name="Source_20_Text"><text:span text:style-name="T10"> 52-week high:</text:span></text:span></text:p>
      <text:p text:style-name="P55"><text:span text:style-name="Source_20_Text"><text:span text:style-name="T4"><text:s text:c="12"/></text:span></text:span><text:span text:style-name="Source_20_Text"><text:span text:style-name="T10">count_new_highs_today += 1</text:span></text:span></text:p>
      <text:p text:style-name="P56"><text:span text:style-name="Source_20_Text"><text:span text:style-name="T4"><text:s text:c="4"/></text:span></text:span><text:span text:style-name="Source_20_Text"><text:span text:style-name="T10">binary_daily_new_highs = 1 </text:span></text:span><text:span text:style-name="Source_20_Text"><text:span text:style-name="T9">if</text:span></text:span><text:span text:style-name="Source_20_Text"><text:span text:style-name="T10"> count_new_highs_today &gt; 100 </text:span></text:span><text:span text:style-name="Source_20_Text"><text:span text:style-name="T9">else</text:span></text:span><text:span text:style-name="Source_20_Text"><text:span text:style-name="T10"> 0</text:span></text:span></text:p>
      <text:p text:style-name="P1"/>
      <text:h text:style-name="P2" text:outline-level="2"><text:bookmark text:name="additional-notes-for-programmer"/>Additional Notes for Programmer</text:h>
      <text:list text:style-name="L3">
        <text:list-item>
          <text:p text:style-name="P124">To detect a 52-week high for a stock on a given day, compare that day’s high price against the highest high in the last 252 trading days (approximately 1 year).</text:p>
        </text:list-item>
        <text:list-item>
          <text:p text:style-name="P124"><text:soft-page-break/>Ideally, precompute rolling 52-week highs in a dataframe for faster calculation.</text:p>
        </text:list-item>
        <text:list-item>
          <text:p text:style-name="P124">The <text:span text:style-name="T14">variables are stored in basic_calculation files; basic_calculation is read in gmi_calculator.py, </text:span><text:span text:style-name="T15">process and </text:span><text:span text:style-name="T14">the counts are </text:span>fed into the GMI scoring as components.</text:p>
        </text:list-item>
      </text:list>
      <text:p text:style-name="P5"/>
      <text:h text:style-name="P58" text:outline-level="2"><text:span text:style-name="Strong_20_Emphasis"><text:span text:style-name="T64">MARKET BREADTH</text:span></text:span></text:h>
      <text:p text:style-name="P71"><text:span text:style-name="Strong_20_Emphasis"/></text:p>
      <text:p text:style-name="P71"><text:span text:style-name="Strong_20_Emphasis"><text:span text:style-name="T66">1. create consolidated files</text:span></text:span></text:p>
      <text:p text:style-name="P26">2. The file output names must be:</text:p>
      <text:p text:style-name="P27">market_breadth_MARKET_BREADTH_universe<text:span text:style-name="T16">_ticker_choice_timeframe_date.csv;</text:span></text:p>
      <text:p text:style-name="P27">market_breadth_MARKET_BREADTH_univers<text:span text:style-name="T16">e – this is correct</text:span></text:p>
      <text:p text:style-name="P26">change the rest: date is “date” is latest date in “date” column in your file, not the date of file creation</text:p>
      <text:p text:style-name="P28">3. change name of variable</text:p>
      <text:p text:style-name="P26"><text:span text:style-name="T60">def </text:span>calculate_new_highs_lows_indicators <text:span text:style-name="T60">in market_breadth_calculation.py</text:span></text:p>
      <text:p text:style-name="P29">can we change name of function and of variables that derive from it to def calculate_52week_new_highs_lows_ etc</text:p>
      <text:p text:style-name="P29">“_new_highs” becomes “52week_new_highs”</text:p>
      <text:p text:style-name="P29">“_new_lows” becomes “52week_new_lows”</text:p>
      <text:p text:style-name="P30">“new highs/lows indicators" <text:span text:style-name="T61">becomes “52week </text:span>new highs/lows indicators" <text:span text:style-name="T61">becomes”</text:span></text:p>
      <text:p text:style-name="P29"/>
      <text:p text:style-name="P31">columns in output files:<text:span text:style-name="T56">“market_breadth_daily_new_highs_gt_100” becomes “market_breadth_daily_52week_new_highs_gt_100” etc </text:span></text:p>
      <text:p text:style-name="Standard"/>
      <text:p text:style-name="P23"/>
      <text:p text:style-name="P32">3. in market breadth output file:</text:p>
      <text:list text:style-name="L4">
        <text:list-item>
          <text:p text:style-name="P125"><text:span text:style-name="T5">remove column </text:span><text:span text:style-name="T49">market_breadth_calculation_date</text:span></text:p>
        </text:list-item>
        <text:list-item>
          <text:p text:style-name="P126">add colume name “timeframe”: can be daily, weekly, monthly depending on timeframe of calculation</text:p>
        </text:list-item>
        <text:list-item>
          <text:p text:style-name="P112"><text:span text:style-name="T5">with exception of “date”, and “timeframe” change column names to timeframe_current_name, i.e. </text:span><text:span text:style-name="T49">market_breadth_total_stocks </text:span><text:span text:style-name="T50">becomes daily_market_breadth_total_stocks</text:span></text:p>
          <text:p text:style-name="P111"><text:span text:style-name="T19"/></text:p>
        </text:list-item>
      </text:list>
      <text:p text:style-name="P25"><text:span text:style-name="T62">4</text:span>. test market_breadth for several indexes, <text:span text:style-name="T63">combied indexes; SP500+NASDAQ100, ALL ETC</text:span></text:p>
      <text:p text:style-name="P12"/>
      <text:p text:style-name="P12"/>
      <text:p text:style-name="P114" loext:marker-style-name="T48"><text:soft-page-break/></text:p>
      <text:p text:style-name="P11"/>
      <text:p text:style-name="P115" loext:marker-style-name="T48"><text:span text:style-name="T17"># </text:span><text:span text:style-name="T55">MARKET BREADTH ANALYSIS CONFIGURATION</text:span></text:p>
      <text:p text:style-name="P24"/>
      <text:p text:style-name="P24"/>
      <text:p text:style-name="P24"/>
      <text:p text:style-name="P59"/>
      <text:p text:style-name="P24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68">MARKET_BREADTH_enable</text:p>
          </table:table-cell>
          <table:table-cell table:style-name="Table5.A1" office:value-type="string">
            <text:p text:style-name="P68">TRUE</text:p>
          </table:table-cell>
          <table:table-cell table:style-name="Table5.A1" office:value-type="string">
            <text:p text:style-name="P66"/>
          </table:table-cell>
        </table:table-row>
        <table:table-row>
          <table:table-cell table:style-name="Table5.A1" office:value-type="string">
            <text:p text:style-name="P68">MARKET_BREADTH_universe</text:p>
          </table:table-cell>
          <table:table-cell table:style-name="Table5.A1" office:value-type="string">
            <text:p text:style-name="P68">SP500</text:p>
          </table:table-cell>
          <table:table-cell table:style-name="Table5.A1" office:value-type="string">
            <text:p text:style-name="P66"/>
          </table:table-cell>
        </table:table-row>
        <table:table-row>
          <table:table-cell table:style-name="Table5.A1" office:value-type="string">
            <text:p text:style-name="P60"><text:span text:style-name="T56">MARKET_BREADTH_</text:span><text:span text:style-name="T58">daily</text:span></text:p>
          </table:table-cell>
          <table:table-cell table:style-name="Table5.A1" office:value-type="string">
            <text:p text:style-name="P65">TRUE</text:p>
          </table:table-cell>
          <table:table-cell table:style-name="Table5.A1" office:value-type="string">
            <text:p text:style-name="P66"/>
          </table:table-cell>
        </table:table-row>
        <table:table-row>
          <table:table-cell table:style-name="Table5.A1" office:value-type="string">
            <text:p text:style-name="P62">daily_new_high_lows</text:p>
          </table:table-cell>
          <table:table-cell table:style-name="Table5.A1" office:value-type="string">
            <text:p text:style-name="P62">20d; 52w</text:p>
          </table:table-cell>
          <table:table-cell table:style-name="Table5.A1" office:value-type="string">
            <text:p text:style-name="P66"/>
          </table:table-cell>
        </table:table-row>
        <table:table-row>
          <table:table-cell table:style-name="Table5.A5" office:value-type="string">
            <text:p text:style-name="P60"><text:span text:style-name="T58">daily</text:span><text:span text:style-name="T56">_ma_periods</text:span></text:p>
          </table:table-cell>
          <table:table-cell table:style-name="Table5.A5" office:value-type="string">
            <text:p text:style-name="P68">20;50;200</text:p>
          </table:table-cell>
          <table:table-cell table:style-name="Table5.A1" office:value-type="string">
            <text:p text:style-name="P66"/>
          </table:table-cell>
        </table:table-row>
        <table:table-row>
          <table:table-cell table:style-name="Table5.A5" office:value-type="string">
            <text:p text:style-name="P60"><text:span text:style-name="T56">daily_new_</text:span><text:span text:style-name="T58">52week_</text:span><text:span text:style-name="T56">highs_threshold</text:span></text:p>
          </table:table-cell>
          <table:table-cell table:style-name="Table5.B6" office:value-type="float" office:value="100">
            <text:p text:style-name="P67">100</text:p>
          </table:table-cell>
          <table:table-cell table:style-name="Table5.A1" office:value-type="string">
            <text:p text:style-name="P66"/>
          </table:table-cell>
        </table:table-row>
        <table:table-row>
          <table:table-cell table:style-name="Table5.A1" office:value-type="string">
            <text:p text:style-name="P64">daily_new_10days_high_threshold</text:p>
          </table:table-cell>
          <table:table-cell table:style-name="Table5.B7" office:value-type="float" office:value="100">
            <text:p text:style-name="P63">100</text:p>
          </table:table-cell>
          <table:table-cell table:style-name="Table5.A1" office:value-type="string">
            <text:p text:style-name="P66"/>
          </table:table-cell>
        </table:table-row>
        <table:table-row>
          <table:table-cell table:style-name="Table5.A1" office:value-type="string">
            <text:p text:style-name="P68">ten_day_success_threshold</text:p>
          </table:table-cell>
          <table:table-cell table:style-name="Table5.B8" office:value-type="float" office:value="5">
            <text:p text:style-name="P67">5</text:p>
          </table:table-cell>
          <table:table-cell table:style-name="Table5.A1" office:value-type="string">
            <text:p text:style-name="P66"/>
          </table:table-cell>
        </table:table-row>
        <table:table-row>
          <table:table-cell table:style-name="Table5.A1" office:value-type="string">
            <text:p text:style-name="P68">strong_ad_ratio_threshold</text:p>
          </table:table-cell>
          <table:table-cell table:style-name="Table5.B9" office:value-type="float" office:value="2">
            <text:p text:style-name="P67">2</text:p>
          </table:table-cell>
          <table:table-cell table:style-name="Table5.A1" office:value-type="string">
            <text:p text:style-name="P66"/>
          </table:table-cell>
        </table:table-row>
        <table:table-row>
          <table:table-cell table:style-name="Table5.A1" office:value-type="string">
            <text:p text:style-name="P68">weak_ad_ratio_threshold</text:p>
          </table:table-cell>
          <table:table-cell table:style-name="Table5.B10" office:value-type="float" office:value="0.5">
            <text:p text:style-name="P67">0.5</text:p>
          </table:table-cell>
          <table:table-cell table:style-name="Table5.A1" office:value-type="string">
            <text:p text:style-name="P66"/>
          </table:table-cell>
        </table:table-row>
        <table:table-row>
          <table:table-cell table:style-name="Table5.A1" office:value-type="string">
            <text:p text:style-name="P68">strong_advance_threshold</text:p>
          </table:table-cell>
          <table:table-cell table:style-name="Table5.B11" office:value-type="float" office:value="70">
            <text:p text:style-name="P67">70</text:p>
          </table:table-cell>
          <table:table-cell table:style-name="Table5.A1" office:value-type="string">
            <text:p text:style-name="P66"/>
          </table:table-cell>
        </table:table-row>
        <table:table-row>
          <table:table-cell table:style-name="Table5.A1" office:value-type="string">
            <text:p text:style-name="P68">weak_advance_threshold</text:p>
          </table:table-cell>
          <table:table-cell table:style-name="Table5.B12" office:value-type="float" office:value="30">
            <text:p text:style-name="P67">30</text:p>
          </table:table-cell>
          <table:table-cell table:style-name="Table5.A1" office:value-type="string">
            <text:p text:style-name="P66"/>
          </table:table-cell>
        </table:table-row>
        <table:table-row>
          <table:table-cell table:style-name="Table5.A1" office:value-type="string">
            <text:p text:style-name="P68">strong_ma_breadth_threshold</text:p>
          </table:table-cell>
          <table:table-cell table:style-name="Table5.B13" office:value-type="float" office:value="80">
            <text:p text:style-name="P67">80</text:p>
          </table:table-cell>
          <table:table-cell table:style-name="Table5.A1" office:value-type="string">
            <text:p text:style-name="P66"/>
          </table:table-cell>
        </table:table-row>
        <table:table-row>
          <table:table-cell table:style-name="Table5.A1" office:value-type="string">
            <text:p text:style-name="P68">weak_ma_breadth_threshold</text:p>
          </table:table-cell>
          <table:table-cell table:style-name="Table5.B14" office:value-type="float" office:value="20">
            <text:p text:style-name="P67">20</text:p>
          </table:table-cell>
          <table:table-cell table:style-name="Table5.A1" office:value-type="string">
            <text:p text:style-name="P66"/>
          </table:table-cell>
        </table:table-row>
        <table:table-row>
          <table:table-cell table:style-name="Table5.A1" office:value-type="string">
            <text:p text:style-name="P60"/>
          </table:table-cell>
          <table:table-cell table:style-name="Table5.A1" office:value-type="string">
            <text:p text:style-name="P61"/>
          </table:table-cell>
          <table:table-cell table:style-name="Table5.A1" office:value-type="string">
            <text:p text:style-name="P66"/>
          </table:table-cell>
        </table:table-row>
        <table:table-row>
          <table:table-cell table:style-name="Table5.A1" office:value-type="string">
            <text:p text:style-name="P60"/>
          </table:table-cell>
          <table:table-cell table:style-name="Table5.A1" office:value-type="string">
            <text:p text:style-name="P61"/>
          </table:table-cell>
          <table:table-cell table:style-name="Table5.A1" office:value-type="string">
            <text:p text:style-name="P66"/>
          </table:table-cell>
        </table:table-row>
      </table:table>
      <text:p text:style-name="P24"/>
      <text:p text:style-name="P11"/>
      <text:p text:style-name="P11"/>
      <text:p text:style-name="P11"/>
      <text:p text:style-name="P11"/>
      <text:p text:style-name="P33">5. columns to add <text:span text:style-name="T60">“</text:span>20days<text:span text:style-name="T60">_new_highs”, “</text:span>20days_new_lows”</text:p>
      <text:p text:style-name="P22"/>
      <text:p text:style-name="P36">modify 52weeks <text:s/>to 252 days-ago <text:span text:style-name="T69">(how is in code calculated with days?)</text:span></text:p>
      <text:p text:style-name="P36">calculate also 63 days</text:p>
      <text:p text:style-name="P38"><text:span text:style-name="T62">1</text:span>.<text:span text:style-name="T67"> in user_data.csv introduce the possibility to calculate market </text:span><text:span text:style-name="T68">pulse</text:span><text:span text:style-name="T67"> for a specific time frame</text:span></text:p>
      <text:p text:style-name="P113" loext:marker-style-name="T48"><text:span text:style-name="T53">MARKET_PULSE_gmi_enable</text:span><text:span text:style-name="T54">_daily, MARKET_PULSE_gmi_enable_weekly, MARKET_PULSE_gmi_enable_monthly</text:span></text:p>
      <text:p text:style-name="P116" loext:marker-style-name="T48"><text:span text:style-name="T18"/></text:p>
      <text:p text:style-name="P116" loext:marker-style-name="T48"><text:span text:style-name="T18"/></text:p>
      <text:p text:style-name="P116" loext:marker-style-name="T48"><text:span text:style-name="T18"/></text:p>
      <text:p text:style-name="P116" loext:marker-style-name="T48"><text:span text:style-name="T18"/></text:p>
      <text:p text:style-name="P116" loext:marker-style-name="T48"><text:span text:style-name="T18"/></text:p>
      <text:p text:style-name="P118" loext:marker-style-name="T48"><text:span text:style-name="T17">Create:</text:span></text:p>
      <text:p text:style-name="P116" loext:marker-style-name="T48"><text:span text:style-name="T18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2">MARKET_PULSE_gmi_short_term_sma_daily</text:p>
          </table:table-cell>
          <table:table-cell table:style-name="Table1.A1" office:value-type="string">
            <text:p text:style-name="P84">50</text:p>
          </table:table-cell>
        </table:table-row>
        <table:table-row table:style-name="Table1.1">
          <table:table-cell table:style-name="Table1.A1" office:value-type="string">
            <text:p text:style-name="P49"><text:span text:style-name="T56">MARKET_PULSE_gmi_long_term_sma</text:span><text:span text:style-name="T57">_daily</text:span></text:p>
          </table:table-cell>
          <table:table-cell table:style-name="Table1.A1" office:value-type="string">
            <text:p text:style-name="P84">150</text:p>
          </table:table-cell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3">MARKET_PULSE_gmi_short_term_sma_daily</text:p>
          </table:table-cell>
        </table:table-row>
        <table:table-row table:style-name="Table2.1">
          <table:table-cell table:style-name="Table2.A1" office:value-type="string">
            <text:p text:style-name="P50"><text:span text:style-name="T56">MARKET_PULSE_gmi_long_term_sma</text:span><text:span text:style-name="T57">_daily</text:span></text:p>
          </table:table-cell>
        </table:table-row>
      </table:table>
      <text:p text:style-name="P116" loext:marker-style-name="T48"><text:span text:style-name="T18"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3">MARKET_PULSE_gmi_short_term_sma_daily</text:p>
          </table:table-cell>
        </table:table-row>
        <text:soft-page-break/>
        <table:table-row table:style-name="Table3.1">
          <table:table-cell table:style-name="Table3.A1" office:value-type="string">
            <text:p text:style-name="P50"><text:span text:style-name="T56">MARKET_PULSE_gmi_long_term_sma</text:span><text:span text:style-name="T57">_daily</text:span></text:p>
          </table:table-cell>
        </table:table-row>
      </table:table>
      <text:p text:style-name="P116" loext:marker-style-name="T48"><text:span text:style-name="T18"/></text:p>
      <text:p text:style-name="P116" loext:marker-style-name="T48"><text:span text:style-name="T18"/></text:p>
      <text:p text:style-name="P120" loext:marker-style-name="T48"><text:span text:style-name="T18">MARKET_PULSE_gmi_MF_ma_period change to MARKET_PULSE_gmi_MF_ma_period change</text:span></text:p>
      <text:p text:style-name="P120" loext:marker-style-name="T48"><text:span text:style-name="T18"/></text:p>
      <text:p text:style-name="P119" loext:marker-style-name="T48"><text:span text:style-name="T17">create:</text:span></text:p>
      <text:p text:style-name="P120" loext:marker-style-name="T48"><text:span text:style-name="T17">MARKET_PULSE_gmi_MF_</text:span><text:span text:style-name="T18">s</text:span><text:span text:style-name="T17">ma_period</text:span><text:span text:style-name="T18">_daily</text:span></text:p>
      <text:p text:style-name="P120" loext:marker-style-name="T48"><text:span text:style-name="T18">MARKET_PULSE_gmi_MF_sma_period_weekly</text:span></text:p>
      <text:p text:style-name="P120" loext:marker-style-name="T48"><text:span text:style-name="T18">MARKET_PULSE_gmi_MF_sma_period_monthly</text:span></text:p>
      <text:p text:style-name="P116" loext:marker-style-name="T48"><text:span text:style-name="T18"/></text:p>
      <text:p text:style-name="P116" loext:marker-style-name="T48"><text:span text:style-name="T18"/></text:p>
      <text:p text:style-name="P13"/>
      <text:p text:style-name="P13"/>
      <text:p text:style-name="P14">6. <text:span text:style-name="T65">in gmi_calculator.py we already loaded MF_index at line 77, why do we try to reload it in def _load_and_merge_mf_data(self, main_df: pd.DataFrame) -&gt; pd.DataFrame:</text:span></text:p>
      <text:p text:style-name="P35"><text:s text:c="8"/>"""Load MF (Mutual Fund) data and merge with main dataframe"""</text:p>
      <text:p text:style-name="P35"><text:s text:c="8"/>try:</text:p>
      <text:p text:style-name="P35"><text:s text:c="12"/>mf_file_path = os.path.join(</text:p>
      <text:p text:style-name="P35"><text:s text:c="16"/>self.paths.get('source_market_data', ''),</text:p>
      <text:p text:style-name="P35"><text:s text:c="16"/>f"{self.mf_index}.csv"</text:p>
      <text:p text:style-name="P35"><text:s text:c="12"/>)</text:p>
      <text:p text:style-name="P35">isnt this obsolete now?</text:p>
      <text:p text:style-name="P13">------------------------------------------<text:span text:style-name="T60"> </text:span></text:p>
      <text:p text:style-name="P69"><text:span text:style-name="T6">add gmi P8 </text:span><text:span text:style-name="T7">condition check </text:span><text:span text:style-name="T6">: <text:s/></text:span><text:span text:style-name="T7">from file filename add </text:span><text:span text:style-name="T6"><text:s/></text:span><text:span text:style-name="T7">column name “</text:span><text:span text:style-name="T49">market_breadth_10day_successful_new_highs_gt_100”: </text:span><text:span text:style-name="T51">for latest “date” </text:span><text:span text:style-name="T52">available in file/date in name of file</text:span></text:p>
      <text:p text:style-name="P34"/>
      <text:p text:style-name="P35">add gmi P9: Count how many stocks made a new 52-week high on the current trading day t. Return 1 if count &gt; 100, else 0.</text:p>
      <text:p text:style-name="P41">GMI: DR WISH IMPLEMENTATION</text:p>
      <text:p text:style-name="P21">Requirements: 6</text:p>
      <text:p text:style-name="P39">R1: 10 Day 232days new highs &gt; 100 <text:span text:style-name="T77">(all universe)</text:span> (1POINT)</text:p>
      <text:p text:style-name="P39">R2: daily new highs &gt; 100 <text:s/><text:span text:style-name="T77">(all universe) </text:span>(1POINT)</text:p>
      <text:p text:style-name="P40">R1, R2 requirements can be taken form external files; add later</text:p>
      <text:p text:style-name="P92"><text:span text:style-name="T70">R</text:span>3: Daily <text:span text:style-name="T76">SPY </text:span>Index <text:span text:style-name="T77">p</text:span>ositive <text:span text:style-name="T70">(base on 50sma and momentum) (0.5 point for sma and 0.5 point for momentum)</text:span></text:p>
      <text:p text:style-name="P91"><text:span text:style-name="T72">R4:</text:span><text:span text:style-name="T71"> Daily </text:span><text:span text:style-name="T73">QQQ</text:span><text:span text:style-name="T71"> Index </text:span><text:span text:style-name="T74">p</text:span><text:span text:style-name="T71">ositive </text:span><text:span text:style-name="T72">(base on 50sma and momentum) (0.5 point for sma and 0.5 point for momentum)</text:span></text:p>
      <text:p text:style-name="P92"><text:span text:style-name="T70">R</text:span>5: <text:s/><text:span text:style-name="T70">W</text:span>eekly <text:span text:style-name="T75">QQQ</text:span> <text:span text:style-name="T70">index positive (base on 150sma and momentum) (1 point) – </text:span><text:span text:style-name="T77">no wekly SPY considered</text:span></text:p>
      <text:p text:style-name="P92"><text:soft-page-break/><text:span text:style-name="T70">R6: Mutual fund MF price &gt; 50sma</text:span> <text:span text:style-name="T70">(1 point)</text:span></text:p>
      <text:p text:style-name="P17"/>
      <text:p text:style-name="P93"><text:span text:style-name="T8">in user_data.csv: <text:s/></text:span><text:span text:style-name="T17">MARKET_PULSE_gmi_target_index</text:span><text:span text:style-name="T20">es to be replaced by <text:s/>MARKET_PULSE_gmi_index1 and MARKET_PULSE_gmi_index2. IN our case <text:s/>MARKET_PULSE_gmi_index1 is used for R3 <text:s/>MARKET_PULSE_gmi_index2 are used for R</text:span><text:span text:style-name="T21">4</text:span><text:span text:style-name="T20"> </text:span><text:span text:style-name="T21">and R5</text:span></text:p>
      <text:p text:style-name="P53"><text:span text:style-name="T43">D</text:span><text:span text:style-name="T42">ATA NEEDED:</text:span><text:span text:style-name="T44">()</text:span></text:p>
      <text:p text:style-name="P86"><text:span text:style-name="T17">- history price of <text:s/></text:span><text:span text:style-name="T20">MARKET_PULSE_gmi_index</text:span><text:span text:style-name="T17">1, </text:span><text:span text:style-name="T20">MARKET_PULSE_gmi_index</text:span><text:span text:style-name="T17">2, </text:span><text:span text:style-name="T21">MARKET_PULSE_gmi_MF</text:span></text:p>
      <text:p text:style-name="P53"><text:span text:style-name="T43">F</text:span><text:span text:style-name="T42">ILE NEEDED</text:span></text:p>
      <text:p text:style-name="P75">- market breadth files</text:p>
      <text:p text:style-name="P86"><text:span text:style-name="T17">- </text:span><text:span text:style-name="T29">path/name of file to look for (core name, date, timeframe)</text:span></text:p>
      <text:p text:style-name="P86"><text:span text:style-name="T29"><text:s/>results/market_breadth/market_breadth_all_</text:span><text:span text:style-name="T30">{user_choice}_timeframe_date (date is latest date in column date)</text:span><text:span text:style-name="T29"> <text:s text:c="2"/></text:span></text:p>
      <text:p text:style-name="P77">- variables to retrive:</text:p>
      <text:p text:style-name="P103"><text:span text:style-name="T30">timeframe</text:span><text:span text:style-name="T29">_daily_mb_10day_successful_252day_new_highs_gt_100</text:span></text:p>
      <text:p text:style-name="P117" loext:marker-style-name="T48"><text:span text:style-name="T30">I ma not sure what is meant</text:span><text:span text:style-name="T12"> </text:span><text:span text:style-name="T13">with daily new (252day??) highs &gt; 100: </text:span><text:span text:style-name="T30">timeframe</text:span><text:span text:style-name="T29">_mb_252day_new_highs &gt;</text:span><text:span text:style-name="T30">100 or timeframe</text:span><text:span text:style-name="T29">_mb_net_advances &gt;</text:span><text:span text:style-name="T30">100</text:span></text:p>
      <text:p text:style-name="P88"><text:span text:style-name="T29"/></text:p>
      <text:p text:style-name="P89"><text:span text:style-name="T29"/></text:p>
      <text:p text:style-name="P85"><text:span text:style-name="T29"/></text:p>
      <text:p text:style-name="P89"><text:span text:style-name="T41">CALCULATE</text:span><text:span text:style-name="T22"> </text:span></text:p>
      <text:p text:style-name="P89"><text:span text:style-name="T22">- MARKET_PULSE_gmi_short_term_sma for </text:span><text:span text:style-name="T20">MARKET_PULSE_gmi_index</text:span><text:span text:style-name="T22">1, </text:span><text:span text:style-name="T20">MARKET_PULSE_gmi_index</text:span><text:span text:style-name="T22">2</text:span></text:p>
      <text:p text:style-name="P89"><text:span text:style-name="T20">-</text:span><text:span text:style-name="T22"> MARKET_PULSE_gmi_long_term_sma for </text:span><text:span text:style-name="T20">MARKET_PULSE_gmi_index</text:span><text:span text:style-name="T22">2 </text:span></text:p>
      <text:p text:style-name="P89"><text:span text:style-name="T20"/></text:p>
      <text:p text:style-name="P93"><text:span text:style-name="T41">REQUIREMENTS</text:span><text:span text:style-name="T21"> (Total: 0-6 points): <text:s text:c="94"/></text:span></text:p>
      <text:p text:style-name="P89"><text:span text:style-name="T21">- R1: 10-day success rate of 252-day new highs &gt; 100 (1 point) - from market breadth </text:span><text:span text:style-name="T22">file</text:span></text:p>
      <text:p text:style-name="P89"><text:span text:style-name="T21">- R2: Daily new highs &gt; 100 (1 point) - from market breadth <text:s/></text:span><text:span text:style-name="T22">filename</text:span></text:p>
      <text:p text:style-name="P89"><text:span text:style-name="T22">For this stage create the functions R1 AND R2, but return value 0</text:span><text:span text:style-name="T21"> <text:s text:c="65"/></text:span></text:p>
      <text:p text:style-name="P78">- R3: </text:p>
      <text:p text:style-name="P89"><text:span text:style-name="T23">gmi_r3_short term momentum: if </text:span><text:span text:style-name="T22">price </text:span><text:span text:style-name="T23">o</text:span><text:span text:style-name="T22">f </text:span><text:span text:style-name="T20">MARKET_PULSE_gmi_index1 &gt; </text:span><text:span text:style-name="T22">MARKET_PULSE_gmi_short_term_sma <text:s/></text:span><text:span text:style-name="T23">award 0.5 points else 0</text:span></text:p>
      <text:p text:style-name="P79">gmi_r3_short term trend: if positive 0.5 points else 0</text:p>
      <text:p text:style-name="P79">- R4:</text:p>
      <text:p text:style-name="P94"><text:span text:style-name="T23">gmi_r4_short term momentum: if </text:span><text:span text:style-name="T22">price </text:span><text:span text:style-name="T23">o</text:span><text:span text:style-name="T22">f </text:span><text:span text:style-name="T20">MARKET_PULSE_gmi_index</text:span><text:span text:style-name="T23">2</text:span><text:span text:style-name="T20"> &gt; </text:span><text:span text:style-name="T22">MARKET_PULSE_gmi_short_term_sma <text:s/></text:span><text:span text:style-name="T23">award 0.5 points else 0</text:span></text:p>
      <text:p text:style-name="P79">gmi_r4_short term trend: if positive 0.5 points else 0</text:p>
      <text:p text:style-name="P79">- R5:</text:p>
      <text:p text:style-name="P94"><text:span text:style-name="T23">gmi_r5_short term momentum: if </text:span><text:span text:style-name="T22">price </text:span><text:span text:style-name="T23">o</text:span><text:span text:style-name="T22">f </text:span><text:span text:style-name="T20">MARKET_PULSE_gmi_index</text:span><text:span text:style-name="T23">2</text:span><text:span text:style-name="T20"> &gt; </text:span><text:span text:style-name="T22">MARKET_PULSE_gmi_</text:span><text:span text:style-name="T23">long</text:span><text:span text:style-name="T22">_term_sma <text:s/></text:span><text:span text:style-name="T23">award 0.5 points else 0</text:span></text:p>
      <text:p text:style-name="P94"><text:soft-page-break/><text:span text:style-name="T23">gmi_r5_long term trend: if positive 0.5 points else 0</text:span></text:p>
      <text:p text:style-name="P79">- R6:</text:p>
      <text:p text:style-name="P94"><text:span text:style-name="T23">gmi_r6_short term momentum: if </text:span><text:span text:style-name="T22">price </text:span><text:span text:style-name="T23">o</text:span><text:span text:style-name="T22">f </text:span><text:span text:style-name="T20">MARKET_PULSE_</text:span><text:span text:style-name="T23">MF</text:span><text:span text:style-name="T20">_index &gt; </text:span><text:span text:style-name="T22">MARKET_PULSE_gmi_short_term_sma <text:s/></text:span><text:span text:style-name="T23">award 0.5 points else 0</text:span></text:p>
      <text:p text:style-name="P89"><text:span text:style-name="T20"/></text:p>
      <text:p text:style-name="P95"><text:span text:style-name="T21">O</text:span><text:span text:style-name="T31">utput:</text:span></text:p>
      <text:p text:style-name="P80">columns names:</text:p>
      <text:p text:style-name="P80">index, date, timeframe, {timeframe}_gmi_signal, {timeframe}_gmi_score, {timeframe}_max_score, {timeframe}_threshold, {timeframe}_confirmation_days, {timeframe}_R1, {timeframe}_R2, {timeframe}_R3, {timeframe}_R4, {timeframe}_R5, {timeframe}_R6</text:p>
      <text:p text:style-name="P89"><text:span text:style-name="T21"/></text:p>
      <text:p text:style-name="P89"><text:span text:style-name="T21"/></text:p>
      <text:p text:style-name="P15"/>
      <text:p text:style-name="P13">------------------------------------------</text:p>
      <text:h text:style-name="P6" text:outline-level="2"><text:bookmark text:name="gmi2-rules"/>GMI2 Rules</text:h>
      <text:list text:style-name="L5">
        <text:list-item>
          <text:p text:style-name="P127"><text:span text:style-name="Strong_20_Emphasis">More US new highs than lows today</text:span></text:p>
        </text:list-item>
        <text:list-item>
          <text:p text:style-name="P127"><text:span text:style-name="Strong_20_Emphasis">QQQ closed above 10-week average </text:span><text:span text:style-name="Strong_20_Emphasis"><text:span text:style-name="T59">(value in user_data.csv)</text:span></text:span></text:p>
        </text:list-item>
        <text:list-item>
          <text:p text:style-name="P128"><text:span text:style-name="Strong_20_Emphasis">QQQ closed above 4-week average </text:span><text:span text:style-name="Strong_20_Emphasis"><text:span text:style-name="T59">(value in user_data.csv)</text:span></text:span></text:p>
        </text:list-item>
        <text:list-item>
          <text:p text:style-name="P128"><text:span text:style-name="Strong_20_Emphasis">QQQ closed above 10-day average </text:span><text:span text:style-name="Strong_20_Emphasis"><text:span text:style-name="T59">(value in user_data.csv)</text:span></text:span></text:p>
        </text:list-item>
        <text:list-item>
          <text:p text:style-name="P127"><text:span text:style-name="Strong_20_Emphasis">QQQ 4-week average &gt; 10-week average &gt; 30-week average</text:span></text:p>
        </text:list-item>
        <text:list-item>
          <text:p text:style-name="P128"><text:span text:style-name="Strong_20_Emphasis">QQQ daily 10.4 stochastic &lt; 20 </text:span><text:span text:style-name="Strong_20_Emphasis"><text:span text:style-name="T59">(value in user_data.csv)</text:span></text:span></text:p>
        </text:list-item>
        <text:list-item>
          <text:p text:style-name="P128"><text:span text:style-name="Strong_20_Emphasis">QQQ daily 12/26/9 MACD histogram rising last 2 days or value &gt; 0 </text:span><text:span text:style-name="Strong_20_Emphasis"><text:span text:style-name="T59">(value in user_data.csv)</text:span></text:span></text:p>
        </text:list-item>
        <text:list-item>
          <text:p text:style-name="P128"><text:span text:style-name="Strong_20_Emphasis">QQQ 10.4.4 daily stochastic (fast) &gt; slow or above 80 </text:span><text:span text:style-name="Strong_20_Emphasis"><text:span text:style-name="T59">(value in user_data.csv)</text:span></text:span></text:p>
        </text:list-item>
        <text:list-item>
          <text:p text:style-name="P128"><text:span text:style-name="Strong_20_Emphasis">QQQ daily 10.1 stochastic ≤ 20 </text:span><text:span text:style-name="Strong_20_Emphasis"><text:span text:style-name="T59">(value in user_data.csv)</text:span></text:span></text:p>
        </text:list-item>
      </text:list>
      <text:p text:style-name="P90"><text:span text:style-name="Strong_20_Emphasis"/></text:p>
      <text:p text:style-name="P102"><text:span text:style-name="Strong_20_Emphasis"><text:span text:style-name="T79">Based on gmi_calculator.py, create a new calculator gmi2_calculator.py that works in principle in same way:</text:span></text:span></text:p>
      <text:p text:style-name="P96"><text:span text:style-name="Strong_20_Emphasis"><text:span text:style-name="T78">user_data.csv</text:span></text:span></text:p>
      <text:p text:style-name="P87"><text:span text:style-name="Strong_20_Emphasis"><text:span text:style-name="T20">MARKET_PULSE_gmi</text:span></text:span><text:span text:style-name="Strong_20_Emphasis"><text:span text:style-name="T24">2</text:span></text:span><text:span text:style-name="Strong_20_Emphasis"><text:span text:style-name="T20">_index</text:span></text:span><text:span text:style-name="Strong_20_Emphasis"><text:span text:style-name="T17"> <text:s/></text:span></text:span><text:span text:style-name="Strong_20_Emphasis"><text:span text:style-name="T24">SPY;QQQ </text:span></text:span><text:span text:style-name="Strong_20_Emphasis"><text:span text:style-name="T26">(alow multiple choices)</text:span></text:span></text:p>
      <text:p text:style-name="P87"><text:span text:style-name="Strong_20_Emphasis"><text:span text:style-name="T20">MARKET_PULSE_gmi</text:span></text:span><text:span text:style-name="Strong_20_Emphasis"><text:span text:style-name="T24">2</text:span></text:span><text:span text:style-name="Strong_20_Emphasis"><text:span text:style-name="T20">_</text:span></text:span><text:span text:style-name="Strong_20_Emphasis"><text:span text:style-name="T25">s</text:span></text:span><text:span text:style-name="Strong_20_Emphasis"><text:span text:style-name="T24">ma: 10;20;50;150 (expects 4)</text:span></text:span></text:p>
      <text:p text:style-name="P105"><text:span text:style-name="Strong_20_Emphasis"><text:span text:style-name="T37">gmi</text:span></text:span><text:span text:style-name="Strong_20_Emphasis"><text:span text:style-name="T38">2</text:span></text:span><text:span text:style-name="Strong_20_Emphasis"><text:span text:style-name="T37">_index</text:span></text:span><text:span text:style-name="Strong_20_Emphasis"><text:span text:style-name="T39">_</text:span></text:span><text:span text:style-name="Strong_20_Emphasis"><text:span text:style-name="T38">stochastic</text:span></text:span><text:span text:style-name="Strong_20_Emphasis"><text:span text:style-name="T39">_</text:span></text:span><text:span text:style-name="Strong_20_Emphasis"><text:span text:style-name="T40">1_thresholds =20</text:span></text:span></text:p>
      <text:p text:style-name="P105"><text:span text:style-name="Strong_20_Emphasis"><text:span text:style-name="T37">gmi</text:span></text:span><text:span text:style-name="Strong_20_Emphasis"><text:span text:style-name="T38">2</text:span></text:span><text:span text:style-name="Strong_20_Emphasis"><text:span text:style-name="T37">_index</text:span></text:span><text:span text:style-name="Strong_20_Emphasis"><text:span text:style-name="T39">_</text:span></text:span><text:span text:style-name="Strong_20_Emphasis"><text:span text:style-name="T38">stochastic</text:span></text:span><text:span text:style-name="Strong_20_Emphasis"><text:span text:style-name="T39">_</text:span></text:span><text:span text:style-name="Strong_20_Emphasis"><text:span text:style-name="T40">1_lookback = 10</text:span></text:span></text:p>
      <text:p text:style-name="P105"><text:span text:style-name="Strong_20_Emphasis"><text:span text:style-name="T37">gmi</text:span></text:span><text:span text:style-name="Strong_20_Emphasis"><text:span text:style-name="T38">2</text:span></text:span><text:span text:style-name="Strong_20_Emphasis"><text:span text:style-name="T37">_index</text:span></text:span><text:span text:style-name="Strong_20_Emphasis"><text:span text:style-name="T39">_</text:span></text:span><text:span text:style-name="Strong_20_Emphasis"><text:span text:style-name="T38">stochastic</text:span></text:span><text:span text:style-name="Strong_20_Emphasis"><text:span text:style-name="T39">_</text:span></text:span><text:span text:style-name="Strong_20_Emphasis"><text:span text:style-name="T40">1_smmothness = 4</text:span></text:span></text:p>
      <text:p text:style-name="P105"><text:soft-page-break/><text:span text:style-name="Strong_20_Emphasis"><text:span text:style-name="T40">g</text:span></text:span><text:span text:style-name="Strong_20_Emphasis"><text:span text:style-name="T37">mi</text:span></text:span><text:span text:style-name="Strong_20_Emphasis"><text:span text:style-name="T38">2</text:span></text:span><text:span text:style-name="Strong_20_Emphasis"><text:span text:style-name="T37">_index</text:span></text:span><text:span text:style-name="Strong_20_Emphasis"><text:span text:style-name="T39">_</text:span></text:span><text:span text:style-name="Strong_20_Emphasis"><text:span text:style-name="T38">stochastic</text:span></text:span><text:span text:style-name="Strong_20_Emphasis"><text:span text:style-name="T39">_</text:span></text:span><text:span text:style-name="Strong_20_Emphasis"><text:span text:style-name="T40">2_thresholds =20</text:span></text:span></text:p>
      <text:p text:style-name="P105"><text:span text:style-name="Strong_20_Emphasis"><text:span text:style-name="T37">gmi</text:span></text:span><text:span text:style-name="Strong_20_Emphasis"><text:span text:style-name="T38">2</text:span></text:span><text:span text:style-name="Strong_20_Emphasis"><text:span text:style-name="T37">_index</text:span></text:span><text:span text:style-name="Strong_20_Emphasis"><text:span text:style-name="T39">_</text:span></text:span><text:span text:style-name="Strong_20_Emphasis"><text:span text:style-name="T38">stochastic</text:span></text:span><text:span text:style-name="Strong_20_Emphasis"><text:span text:style-name="T39">_</text:span></text:span><text:span text:style-name="Strong_20_Emphasis"><text:span text:style-name="T40">2_lookback = 10</text:span></text:span></text:p>
      <text:p text:style-name="P105"><text:span text:style-name="Strong_20_Emphasis"><text:span text:style-name="T37">gmi</text:span></text:span><text:span text:style-name="Strong_20_Emphasis"><text:span text:style-name="T38">2</text:span></text:span><text:span text:style-name="Strong_20_Emphasis"><text:span text:style-name="T37">_index</text:span></text:span><text:span text:style-name="Strong_20_Emphasis"><text:span text:style-name="T39">_</text:span></text:span><text:span text:style-name="Strong_20_Emphasis"><text:span text:style-name="T38">stochastic</text:span></text:span><text:span text:style-name="Strong_20_Emphasis"><text:span text:style-name="T39">_</text:span></text:span><text:span text:style-name="Strong_20_Emphasis"><text:span text:style-name="T40">2_smmothness = 4</text:span></text:span></text:p>
      <text:p text:style-name="P105"><text:span text:style-name="Strong_20_Emphasis"><text:span text:style-name="T37">gmi</text:span></text:span><text:span text:style-name="Strong_20_Emphasis"><text:span text:style-name="T38">2</text:span></text:span><text:span text:style-name="Strong_20_Emphasis"><text:span text:style-name="T37">_index</text:span></text:span><text:span text:style-name="Strong_20_Emphasis"><text:span text:style-name="T39">_</text:span></text:span><text:span text:style-name="Strong_20_Emphasis"><text:span text:style-name="T38">stochastic</text:span></text:span><text:span text:style-name="Strong_20_Emphasis"><text:span text:style-name="T39">_</text:span></text:span><text:span text:style-name="Strong_20_Emphasis"><text:span text:style-name="T40">3_thresholds =20</text:span></text:span></text:p>
      <text:p text:style-name="P105"><text:span text:style-name="Strong_20_Emphasis"><text:span text:style-name="T37">gmi</text:span></text:span><text:span text:style-name="Strong_20_Emphasis"><text:span text:style-name="T38">2</text:span></text:span><text:span text:style-name="Strong_20_Emphasis"><text:span text:style-name="T37">_index</text:span></text:span><text:span text:style-name="Strong_20_Emphasis"><text:span text:style-name="T39">_</text:span></text:span><text:span text:style-name="Strong_20_Emphasis"><text:span text:style-name="T38">stochastic</text:span></text:span><text:span text:style-name="Strong_20_Emphasis"><text:span text:style-name="T39">_</text:span></text:span><text:span text:style-name="Strong_20_Emphasis"><text:span text:style-name="T40">3_lookback = 10</text:span></text:span></text:p>
      <text:p text:style-name="P105"><text:span text:style-name="Strong_20_Emphasis"><text:span text:style-name="T37">gmi</text:span></text:span><text:span text:style-name="Strong_20_Emphasis"><text:span text:style-name="T38">2</text:span></text:span><text:span text:style-name="Strong_20_Emphasis"><text:span text:style-name="T37">_index</text:span></text:span><text:span text:style-name="Strong_20_Emphasis"><text:span text:style-name="T39">_</text:span></text:span><text:span text:style-name="Strong_20_Emphasis"><text:span text:style-name="T38">stochastic</text:span></text:span><text:span text:style-name="Strong_20_Emphasis"><text:span text:style-name="T39">_</text:span></text:span><text:span text:style-name="Strong_20_Emphasis"><text:span text:style-name="T40">3_smmothness = 4</text:span></text:span></text:p>
      <text:p text:style-name="P105"><text:span text:style-name="Strong_20_Emphasis"><text:span text:style-name="T40"/></text:span></text:p>
      <text:p text:style-name="P54"><text:span text:style-name="T43">D</text:span><text:span text:style-name="T42">ATA NEEDED:</text:span></text:p>
      <text:p text:style-name="P87"><text:span text:style-name="T17">- history price of <text:s/></text:span><text:span text:style-name="T20">MARKET_PULSE_gmi</text:span><text:span text:style-name="T24">2</text:span><text:span text:style-name="T20">_index</text:span><text:span text:style-name="T17"> </text:span></text:p>
      <text:p text:style-name="P54"><text:span text:style-name="T43">F</text:span><text:span text:style-name="T42">ILE NEEDED</text:span></text:p>
      <text:p text:style-name="P76">- market breadth files</text:p>
      <text:p text:style-name="P96"><text:span text:style-name="T41">CALCULATE</text:span><text:span text:style-name="T22"> </text:span></text:p>
      <text:p text:style-name="P98"><text:span text:style-name="T22">- </text:span><text:span text:style-name="T20"><text:s/></text:span><text:span text:style-name="T25">order the </text:span><text:span text:style-name="Strong_20_Emphasis"><text:span text:style-name="T20">MARKET_PULSE_gmi</text:span></text:span><text:span text:style-name="Strong_20_Emphasis"><text:span text:style-name="T24">2</text:span></text:span><text:span text:style-name="Strong_20_Emphasis"><text:span text:style-name="T20">_</text:span></text:span><text:span text:style-name="Strong_20_Emphasis"><text:span text:style-name="T24">ma </text:span></text:span><text:span text:style-name="Strong_20_Emphasis"><text:span text:style-name="T25">in ascending order and use:</text:span></text:span></text:p>
      <text:p text:style-name="P98"><text:span text:style-name="Strong_20_Emphasis"><text:span text:style-name="T25">sma1, sm2, sma3, sma4. In your example it becomes: sma1= 10, sma2 = 20, sma3 = 50, sma4= 150</text:span></text:span></text:p>
      <text:p text:style-name="P99"><text:span text:style-name="Strong_20_Emphasis"><text:span text:style-name="T25">- calculate simple moving average for sma1, sma2, sma3, sma4 </text:span></text:span><text:span text:style-name="Strong_20_Emphasis"><text:span text:style-name="T26">values for </text:span></text:span><text:span text:style-name="Strong_20_Emphasis"><text:span text:style-name="T20">MARKET_PULSE_gmi</text:span></text:span><text:span text:style-name="Strong_20_Emphasis"><text:span text:style-name="T24">2</text:span></text:span><text:span text:style-name="Strong_20_Emphasis"><text:span text:style-name="T20">_index</text:span></text:span></text:p>
      <text:p text:style-name="P98"><text:span text:style-name="Strong_20_Emphasis"><text:span text:style-name="T25"/></text:span></text:p>
      <text:p text:style-name="P96"><text:span text:style-name="T41">REQUIREMENTS</text:span><text:span text:style-name="T21">: <text:s text:c="94"/></text:span></text:p>
      <text:p text:style-name="P97"><text:span text:style-name="T21">- R1: <text:s/>Daily new highs &gt; 100 (1 point) –</text:span><text:span text:style-name="T22"> </text:span><text:span text:style-name="T26">from market breadth file, return 0 for the moment</text:span></text:p>
      <text:p text:style-name="P104"><text:span text:style-name="T26"><text:s text:c="8"/>-</text:span><text:span text:style-name="T32"> </text:span><text:span text:style-name="T30"><text:s/>timeframe</text:span><text:span text:style-name="T29">_mb_252day_new_highs &gt;</text:span><text:span text:style-name="T33">0 <text:s/>OR </text:span><text:span text:style-name="T30">timeframe</text:span><text:span text:style-name="T29">_mb_net_advances &gt;</text:span><text:span text:style-name="T33">0</text:span></text:p>
      <text:p text:style-name="P99"><text:span text:style-name="T21">- R2: </text:span><text:span text:style-name="T23"><text:s/>if </text:span><text:span text:style-name="T22">price </text:span><text:span text:style-name="T23">o</text:span><text:span text:style-name="T22">f </text:span><text:span text:style-name="T20">MARKET_PULSE_gmi</text:span><text:span text:style-name="T26">2</text:span><text:span text:style-name="T20">_index &gt; </text:span><text:span text:style-name="T22">MARKET_PULSE_gmi</text:span><text:span text:style-name="T26">2</text:span><text:span text:style-name="T22">_</text:span><text:span text:style-name="T26">sma3</text:span></text:p>
      <text:p text:style-name="P99"><text:span text:style-name="T26"><text:s text:c="9"/>- take into account trend (0.5 points), momentum (0.5 points)</text:span><text:span text:style-name="T21"> <text:s text:c="58"/></text:span></text:p>
      <text:p text:style-name="P99"><text:span text:style-name="T21">- R3: </text:span><text:span text:style-name="T23">if </text:span><text:span text:style-name="T22">price </text:span><text:span text:style-name="T23">o</text:span><text:span text:style-name="T22">f </text:span><text:span text:style-name="T20">MARKET_PULSE_gmi</text:span><text:span text:style-name="T26">2</text:span><text:span text:style-name="T20">_index &gt; </text:span><text:span text:style-name="T22">MARKET_PULSE_gmi</text:span><text:span text:style-name="T26">2</text:span><text:span text:style-name="T22">_</text:span><text:span text:style-name="T26">sma2</text:span></text:p>
      <text:p text:style-name="P99"><text:span text:style-name="T26"><text:tab/>- take into account trend (0.5 points), momentum (0.5 points)</text:span><text:span text:style-name="T21"/></text:p>
      <text:p text:style-name="P99"><text:span text:style-name="T21">- R</text:span><text:span text:style-name="T26">4</text:span><text:span text:style-name="T21">: </text:span><text:span text:style-name="T23">if </text:span><text:span text:style-name="T22">price </text:span><text:span text:style-name="T23">o</text:span><text:span text:style-name="T22">f </text:span><text:span text:style-name="T20">MARKET_PULSE_gmi</text:span><text:span text:style-name="T26">2</text:span><text:span text:style-name="T20">_index &gt; </text:span><text:span text:style-name="T22">MARKET_PULSE_gmi</text:span><text:span text:style-name="T26">2</text:span><text:span text:style-name="T22">_</text:span><text:span text:style-name="T26">sma1</text:span></text:p>
      <text:p text:style-name="P99"><text:span text:style-name="T26"><text:tab/>- take into account trend (0.5 points), momentum (0.5 points)</text:span><text:span text:style-name="T21"/></text:p>
      <text:p text:style-name="P99"><text:span text:style-name="T21">- R</text:span><text:span text:style-name="T26">4</text:span><text:span text:style-name="T21">: </text:span><text:span text:style-name="T23">if </text:span><text:span text:style-name="T22">price </text:span><text:span text:style-name="T23">o</text:span><text:span text:style-name="T22">f </text:span><text:span text:style-name="T20">MARKET_PULSE_gmi</text:span><text:span text:style-name="T26">2</text:span><text:span text:style-name="T20">_index &gt; </text:span><text:span text:style-name="T22">MARKET_PULSE_gmi</text:span><text:span text:style-name="T26">2</text:span><text:span text:style-name="T22">_</text:span><text:span text:style-name="T26">sma1</text:span></text:p>
      <text:p text:style-name="P81"><text:tab/>- take into account trend (0.5 points), momentum (0.5 points)</text:p>
      <text:p text:style-name="P100"><text:span text:style-name="T21">- R</text:span><text:span text:style-name="T27">5</text:span><text:span text:style-name="T21">:</text:span><text:span text:style-name="T26"> <text:s/></text:span><text:span text:style-name="T27">if sma2 &gt; sma3 &gt;sma4: take into account momentum only (1 point)</text:span></text:p>
      <text:p text:style-name="P108"><text:span text:style-name="T27">- </text:span><text:span text:style-name="T28">R6: </text:span><text:span text:style-name="Strong_20_Emphasis"><text:span text:style-name="T20">MARKET_PULSE_gmi</text:span></text:span><text:span text:style-name="Strong_20_Emphasis"><text:span text:style-name="T24">2</text:span></text:span><text:span text:style-name="Strong_20_Emphasis"><text:span text:style-name="T20">_index </text:span></text:span><text:span text:style-name="Strong_20_Emphasis"><text:span text:style-name="T45">10.4 &gt; </text:span></text:span><text:span text:style-name="Strong_20_Emphasis"><text:span text:style-name="T47">20</text:span></text:span></text:p>
      <text:p text:style-name="P101"><text:span text:style-name="T28">- R7: </text:span><text:span text:style-name="T35">MACD</text:span></text:p>
      <text:p text:style-name="P82">- R8:</text:p>
      <text:p text:style-name="P106"><text:span text:style-name="Strong_20_Emphasis"><text:span text:style-name="T20">MARKET_PULSE_gmi</text:span></text:span><text:span text:style-name="Strong_20_Emphasis"><text:span text:style-name="T24">2</text:span></text:span><text:span text:style-name="Strong_20_Emphasis"><text:span text:style-name="T20">_index </text:span></text:span><text:span text:style-name="Strong_20_Emphasis"><text:span text:style-name="T45">10.4.4 daily stochastic (fast) &gt; </text:span></text:span><text:span text:style-name="Strong_20_Emphasis"><text:span text:style-name="T20">MARKET_PULSE_gmi</text:span></text:span><text:span text:style-name="Strong_20_Emphasis"><text:span text:style-name="T24">2</text:span></text:span><text:span text:style-name="Strong_20_Emphasis"><text:span text:style-name="T20">_index </text:span></text:span><text:span text:style-name="Strong_20_Emphasis"><text:span text:style-name="T45">10.4 <text:s/>or </text:span></text:span><text:span text:style-name="Strong_20_Emphasis"><text:span text:style-name="T20">MARKET_PULSE_gmi</text:span></text:span><text:span text:style-name="Strong_20_Emphasis"><text:span text:style-name="T24">2</text:span></text:span><text:span text:style-name="Strong_20_Emphasis"><text:span text:style-name="T20">_index </text:span></text:span><text:span text:style-name="Strong_20_Emphasis"><text:span text:style-name="T45">10.4.4 daily stochastic (fast) <text:s/>&gt; 80 </text:span></text:span></text:p>
      <text:p text:style-name="P107"><text:span text:style-name="T28">- R9: </text:span><text:span text:style-name="Strong_20_Emphasis"><text:span text:style-name="T20">MARKET_PULSE_gmi</text:span></text:span><text:span text:style-name="Strong_20_Emphasis"><text:span text:style-name="T24">2</text:span></text:span><text:span text:style-name="Strong_20_Emphasis"><text:span text:style-name="T20">_index</text:span></text:span><text:span text:style-name="Strong_20_Emphasis"><text:span text:style-name="T45"> daily 10.1 stochastic ≤ 20, </text:span></text:span><text:span text:style-name="Strong_20_Emphasis"><text:span text:style-name="T46">if true award 1 point</text:span></text:span></text:p>
      <text:p text:style-name="P99"><text:span text:style-name="T21"/></text:p>
      <text:p text:style-name="P96"><text:soft-page-break/><text:span text:style-name="T21"/></text:p>
      <text:p text:style-name="P16"/>
      <text:p text:style-name="P42">------------------------------------------</text:p>
      <text:h text:style-name="Heading_20_1" text:outline-level="1"><text:span text:style-name="Strong_20_Emphasis">CHILLAX_MA.PY</text:span></text:h>
      <text:p text:style-name="P70"><text:span text:style-name="Strong_20_Emphasis"/></text:p>
      <text:p text:style-name="P71"><text:span text:style-name="T34"/></text:p>
      <text:h text:style-name="P74" text:outline-level="2"><text:bookmark text:name="workflow-for-chillax-ma-analysis-with-risk-zone-co"/>Workflow for Chillax MA Analysis with Risk Zone Coloring</text:h>
      <text:h text:style-name="Heading_20_2" text:outline-level="2">1. Data Loading and Preparation</text:h>
      <text:list text:style-name="L6">
        <text:list-item>
          <text:p text:style-name="P129">Input: Ticker symbol or index identifier (e.g., "SPY", "NASDAQ").</text:p>
        </text:list-item>
        <text:list-item>
          <text:p text:style-name="P129">Load historical price data (OHLC: Open, High, Low, Close) for that index.</text:p>
        </text:list-item>
        <text:list-item>
          <text:p text:style-name="P129">Restrict data to the latest 3 months (e.g., last ~63 trading days for daily data).</text:p>
        </text:list-item>
        <text:list-item>
          <text:p text:style-name="P129">Ensure data is sorted by date ascending.</text:p>
        </text:list-item>
      </text:list>
      <text:h text:style-name="Heading_20_2" text:outline-level="2">2. Calculate Moving Averages</text:h>
      <text:list text:style-name="L7">
        <text:list-item>
          <text:p text:style-name="P130">Calculate 10-period simple moving average (SMA_10) on Close prices.</text:p>
        </text:list-item>
        <text:list-item>
          <text:p text:style-name="P130">Calculate 20-period simple moving average (SMA_20) on Close prices.</text:p>
        </text:list-item>
      </text:list>
      <text:h text:style-name="Heading_20_2" text:outline-level="2">3. Determine Trend and Risk Signals</text:h>
      <text:list text:style-name="L8">
        <text:list-item>
          <text:p text:style-name="P131">Compare current SMA_10 to SMA_20 to check if SMA_10 is above SMA_20 (bullish condition).</text:p>
        </text:list-item>
        <text:list-item>
          <text:p text:style-name="P131">Determine trend direction by comparing current SMA values to values 5 trading days ago:</text:p>
          <text:list>
            <text:list-item>
              <text:p text:style-name="P131">SMA_10 trending up if SMA_10 &gt; SMA_10 shifted by 5 days.</text:p>
            </text:list-item>
            <text:list-item>
              <text:p text:style-name="P131">SMA_20 trending up if SMA_20 &gt; SMA_20 shifted by 5 days.</text:p>
            </text:list-item>
          </text:list>
        </text:list-item>
        <text:list-item>
          <text:p text:style-name="P131">Define risk on/off zones based on these conditions:</text:p>
          <text:list>
            <text:list-item>
              <text:p text:style-name="P131"><text:span text:style-name="Strong_20_Emphasis">Risk-On (Light Green Zone):</text:span> SMA_10 above SMA_20 and both trending up or SMA_10 trending up alone.</text:p>
            </text:list-item>
            <text:list-item>
              <text:p text:style-name="P131"><text:span text:style-name="Strong_20_Emphasis">Risk-Off (Light Red Zone):</text:span> SMA_10 below SMA_20 or weakening trend.</text:p>
            </text:list-item>
          </text:list>
        </text:list-item>
      </text:list>
      <text:h text:style-name="Heading_20_2" text:outline-level="2">4. Visualization</text:h>
      <text:list text:style-name="L9">
        <text:list-item>
          <text:p text:style-name="P132">Plot a candlestick chart for the index over the 3-month period.</text:p>
        </text:list-item>
        <text:list-item>
          <text:p text:style-name="P132">Overlay the 10-day and 20-day SMAs on the price chart.</text:p>
        </text:list-item>
        <text:list-item>
          <text:p text:style-name="P132">Color the background zones (or chart area) dynamically:</text:p>
          <text:list>
            <text:list-item>
              <text:p text:style-name="P132"><text:soft-page-break/>Light green where risk-on conditions hold.</text:p>
            </text:list-item>
            <text:list-item>
              <text:p text:style-name="P132">Light red where risk-off conditions hold.</text:p>
            </text:list-item>
          </text:list>
        </text:list-item>
        <text:list-item>
          <text:p text:style-name="P132">Optionally display the latest MA values and trend statuses as text or labels on the chart.</text:p>
        </text:list-item>
      </text:list>
      <text:p text:style-name="P83">In user_data.csv add:</text:p>
      <text:p text:style-name="P83">chillax_mas_indexes: SY; QQQ, IWM (combination of indexes not possible)</text:p>
      <text:p text:style-name="P83">chillax_mas_sma: 10, </text:p>
      <text:p text:style-name="P83">chillax_mas_charts: SPY; QQQ (if nothing given just creates charts for all chillax_mas_indexes)</text:p>
      <text:p text:style-name="P83">chillax_mas_charts_timeframe: 150 <text:s/>(on daily this represents 150:5 = 30 week</text:p>
      <text:p text:style-name="P109"><text:span text:style-name="T17"/></text:p>
      <text:p text:style-name="P110"><text:span text:style-name="T17">Output file names follow the patterns: </text:span><text:span text:style-name="T36">chillax_mas</text:span><text:span text:style-name="T17">_c</text:span><text:span text:style-name="T36">hillax_mas_indexes</text:span><text:span text:style-name="T17">_user-choice_timeframe_date.*, where date is the latest date availabe in our loaded data, not the date of file creation. Look in </text:span></text:p>
      <text:p text:style-name="P109"><text:span text:style-name="T17"/></text:p>
      <text:h text:style-name="Heading_20_1" text:outline-level="1">Moving Average Cycles</text:h>
      <text:p text:style-name="P109"><text:span text:style-name="T17"/></text:p>
      <text:p text:style-name="P83">Similary to the Chillax MA Analysis implementation, implement ma_cycles_analyzer. I have a pine of the indicator in <text:s text:c="12"/>│</text:p>
      <text:p text:style-name="P83">│ <text:s text:c="2"/>tradingview'/home/imagda/_invest2024/python/metaData_v1/src/market_pulse/indicators/ma_cycles_analyzer.pine'. I would like to <text:s text:c="2"/>│</text:p>
      <text:p text:style-name="P83">│ <text:s text:c="2"/>create same chart as chillax but also end the MA cycles and a table overview right bottom. The image is provided here: <text:s text:c="9"/>│</text:p>
      <text:p text:style-name="P83">│ <text:s text:c="2"/>https://www.tradingview.com/script/R8bMY2Il-Moving-Average-Cycles/ </text:p>
      <text:p text:style-name="P71"><text:span text:style-name="T34"/></text:p>
      <text:p text:style-name="P71"><text:span text:style-name="T34"/></text:p>
      <text:p text:style-name="P71"><text:span text:style-name="T34"/></text:p>
      <text:p text:style-name="P71"><text:span text:style-name="T34"/></text:p>
      <text:p text:style-name="P71"><text:a xlink:type="simple" xlink:href="https://de.tradingview.com/script/8u44VK7x/" text:style-name="Internet_20_link" text:visited-style-name="Visited_20_Internet_20_Link"><text:span text:style-name="T34">https://de.tradingview.com/script/8u44VK7x/</text:span></text:a></text:p>
      <text:p text:style-name="P71"><text:span text:style-name="T34"/></text:p>
      <text:p text:style-name="P71"><text:span text:style-name="T34"/></text:p>
      <text:p text:style-name="P71"><text:span text:style-name="T34"/></text:p>
      <text:p text:style-name="P19">at <text:s/>level: </text:p>
      <text:p text:style-name="P9">├── <text:span text:style-name="T81">pp_main.py</text:span></text:p>
      <text:p text:style-name="P7">├── __init__.py</text:p>
      <text:p text:style-name="P18"><text:s/>|----- pp_market_pulse.py</text:p>
      <text:p text:style-name="P7">├── pp_<text:span text:style-name="T82">market_pulse</text:span>/</text:p>
      <text:p text:style-name="P7">│ <text:s text:c="2"/>├── __init__.py</text:p>
      <text:p text:style-name="P7">│ <text:s text:c="2"/>├── pp_<text:span text:style-name="T82">gmi+gmi2.py (load file_1+file_2, produce outout template1)</text:span></text:p>
      <text:p text:style-name="P10">│ <text:s text:c="2"/>├── pp_<text:span text:style-name="T82">chillmax.py (load file_x+file_y, produce outout template2)</text:span></text:p>
      <text:p text:style-name="P10"><text:soft-page-break/>│ <text:s text:c="2"/>├── pp_base_rs_per.py <text:span text:style-name="T82">(load file_a+file_b, produce outout template3)</text:span></text:p>
      <text:p text:style-name="P7">│ <text:s text:c="2"/>├── pp_base_market_pulse.py</text:p>
      <text:p text:style-name="P8">├── p<text:span text:style-name="T80">p</text:span>_charts.<text:span text:style-name="T82">py</text:span></text:p>
      <text:p text:style-name="P7">├── pp_charts/</text:p>
      <text:p text:style-name="P7">│ <text:s text:c="2"/>├── __init__.py</text:p>
      <text:p text:style-name="P7">│ <text:s text:c="2"/>├── pp_charts_type1.py</text:p>
      <text:p text:style-name="P7">│ <text:s text:c="2"/>├── pp_charts_type2.py</text:p>
      <text:p text:style-name="P7"/>
      <text:p text:style-name="P7"/>
      <text:p text:style-name="P7"/>
      <text:p text:style-name="P47">main()</text:p>
      <text:p text:style-name="P48"><text:s text:c="2"/>├── Universe Generation (once, all tickers)</text:p>
      <text:p text:style-name="P48"><text:s text:c="2"/>├── RS Analysis (once, all tickers)</text:p>
      <text:p text:style-name="P48"><text:s text:c="2"/>├── PER Analysis (once, all tickers)</text:p>
      <text:p text:style-name="P48"><text:s text:c="2"/>├── For each timeframe ('daily', 'weekly', 'monthly'):</text:p>
      <text:p text:style-name="P48"><text:s text:c="2"/>│ <text:s text:c="2"/>└── process_timeframe_batches():</text:p>
      <text:p text:style-name="P48"><text:s text:c="2"/>│ <text:s text:c="6"/>├── Batch 1: Tickers 1-100 → _run_batch_operations():</text:p>
      <text:p text:style-name="P48"><text:s text:c="2"/>│ <text:s text:c="6"/>│ <text:s text:c="2"/>├── 1. Basic Calculations (line 188)</text:p>
      <text:p text:style-name="P48"><text:s text:c="2"/>│ <text:s text:c="6"/>│ <text:s text:c="2"/>├── 2. Stage Analysis (line 196)</text:p>
      <text:p text:style-name="P48"><text:s text:c="2"/>│ <text:s text:c="6"/>│ <text:s text:c="2"/>├── 3. Screeners (line 213) ← ✅ CLEAN (no market pulse)</text:p>
      <text:p text:style-name="P48"><text:s text:c="2"/>│ <text:s text:c="6"/>│ <text:s text:c="2"/>├── 4. Technical Indicators (line 218)</text:p>
      <text:p text:style-name="P48"><text:s text:c="2"/>│ <text:s text:c="6"/>│ <text:s text:c="2"/>└── 5. Models (line 222)</text:p>
      <text:p text:style-name="P48"><text:s text:c="2"/>│ <text:s text:c="6"/>├── Batch 2: Tickers 101-200 → _run_batch_operations() [same steps]</text:p>
      <text:p text:style-name="P48"><text:s text:c="2"/>│ <text:s text:c="6"/>└── ... (continue until all tickers processed)</text:p>
      <text:p text:style-name="P48"><text:s text:c="2"/>├── Save Basic Calculations Matrix (after each timeframe)</text:p>
      <text:p text:style-name="P48"><text:s text:c="2"/>├── Stage Analysis Processing Summary (line 485)</text:p>
      <text:p text:style-name="P48"><text:s text:c="2"/>├── 🟢 MARKET PULSE ANALYSIS (line 490) ← NEW PIPELINE POSITION</text:p>
      <text:p text:style-name="P48"><text:s text:c="2"/>│ <text:s text:c="2"/>└── For each timeframe ['daily', 'weekly', 'monthly']:</text:p>
      <text:p text:style-name="P48"><text:s text:c="2"/>│ <text:s text:c="6"/>├── MarketPulseManager.run_complete_analysis()</text:p>
      <text:p text:style-name="P48"><text:s text:c="2"/>│ <text:s text:c="6"/>├── GMI Calculator (SPY, QQQ, IWM, ^DJI)</text:p>
      <text:p text:style-name="P48"><text:s text:c="2"/>│ <text:s text:c="6"/>├── FTD/DD Analyzer (Follow-Through/Distribution Days)</text:p>
      <text:p text:style-name="P48"><text:s text:c="2"/>│ <text:s text:c="6"/>├── Moving Average Analyzer (Chillax MA &amp; Cycles)</text:p>
      <text:p text:style-name="P48"><text:s text:c="2"/>│ <text:s text:c="6"/>├── Breadth Analyzer (Net Highs/Lows, Universe filtered)</text:p>
      <text:p text:style-name="P48"><text:s text:c="2"/>│ <text:s text:c="6"/>├── Generate market summary &amp; alerts</text:p>
      <text:p text:style-name="P48"><text:s text:c="2"/>│ <text:s text:c="6"/>└── Save results: market_pulse_summary_{user_choice}_{timeframe}_{date}.csv</text:p>
      <text:p text:style-name="P48"><text:soft-page-break/><text:s text:c="2"/>├── Index Overview Generation (line 550) ← MOVED DOWN</text:p>
      <text:p text:style-name="P48"><text:s text:c="2"/>│ <text:s text:c="2"/>└── For each timeframe ['daily', 'weekly', 'monthly']:</text:p>
      <text:p text:style-name="P48"><text:s text:c="2"/>│ <text:s text:c="6"/>└── create_index_overview() - loads ALL tickers again</text:p>
      <text:p text:style-name="P48"><text:s text:c="2"/>├── Dashboard Generation (line 620+) ← SHIFTED DOWN</text:p>
      <text:p text:style-name="P48"><text:s text:c="2"/>└── Report Generation (line 670+) ← SHIFTED DOWN</text:p>
      <text:p text:style-name="P48"/>
      <text:p text:style-name="P48"/>
      <text:p text:style-name="P47">main()</text:p>
      <text:p text:style-name="P48"><text:s text:c="2"/>├── Universe Generation (once, all tickers)</text:p>
      <text:p text:style-name="P48"><text:s text:c="2"/>├── RS Analysis (once, all tickers)</text:p>
      <text:p text:style-name="P48"><text:s text:c="2"/>├── PER Analysis (once, all tickers)</text:p>
      <text:p text:style-name="P48"><text:s text:c="2"/>├── For each timeframe ('daily', 'weekly', 'monthly'):</text:p>
      <text:p text:style-name="P48"><text:s text:c="2"/>│ <text:s text:c="2"/>└── process_timeframe_batches():</text:p>
      <text:p text:style-name="P48"><text:s text:c="2"/>│ <text:s text:c="6"/>├── <text:span text:style-name="T83">run all timeframes all batches, </text:span></text:p>
      <text:p text:style-name="P48"><text:s text:c="2"/>│ <text:s text:c="6"/>│ <text:s text:c="2"/>├── 1. Basic Calculations (line 188)</text:p>
      <text:p text:style-name="P48"><text:s text:c="3"/>│ <text:s text:c="6"/>├── <text:span text:style-name="T83">run all batches, all timeframes</text:span> <text:s text:c="6"/></text:p>
      <text:p text:style-name="P48"><text:s text:c="2"/>│ <text:s text:c="6"/>│ <text:s text:c="2"/>├── 2. Stage Analysis (line 196)</text:p>
      <text:p text:style-name="P48"><text:s text:c="2"/>│ <text:s text:c="6"/>│ <text:s text:c="2"/>├── 3. Screeners (line 213) ←</text:p>
      <text:p text:style-name="P48"><text:s text:c="2"/>│ <text:s text:c="12"/>├── <text:span text:style-name="T83">run all timeframes all batches, </text:span></text:p>
      <text:p text:style-name="P48"><text:s text:c="29"/><text:span text:style-name="T83">screener 1</text:span></text:p>
      <text:p text:style-name="P48"><text:s text:c="29"/><text:span text:style-name="T83">screener 2</text:span></text:p>
      <text:p text:style-name="P48"><text:s/><text:span text:style-name="T83">etc </text:span></text:p>
      <text:p text:style-name="P48"><text:s text:c="2"/>├── 🟢 MARKET PULSE ANALYSIS (line 490) ← NEW PIPELINE POSITION</text:p>
      <text:p text:style-name="P48"><text:s text:c="2"/>│ <text:s text:c="2"/>└── For each timeframe ['daily', 'weekly', 'monthly']:</text:p>
      <text:p text:style-name="P48"><text:s text:c="2"/>│ <text:s text:c="6"/>├── MarketPulseManager.run_complete_analysis()</text:p>
      <text:p text:style-name="P48"><text:s text:c="2"/>│ <text:s text:c="6"/>├── GMI Calculator (SPY, QQQ, IWM, ^DJI)</text:p>
      <text:p text:style-name="P48"><text:s text:c="2"/>│ <text:s text:c="6"/>├── FTD/DD Analyzer (Follow-Through/Distribution Days)</text:p>
      <text:p text:style-name="P48"><text:s text:c="2"/>│ <text:s text:c="6"/>├── Moving Average Analyzer (Chillax MA &amp; Cycles)</text:p>
      <text:p text:style-name="P48"><text:s text:c="2"/>│ <text:s text:c="6"/>├── Breadth Analyzer (Net Highs/Lows, Universe filtered)</text:p>
      <text:p text:style-name="P48"><text:s text:c="2"/>│ <text:s text:c="6"/>├── Generate market summary &amp; alerts</text:p>
      <text:p text:style-name="P48"><text:s text:c="2"/>│ <text:s text:c="6"/>└── Save results: market_pulse_summary_{user_choice}_{timeframe}_{date}.csv</text:p>
      <text:p text:style-name="P48"><text:soft-page-break/><text:s text:c="2"/>├── Index Overview Generation (line 550) ← MOVED DOWN</text:p>
      <text:p text:style-name="P48"><text:s text:c="2"/>│ <text:s text:c="2"/>└── For each timeframe ['daily', 'weekly', 'monthly']:</text:p>
      <text:p text:style-name="P48"><text:s text:c="2"/>│ <text:s text:c="6"/>└── create_index_overview() - loads ALL tickers again</text:p>
      <text:p text:style-name="P48"><text:s text:c="2"/>├── Dashboard Generation (line 620+) ← SHIFTED DOWN</text:p>
      <text:p text:style-name="P48"><text:s text:c="2"/>└── Report Generation (line 670+) ← SHIFTED DOWN</text:p>
      <text:p text:style-name="P48"/>
      <text:p text:style-name="P48">Excellent! The save_basic_calculations_matrix function already returns a dictionary with the actual data_date. Now I need to</text:p>
      <text:p text:style-name="P48"><text:s text:c="2"/>modify main.py to capture this returned data_date and store it in the main.data_dates dictionary instead of hardcoding</text:p>
      <text:p text:style-name="P48"><text:s text:c="2"/>"calculated".</text:p>
      <text:p text:style-name="P48"/>
      <text:p text:style-name="P48">Looking at the output, I can see that:</text:p>
      <text:p text:style-name="P48"/>
      <text:p text:style-name="P48"><text:s text:c="2"/>1. Market Pulse Analysis now shows proper dates:</text:p>
      <text:p text:style-name="P48"><text:s text:c="4"/>- Daily: 📅 Using centralized data date: 2025-09-05</text:p>
      <text:p text:style-name="P48"><text:s text:c="4"/>- Weekly: 📅 Using centralized data date: 2025-09-01</text:p>
      <text:p text:style-name="P48"><text:s text:c="4"/>- Monthly: 📅 Using centralized data date: 2025-09-05</text:p>
      <text:p text:style-name="P48"><text:s text:c="2"/>2. Index Overview Generation uses proper dates:</text:p>
      <text:p text:style-name="P48"><text:s text:c="4"/>- 📅 Using centralized data date for daily overview: 2025-09-05</text:p>
      <text:p text:style-name="P48"><text:s text:c="4"/>- 📅 Using centralized data date for weekly overview: 2025-09-01</text:p>
      <text:p text:style-name="P48"><text:s text:c="4"/>- 📅 Using centralized data date for monthly overview: 2025-09-05</text:p>
      <text:p text:style-name="P48"><text:s text:c="2"/>3. Report Generation shows proper data_dates:</text:p>
      <text:p text:style-name="P48"><text:s text:c="4"/>- 'daily': {'data_date': '20250905', 'formatted_date': '2025-09-05', 'output_file': '...'}</text:p>
      <text:p text:style-name="P48"><text:s text:c="4"/>- Similar structure for weekly and monthly</text:p>
      <text:p text:style-name="P48">4. No more "calculated" errors: The system is no longer looking for files with "calculated" in the filename.</text:p>
      <text:p text:style-name="P48"/>
      <text:p text:style-name="P48"/>
      <text:p text:style-name="P48">Expected Memory Savings</text:p>
      <text:p text:style-name="P48"/>
      <text:p text:style-name="P48"><text:s text:c="2"/>Combined Impact:</text:p>
      <text:p text:style-name="P48"><text:soft-page-break/><text:s text:c="2"/>1. Streaming writes: 90% reduction (no accumulation)</text:p>
      <text:p text:style-name="P48"><text:s text:c="2"/>2. Data type optimization: 50% reduction (float32 vs float64)</text:p>
      <text:p text:style-name="P48"><text:s text:c="2"/>3. Explicit cleanup: 20% reduction (immediate garbage collection)</text:p>
      <text:p text:style-name="P48"><text:s text:c="2"/>4. Efficient loading: 30% reduction (targeted column loading)</text:p>
      <text:p text:style-name="P48"/>
      <text:p text:style-name="P48"><text:s text:c="2"/>Total Expected Savings: 95%+ memory reduction</text:p>
      <text:p text:style-name="P48"/>
      <text:p text:style-name="P48"><text:s text:c="2"/>Example:</text:p>
      <text:p text:style-name="P48"><text:s text:c="2"/>- Before: 1000 tickers × 1000 days × 8 bytes = 8GB memory</text:p>
      <text:p text:style-name="P48"><text:s text:c="2"/>- After: 100 tickers × 1000 days × 4 bytes = 400MB memory (per batch)</text:p>
      <text:p text:style-name="P48"/>
      <text:p text:style-name="P48"><text:s text:c="2"/>You're right - the complete solution requires all three components:</text:p>
      <text:p text:style-name="P48"><text:s text:c="2"/>1. ✅ Streaming writes (write after each batch)</text:p>
      <text:p text:style-name="P48"><text:s text:c="2"/>2. ✅ Memory cleanup (explicit del + gc.collect())</text:p>
      <text:p text:style-name="P48">3. ✅ Data type optimization (float32, int32, int16, int8)</text:p>
      <text:p text:style-name="P48"/>
      <text:p text:style-name="P48"><text:s/>Complete Memory Optimization Plan</text:p>
      <text:p text:style-name="P48"/>
      <text:p text:style-name="P48"><text:s text:c="2"/>Phase 1: Streaming Write + Memory Cleanup</text:p>
      <text:p text:style-name="P48"/>
      <text:p text:style-name="P48"><text:s text:c="2"/>Core Pattern:</text:p>
      <text:p text:style-name="P48"><text:s text:c="2"/>def process_batch_streaming(self, batch_data, timeframe, choice):</text:p>
      <text:p text:style-name="P48"><text:s text:c="6"/>batch_results = self.calculate_batch(batch_data)</text:p>
      <text:p text:style-name="P48"><text:s text:c="6"/>self.append_to_output_file(batch_results, timeframe, choice)</text:p>
      <text:p text:style-name="P48"/>
      <text:p text:style-name="P48"><text:s text:c="6"/># EXPLICIT MEMORY CLEANUP</text:p>
      <text:p text:style-name="P48"><text:s text:c="6"/>del batch_results</text:p>
      <text:p text:style-name="P48"><text:s text:c="6"/>del batch_data <text:s/># Clear input data too</text:p>
      <text:p text:style-name="P48"><text:s text:c="6"/>gc.collect() <text:s text:c="3"/># Force garbage collection</text:p>
      <text:p text:style-name="P48"/>
      <text:p text:style-name="P48"><text:s text:c="6"/>return len(batch_data)</text:p>
      <text:p text:style-name="P48"><text:soft-page-break/></text:p>
      <text:p text:style-name="P48"><text:s text:c="2"/>Why explicit cleanup matters:</text:p>
      <text:p text:style-name="P48"><text:s text:c="2"/>- Python doesn't immediately free memory</text:p>
      <text:p text:style-name="P48"><text:s text:c="2"/>- Large DataFrames can linger in memory</text:p>
      <text:p text:style-name="P48"><text:s text:c="2"/>- gc.collect() forces immediate cleanup</text:p>
      <text:p text:style-name="P48"/>
      <text:p text:style-name="P48"><text:s text:c="2"/>Phase 2: Data Type Optimization</text:p>
      <text:p text:style-name="P48"/>
      <text:p text:style-name="P48"><text:s text:c="2"/>Current (wasteful):</text:p>
      <text:p text:style-name="P48"><text:s text:c="2"/># Default pandas dtypes (memory heavy)</text:p>
      <text:p text:style-name="P48"><text:s text:c="2"/>df['price'] = float64 <text:s text:c="3"/># 8 bytes per value</text:p>
      <text:p text:style-name="P48"><text:s text:c="2"/>df['volume'] = int64 <text:s text:c="4"/># 8 bytes per value <text:s/></text:p>
      <text:p text:style-name="P48"><text:s text:c="2"/>df['count'] = int64 <text:s text:c="5"/># 8 bytes per value</text:p>
      <text:p text:style-name="P48"/>
      <text:p text:style-name="P48"><text:s text:c="2"/>Optimized:Optimized:</text:p>
      <text:p text:style-name="P48"><text:s text:c="2"/># Efficient dtypes (50% memory savings)</text:p>
      <text:p text:style-name="P48"><text:s text:c="2"/>dtype_mapping = {</text:p>
      <text:p text:style-name="P48"><text:s text:c="6"/>'price': 'float32', <text:s text:c="5"/># 4 bytes (sufficient precision for prices)</text:p>
      <text:p text:style-name="P48"><text:s text:c="6"/>'volume': 'int32', <text:s text:c="6"/># 4 bytes (handles up to 2B volume)</text:p>
      <text:p text:style-name="P48"><text:s text:c="6"/>'returns': 'float32', <text:s text:c="3"/># 4 bytes (sufficient for percentage returns)</text:p>
      <text:p text:style-name="P48"><text:s text:c="6"/>'rs_score': 'float32', <text:s text:c="2"/># 4 bytes (sufficient for RS calculations)</text:p>
      <text:p text:style-name="P48"><text:s text:c="6"/>'rank': 'int16', <text:s text:c="8"/># 2 bytes (handles ranks up to 32K)</text:p>
      <text:p text:style-name="P48"><text:s text:c="6"/>'signal': 'int8' <text:s text:c="8"/># 1 byte (for binary signals: 0/1)</text:p>
      <text:p text:style-name="P48"><text:s text:c="2"/>}</text:p>
      <text:p text:style-name="P48"/>
      <text:p text:style-name="P48"><text:s text:c="2"/># Apply during data loading</text:p>
      <text:p text:style-name="P48"><text:s text:c="2"/>df = pd.read_csv(file, dtype=dtype_mapping)</text:p>
      <text:p text:style-name="P48"/>
      <text:p text:style-name="P48"><text:s text:c="2"/>Phase 3: Advanced Memory Management</text:p>
      <text:p text:style-name="P48"/>
      <text:p text:style-name="P48"><text:s text:c="2"/>Memory-Efficient Data Loading:</text:p>
      <text:p text:style-name="P48"><text:soft-page-break/><text:s text:c="2"/>def load_batch_efficiently(self, ticker_list):</text:p>
      <text:p text:style-name="P48"><text:s text:c="6"/>batch_data = {}</text:p>
      <text:p text:style-name="P48"><text:s text:c="6"/>for ticker in ticker_list:</text:p>
      <text:p text:style-name="P48"><text:s text:c="10"/># Load with optimized dtypes</text:p>
      <text:p text:style-name="P48"><text:s text:c="10"/>df = pd.read_csv(</text:p>
      <text:p text:style-name="P48"><text:s text:c="14"/>ticker_file,</text:p>
      <text:p text:style-name="P48"><text:s text:c="14"/>dtype={</text:p>
      <text:p text:style-name="P48"><text:s text:c="18"/>'Open': 'float32',</text:p>
      <text:p text:style-name="P48"><text:s text:c="18"/>'High': 'float32',</text:p>
      <text:p text:style-name="P48"><text:s text:c="18"/>'Low': 'float32',</text:p>
      <text:p text:style-name="P48"><text:s text:c="18"/>'Close': 'float32',</text:p>
      <text:p text:style-name="P48"><text:s text:c="18"/>'Volume': 'int32'</text:p>
      <text:p text:style-name="P48"><text:s text:c="14"/>},</text:p>
      <text:p text:style-name="P48"><text:s text:c="12"/>parse_dates=['Date'] <text:s/># Only parse what's needed</text:p>
      <text:p text:style-name="P48"><text:s text:c="10"/>)</text:p>
      <text:p text:style-name="P48"><text:s text:c="10"/>batch_data[ticker] = df</text:p>
      <text:p text:style-name="P48"><text:s text:c="6"/>return batch_data</text:p>
      <text:p text:style-name="P48"/>
      <text:p text:style-name="P48"><text:s text:c="2"/>Chunked File Reading (for large files):</text:p>
      <text:p text:style-name="P48"><text:s text:c="2"/>def read_large_file_chunked(self, file_path, chunk_size=10000):</text:p>
      <text:p text:style-name="P48"><text:s text:c="6"/># For very large historical files</text:p>
      <text:p text:style-name="P48"><text:s text:c="6"/>chunks = pd.read_csv(file_path, chunksize=chunk_size, dtype=dtype_mapping)</text:p>
      <text:p text:style-name="P48"/>
      <text:p text:style-name="P48"><text:s text:c="6"/>for chunk in chunks:</text:p>
      <text:p text:style-name="P48"><text:s text:c="10"/>processed_chunk = self.process_chunk(chunk)</text:p>
      <text:p text:style-name="P48"><text:s text:c="10"/>yield processed_chunk <text:s/># Generator pattern - low memory</text:p>
      <text:p text:style-name="P48"><text:s text:c="10"/>del chunk <text:s/># Clean up immediately</text:p>
      <text:p text:style-name="P48"/>
      <text:p text:style-name="P48"><text:s text:c="2"/>Phase 4: Complete Implementation Pattern</text:p>
      <text:p text:style-name="P48"/>
      <text:p text:style-name="P48"><text:s text:c="2"/>import gc</text:p>
      <text:p text:style-name="P48"><text:soft-page-break/><text:s text:c="2"/>from typing import Dict, Generator</text:p>
      <text:p text:style-name="P48"/>
      <text:p text:style-name="P48"><text:s text:c="2"/>class MemoryEfficientProcessor:</text:p>
      <text:p text:style-name="P48"><text:s text:c="6"/>def __init__(self):</text:p>
      <text:p text:style-name="P48"><text:s text:c="10"/># Define optimal dtypes for all common columns</text:p>
      <text:p text:style-name="P48"><text:s text:c="10"/>self.dtype_mapping = {</text:p>
      <text:p text:style-name="P48"><text:s text:c="14"/>'Open': 'float32', 'High': 'float32', 'Low': 'float32', 'Close': 'float32',</text:p>
      <text:p text:style-name="P48"><text:s text:c="14"/>'Volume': 'int32', 'Returns': 'float32', 'RS_Score': 'float32',</text:p>
      <text:p text:style-name="P48"><text:s text:c="14"/>'Rank': 'int16', 'Signal': 'int8', 'Count': 'int32'</text:p>
      <text:p text:style-name="P48"><text:s text:c="10"/>}</text:p>
      <text:p text:style-name="P48"/>
      <text:p text:style-name="P48"><text:s text:c="6"/>def process_batch_optimized(self, batch_data: Dict, timeframe: str, choice: int):</text:p>
      <text:p text:style-name="P48"><text:s text:c="10"/># Process with memory-efficient calculations</text:p>
      <text:p text:style-name="P48"><text:s text:c="10"/>batch_results = []</text:p>
      <text:p text:style-name="P48"/>
      <text:p text:style-name="P48"><text:s text:c="10"/>for ticker, df in batch_data.items():</text:p>
      <text:p text:style-name="P48"><text:s text:c="14"/># Convert to efficient dtypes if not already done</text:p>
      <text:p text:style-name="P48"><text:s text:c="14"/>df = df.astype(self.dtype_mapping, errors='ignore')</text:p>
      <text:p text:style-name="P48"/>
      <text:p text:style-name="P48"><text:s text:c="14"/># Calculate results</text:p>
      <text:p text:style-name="P48"><text:s text:c="14"/>result = self.calculate_single_ticker(df)</text:p>
      <text:p text:style-name="P48"><text:s text:c="14"/>batch_results.append(result)</text:p>
      <text:p text:style-name="P48"/>
      <text:p text:style-name="P48"><text:s text:c="14"/># Clean up individual ticker data immediately</text:p>
      <text:p text:style-name="P48"><text:s text:c="14"/>del df</text:p>
      <text:p text:style-name="P48"/>
      <text:p text:style-name="P48"><text:s text:c="10"/># Write to file immediately</text:p>
      <text:p text:style-name="P48"><text:s text:c="10"/>self.append_to_output_file(batch_results, timeframe, choice)</text:p>
      <text:p text:style-name="P48"/>
      <text:p text:style-name="P48"><text:s text:c="10"/># COMPREHENSIVE MEMORY CLEANUP</text:p>
      <text:p text:style-name="P48"><text:s text:c="10"/>del batch_results</text:p>
      <text:p text:style-name="P48"><text:soft-page-break/><text:s text:c="10"/>del batch_data</text:p>
      <text:p text:style-name="P48"><text:s text:c="10"/>gc.collect() <text:s/># Force garbage collection</text:p>
      <text:p text:style-name="P48"/>
      <text:p text:style-name="P48"><text:s text:c="10"/>return len(batch_data)</text:p>
      <text:p text:style-name="P48"/>
      <text:p text:style-name="P48"><text:s text:c="6"/>def load_batch_with_dtypes(self, ticker_list: list) -&gt; Dict:</text:p>
      <text:p text:style-name="P48"><text:s text:c="10"/>batch_data = {}</text:p>
      <text:p text:style-name="P48"><text:s text:c="10"/>for ticker in ticker_list:</text:p>
      <text:p text:style-name="P48"><text:s text:c="14"/>df = pd.read_csv(</text:p>
      <text:p text:style-name="P48"><text:s text:c="18"/>f"data/market_data/daily/{ticker}.csv",</text:p>
      <text:p text:style-name="P48"><text:s text:c="18"/>dtype=self.dtype_mapping,</text:p>
      <text:p text:style-name="P48"><text:s text:c="18"/>parse_dates=['Date']</text:p>
      <text:p text:style-name="P48"><text:s text:c="14"/>)</text:p>
      <text:p text:style-name="P48"><text:s text:c="14"/>batch_data[ticker] = df</text:p>
      <text:p text:style-name="P48"><text:s text:c="10"/>return batch_data</text:p>
      <text:p text:style-name="P48"><text:s text:c="2"/>Phase 5: Memory Monitoring</text:p>
      <text:p text:style-name="P48"/>
      <text:p text:style-name="P48"><text:s text:c="2"/>import psutil</text:p>
      <text:p text:style-name="P48"><text:s text:c="2"/>import os</text:p>
      <text:p text:style-name="P48"/>
      <text:p text:style-name="P48"><text:s text:c="2"/>def monitor_memory_usage():</text:p>
      <text:p text:style-name="P48"><text:s text:c="6"/>process = psutil.Process(os.getpid())</text:p>
      <text:p text:style-name="P48"><text:s text:c="6"/>memory_mb = process.memory_info().rss / 1024 / 1024</text:p>
      <text:p text:style-name="P48"><text:s text:c="6"/>return f"Memory usage: {memory_mb:.1f} MB"</text:p>
      <text:p text:style-name="P48"/>
      <text:p text:style-name="P48"><text:s text:c="2"/>def process_with_monitoring(self, batches):</text:p>
      <text:p text:style-name="P48"><text:s text:c="6"/>print(f"Starting: {monitor_memory_usage()}")</text:p>
      <text:p text:style-name="P48"/>
      <text:p text:style-name="P48"><text:s text:c="6"/>for i, batch in enumerate(batches):</text:p>
      <text:p text:style-name="P48"><text:s text:c="10"/>self.process_batch_optimized(batch, timeframe, choice)</text:p>
      <text:p text:style-name="P48"/>
      <text:p text:style-name="P48"><text:soft-page-break/><text:s text:c="10"/>if i % 5 == 0: <text:s/># Monitor every 5 batches</text:p>
      <text:p text:style-name="P48"><text:s text:c="14"/>print(f"After batch {i}: {monitor_memory_usage()}")</text:p>
      <text:p text:style-name="P48"/>
      <text:p text:style-name="P48"><text:s text:c="6"/>print(f"Completed: {monitor_memory_usage()}")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● Complete Memory Optimization Plan - Revised</text:p>
      <text:p text:style-name="P48"/>
      <text:p text:style-name="P48"><text:s text:c="2"/>Architecture Analysis: Batchable vs Non-Batchable</text:p>
      <text:p text:style-name="P48"/>
      <text:p text:style-name="P48"><text:s text:c="2"/>✅ BATCHABLE CALCULATIONS (Can use streaming writes)</text:p>
      <text:p text:style-name="P48"/>
      <text:p text:style-name="P48"><text:s text:c="2"/>No cross-ticker dependencies - process independently:</text:p>
      <text:p text:style-name="P48"><text:s text:c="2"/>- Basic Calculations - Independent ticker analysis</text:p>
      <text:p text:style-name="P48"><text:s text:c="2"/>- Stage Analysis - Individual ticker stage classification</text:p>
      <text:p text:style-name="P48"><text:s text:c="2"/>- All Screeners - Independent signal generation</text:p>
      <text:p text:style-name="P48"><text:s text:c="4"/>- PVB Screener</text:p>
      <text:p text:style-name="P48"><text:s text:c="4"/>- ATR1 Screener</text:p>
      <text:p text:style-name="P48"><text:s text:c="4"/>- Minervini Screener</text:p>
      <text:p text:style-name="P48"><text:s text:c="4"/>- Giusti Screener</text:p>
      <text:p text:style-name="P48"/>
      <text:p text:style-name="P48"><text:s text:c="2"/>❌ NON-BATCHABLE CALCULATIONS (Need complete universe)</text:p>
      <text:p text:style-name="P48"><text:soft-page-break/></text:p>
      <text:p text:style-name="P48"><text:s text:c="2"/>Require cross-ticker comparisons:</text:p>
      <text:p text:style-name="P48"><text:s text:c="2"/>- PER Calculations - Percentile rankings across universe</text:p>
      <text:p text:style-name="P48"><text:s text:c="2"/>- RS Calculations - Relative strength vs benchmarks (all tickers)</text:p>
      <text:p text:style-name="P48"><text:s text:c="2"/>- Market Breadth - Cross-market analysis</text:p>
      <text:p text:style-name="P48"><text:s text:c="2"/>- Composite Indices - Sector/industry aggregations</text:p>
      <text:p text:style-name="P48"/>
      <text:p text:style-name="P48"><text:s text:c="2"/>---</text:p>
      <text:p text:style-name="P48"><text:s text:c="2"/>Phase 1: Implement Streaming Solution for Batchable Calculations</text:p>
      <text:p text:style-name="P48"/>
      <text:p text:style-name="P48"><text:s text:c="2"/>Core Streaming Pattern</text:p>
      <text:p text:style-name="P48"/>
      <text:p text:style-name="P48"><text:s text:c="2"/>class StreamingProcessor:</text:p>
      <text:p text:style-name="P48"><text:s text:c="6"/>def __init__(self):</text:p>
      <text:p text:style-name="P48"><text:s text:c="10"/>self.dtype_mapping = {</text:p>
      <text:p text:style-name="P48"><text:s text:c="14"/>'price': 'float32', <text:s text:c="3"/># 4 bytes vs 8 bytes</text:p>
      <text:p text:style-name="P48"><text:s text:c="14"/>'volume': 'int32', <text:s text:c="4"/># 4 bytes vs 8 bytes <text:s/></text:p>
      <text:p text:style-name="P48"><text:s text:c="14"/>'returns': 'float32', <text:s/># 4 bytes vs 8 bytes</text:p>
      <text:p text:style-name="P48"><text:s text:c="14"/>'signals': 'int8', <text:s text:c="4"/># 1 byte vs 8 bytes</text:p>
      <text:p text:style-name="P48"><text:s text:c="14"/>'ranks': 'int16' <text:s text:c="6"/># 2 bytes vs 8 bytes</text:p>
      <text:p text:style-name="P48"><text:s text:c="10"/>}</text:p>
      <text:p text:style-name="P48"/>
      <text:p text:style-name="P48"><text:s text:c="6"/>def process_batch_streaming(self, batch_data, timeframe, choice):</text:p>
      <text:p text:style-name="P48"><text:s text:c="10"/># Process batch with optimized dtypes</text:p>
      <text:p text:style-name="P48"><text:s text:c="10"/>batch_results = []</text:p>
      <text:p text:style-name="P48"><text:s text:c="10"/>for ticker, df in batch_data.items():</text:p>
      <text:p text:style-name="P48"><text:s text:c="14"/>df = df.astype(self.dtype_mapping, errors='ignore')</text:p>
      <text:p text:style-name="P48"><text:s text:c="14"/>result = self.calculate_single_ticker(df)</text:p>
      <text:p text:style-name="P48"><text:s text:c="14"/>batch_results.append(result)</text:p>
      <text:p text:style-name="P48"><text:s text:c="14"/>del df <text:s/># Immediate cleanup</text:p>
      <text:p text:style-name="P48"/>
      <text:p text:style-name="P48"><text:soft-page-break/><text:s text:c="10"/># Write immediately - NO accumulation</text:p>
      <text:p text:style-name="P48"><text:s text:c="10"/>self.append_to_file(batch_results, timeframe, choice)</text:p>
      <text:p text:style-name="P48"/>
      <text:p text:style-name="P48"><text:s text:c="10"/># COMPREHENSIVE CLEANUP</text:p>
      <text:p text:style-name="P48"><text:s text:c="10"/>del batch_results</text:p>
      <text:p text:style-name="P48"><text:s text:c="10"/>del batch_data</text:p>
      <text:p text:style-name="P48"><text:s text:c="10"/>gc.collect()</text:p>
      <text:p text:style-name="P48"/>
      <text:p text:style-name="P48"><text:s text:c="10"/>return len(batch_data)</text:p>
      <text:p text:style-name="P48"/>
      <text:p text:style-name="P48"><text:s text:c="2"/>File Management Strategy</text:p>
      <text:p text:style-name="P48"/>
      <text:p text:style-name="P48"><text:s text:c="2"/>def process_all_batches_streaming(self, batches, timeframe, choice):</text:p>
      <text:p text:style-name="P48"><text:s text:c="6"/># Determine filename from first batch</text:p>
      <text:p text:style-name="P48"><text:s text:c="6"/>first_batch_results = self.process_batch(batches[0])</text:p>
      <text:p text:style-name="P48"><text:s text:c="6"/>filename = self.get_filename_from_data(first_batch_results, timeframe, choice)</text:p>
      <text:p text:style-name="P48"/>
      <text:p text:style-name="P48"><text:s text:c="6"/># Initialize file with headers</text:p>
      <text:p text:style-name="P48"><text:s text:c="6"/>self.write_csv_header(filename)</text:p>
      <text:p text:style-name="P48"><text:s text:c="6"/>self.append_results_to_csv(filename, first_batch_results)</text:p>
      <text:p text:style-name="P48"/>
      <text:p text:style-name="P48"><text:s text:c="6"/># Stream remaining batches</text:p>
      <text:p text:style-name="P48"><text:s text:c="6"/>for batch in batches[1:]:</text:p>
      <text:p text:style-name="P48"><text:s text:c="10"/>batch_results = self.process_batch_streaming(batch, timeframe, choice)</text:p>
      <text:p text:style-name="P48"><text:s text:c="10"/>self.append_results_to_csv(filename, batch_results)</text:p>
      <text:p text:style-name="P48"/>
      <text:p text:style-name="P48"><text:s text:c="6"/>return filename</text:p>
      <text:p text:style-name="P48"/>
      <text:p text:style-name="P48"><text:s text:c="2"/>---</text:p>
      <text:p text:style-name="P48"><text:s text:c="2"/>Phase 2: Special Handling for RS Calculations</text:p>
      <text:p text:style-name="P48"/>
      <text:p text:style-name="P48"><text:soft-page-break/><text:s text:c="2"/>RS Batch Processing with Complete Output</text:p>
      <text:p text:style-name="P48"/>
      <text:p text:style-name="P48"><text:s text:c="2"/>class RSStreamingProcessor:</text:p>
      <text:p text:style-name="P48"><text:s text:c="6"/>def process_rs_streaming(self, batches, timeframe, choice):</text:p>
      <text:p text:style-name="P48"><text:s text:c="10"/># RS can be calculated in batches...</text:p>
      <text:p text:style-name="P48"><text:s text:c="10"/>for batch in batches:</text:p>
      <text:p text:style-name="P48"><text:s text:c="14"/>batch_rs_results = self.calculate_rs_batch(batch)</text:p>
      <text:p text:style-name="P48"><text:s text:c="14"/>self.append_to_rs_file(batch_rs_results, timeframe, choice)</text:p>
      <text:p text:style-name="P48"><text:s text:c="14"/>del batch_rs_results</text:p>
      <text:p text:style-name="P48"><text:s text:c="14"/>gc.collect()</text:p>
      <text:p text:style-name="P48"/>
      <text:p text:style-name="P48"><text:s text:c="10"/># ...but outputs complete file for PER dependency</text:p>
      <text:p text:style-name="P48"><text:s text:c="10"/>complete_rs_file = f"rs_ibd_stocks_{timeframe}_{choice}_{date}.csv"</text:p>
      <text:p text:style-name="P48"><text:s text:c="10"/>return complete_rs_file <text:s/># PER can use this</text:p>
      <text:p text:style-name="P48"/>
      <text:p text:style-name="P48"><text:s text:c="2"/>Memory Benefits for RS:</text:p>
      <text:p text:style-name="P48"><text:s text:c="2"/>- Process in 100-ticker batches instead of 1000+ universe</text:p>
      <text:p text:style-name="P48"><text:s text:c="2"/>- 90% memory reduction during calculation</text:p>
      <text:p text:style-name="P48"><text:s text:c="2"/>- Same final output format for PER compatibility</text:p>
      <text:p text:style-name="P48"/>
      <text:p text:style-name="P48"><text:s text:c="2"/>---</text:p>
      <text:p text:style-name="P48"><text:s text:c="2"/>Phase 3: Keep Non-Batchable As-Is (Optimized)</text:p>
      <text:p text:style-name="P48"/>
      <text:p text:style-name="P48"><text:s text:c="2"/>PER Calculations</text:p>
      <text:p text:style-name="P48"/>
      <text:p text:style-name="P48"><text:s text:c="2"/># Keep current approach but optimize data loading</text:p>
      <text:p text:style-name="P48"><text:s text:c="2"/>def process_per_optimized(self, complete_rs_file):</text:p>
      <text:p text:style-name="P48"><text:s text:c="6"/># Load RS results with efficient dtypes</text:p>
      <text:p text:style-name="P48"><text:s text:c="6"/>rs_df = pd.read_csv(</text:p>
      <text:p text:style-name="P48"><text:s text:c="10"/>complete_rs_file,</text:p>
      <text:p text:style-name="P48"><text:s text:c="10"/>dtype={'rs_score': 'float32', 'rank': 'int16'}</text:p>
      <text:p text:style-name="P48"><text:soft-page-break/><text:s text:c="6"/>)</text:p>
      <text:p text:style-name="P48"/>
      <text:p text:style-name="P48"><text:s text:c="6"/># Process universes efficiently</text:p>
      <text:p text:style-name="P48"><text:s text:c="6"/>per_results = self.calculate_percentiles(rs_df)</text:p>
      <text:p text:style-name="P48"/>
      <text:p text:style-name="P48"><text:s text:c="6"/># Clean up immediately</text:p>
      <text:p text:style-name="P48"><text:s text:c="6"/>del rs_df</text:p>
      <text:p text:style-name="P48"><text:s text:c="6"/>gc.collect()</text:p>
      <text:p text:style-name="P48"/>
      <text:p text:style-name="P48"><text:s text:c="6"/>return per_results</text:p>
      <text:p text:style-name="P48"/>
      <text:p text:style-name="P48"><text:s text:c="2"/>Market Breadth &amp; Composites</text:p>
      <text:p text:style-name="P48"/>
      <text:p text:style-name="P48"><text:s text:c="2"/>- Keep current universe-wide processing</text:p>
      <text:p text:style-name="P48"><text:s text:c="2"/>- Optimize with better data types</text:p>
      <text:p text:style-name="P48"><text:s text:c="2"/>- Add memory cleanup between major operations</text:p>
      <text:p text:style-name="P48"/>
      <text:p text:style-name="P48"><text:s text:c="2"/>---</text:p>
      <text:p text:style-name="P48"><text:s text:c="2"/>Phase 4: Implementation Priority</text:p>
      <text:p text:style-name="P48"/>
      <text:p text:style-name="P48"><text:s text:c="2"/>HIGH IMPACT - Implement First</text:p>
      <text:p text:style-name="P48"/>
      <text:p text:style-name="P48"><text:s text:c="2"/>1. ✅ Basic Calculations Streaming</text:p>
      <text:p text:style-name="P48"><text:s text:c="4"/>- Biggest memory user currently</text:p>
      <text:p text:style-name="P48"><text:s text:c="4"/>- Easy to implement (no dependencies)</text:p>
      <text:p text:style-name="P48"><text:s text:c="4"/>- Immediate 90% memory reduction</text:p>
      <text:p text:style-name="P48"><text:s text:c="2"/>2. ✅ Stage Analysis Streaming</text:p>
      <text:p text:style-name="P48"><text:s text:c="4"/>- Second biggest memory user</text:p>
      <text:p text:style-name="P48"><text:s text:c="4"/>- Independent calculations</text:p>
      <text:p text:style-name="P48"><text:s text:c="4"/>- Large performance gain</text:p>
      <text:p text:style-name="P48"><text:s text:c="2"/>3. ✅ All Screeners Streaming</text:p>
      <text:p text:style-name="P48"><text:soft-page-break/><text:s text:c="4"/>- PVB, ATR1, Minervini, Giusti</text:p>
      <text:p text:style-name="P48"><text:s text:c="4"/>- Follow same pattern as above</text:p>
      <text:p text:style-name="P48"><text:s text:c="4"/>- Consistent architecture</text:p>
      <text:p text:style-name="P48"/>
      <text:p text:style-name="P48"><text:s text:c="2"/>MEDIUM IMPACT - Implement Second</text:p>
      <text:p text:style-name="P48"/>
      <text:p text:style-name="P48"><text:s text:c="2"/>1. ✅ RS Batch Processing</text:p>
      <text:p text:style-name="P48"><text:s text:c="4"/>- More complex due to benchmark calculations</text:p>
      <text:p text:style-name="P48"><text:s text:c="4"/>- Still batchable with careful implementation</text:p>
      <text:p text:style-name="P48"><text:s text:c="4"/>- Maintains PER compatibility</text:p>
      <text:p text:style-name="P48"/>
      <text:p text:style-name="P48"><text:s text:c="2"/>LOW IMPACT - Optimize Later</text:p>
      <text:p text:style-name="P48"/>
      <text:p text:style-name="P48"><text:s text:c="2"/>1. ✅ Data Type Optimization</text:p>
      <text:p text:style-name="P48"><text:s text:c="4"/>- Apply float32, int32, int16, int8 throughout</text:p>
      <text:p text:style-name="P48"><text:s text:c="4"/>- 50% additional memory savings</text:p>
      <text:p text:style-name="P48"><text:s text:c="4"/>- Easy to implement incrementally</text:p>
      <text:p text:style-name="P48"/>
      <text:p text:style-name="P48"><text:s text:c="2"/>---</text:p>
      <text:p text:style-name="P48"><text:s text:c="2"/>Phase 5: Complete Implementation Pattern</text:p>
      <text:p text:style-name="P48"/>
      <text:p text:style-name="P48"><text:s text:c="2"/>Unified Streaming Base Class</text:p>
      <text:p text:style-name="P48"/>
      <text:p text:style-name="P48"><text:s text:c="2"/>class StreamingCalculationBase:</text:p>
      <text:p text:style-name="P48"><text:s text:c="6"/>def __init__(self):</text:p>
      <text:p text:style-name="P48"><text:s text:c="10"/>self.setup_efficient_dtypes()</text:p>
      <text:p text:style-name="P48"/>
      <text:p text:style-name="P48"><text:s text:c="6"/>def process_timeframe_streaming(self, batches, timeframe, choice):</text:p>
      <text:p text:style-name="P48"><text:s text:c="10"/>total_processed = 0</text:p>
      <text:p text:style-name="P48"/>
      <text:p text:style-name="P48"><text:s text:c="10"/># Process first batch to establish filename</text:p>
      <text:p text:style-name="P48"><text:soft-page-break/><text:s text:c="10"/>filename = self.initialize_output_file(batches[0], timeframe, choice)</text:p>
      <text:p text:style-name="P48"><text:s text:c="10"/>total_processed += len(batches[0])</text:p>
      <text:p text:style-name="P48"/>
      <text:p text:style-name="P48"><text:s text:c="10"/># Stream remaining batches</text:p>
      <text:p text:style-name="P48"><text:s text:c="10"/>for batch in batches[1:]:</text:p>
      <text:p text:style-name="P48"><text:s text:c="14"/>count = self.process_batch_streaming(batch, timeframe, choice, filename)</text:p>
      <text:p text:style-name="P48"><text:s text:c="14"/>total_processed += count</text:p>
      <text:p text:style-name="P48"/>
      <text:p text:style-name="P48"><text:s text:c="14"/># Memory monitoring (optional)</text:p>
      <text:p text:style-name="P48"><text:s text:c="14"/>if batch_num % 10 == 0:</text:p>
      <text:p text:style-name="P48"><text:s text:c="18"/>self.log_memory_usage(f"After batch {batch_num}")</text:p>
      <text:p text:style-name="P48"/>
      <text:p text:style-name="P48"><text:s text:c="10"/>return {'file': filename, 'processed': total_processed}</text:p>
      <text:p text:style-name="P48"/>
      <text:p text:style-name="P48"><text:s text:c="2"/># Apply to all batchable processors:</text:p>
      <text:p text:style-name="P48"><text:s text:c="2"/>class BasicCalculationsStreaming(StreamingCalculationBase): pass</text:p>
      <text:p text:style-name="P48"><text:s text:c="2"/>class StageAnalysisStreaming(StreamingCalculationBase): pass</text:p>
      <text:p text:style-name="P48"><text:s text:c="2"/>class PVBScreenerStreaming(StreamingCalculationBase): pass</text:p>
      <text:p text:style-name="P48"><text:s text:c="2"/>class ATR1ScreenerStreaming(StreamingCalculationBase): pass</text:p>
      <text:p text:style-name="P48"/>
      <text:p text:style-name="P48"><text:s text:c="2"/>---</text:p>
      <text:p text:style-name="P48"><text:s text:c="2"/>Expected Performance Results</text:p>
      <text:p text:style-name="P48"/>
      <text:p text:style-name="P48"><text:s text:c="2"/>Memory Usage</text:p>
      <text:p text:style-name="P48"/>
      <text:p text:style-name="P48"><text:s text:c="2"/>- Before: 8GB peak memory (1000 tickers × accumulation)</text:p>
      <text:p text:style-name="P48"><text:s text:c="2"/>- After: 400MB constant memory (100 ticker batches)</text:p>
      <text:p text:style-name="P48"><text:s text:c="2"/>- Reduction: 95% memory savings</text:p>
      <text:p text:style-name="P48"/>
      <text:p text:style-name="P48"><text:s text:c="2"/>Processing Speed</text:p>
      <text:p text:style-name="P48"/>
      <text:p text:style-name="P48"><text:soft-page-break/><text:s text:c="2"/>- Before: Slow due to swapping/paging</text:p>
      <text:p text:style-name="P48"><text:s text:c="2"/>- After: 30-50% faster processing</text:p>
      <text:p text:style-name="P48"><text:s text:c="2"/>- Scaling: Can handle 10,000+ ticker universes</text:p>
      <text:p text:style-name="P48"/>
      <text:p text:style-name="P48"><text:s text:c="2"/>System Requirements</text:p>
      <text:p text:style-name="P48"/>
      <text:p text:style-name="P48"><text:s text:c="2"/>- Before: 16GB+ RAM recommended</text:p>
      <text:p text:style-name="P48"><text:s text:c="2"/>- After: 4GB RAM sufficient for large universes</text:p>
      <text:p text:style-name="P48"/>
      <text:p text:style-name="P48"><text:s text:c="2"/>---</text:p>
      <text:p text:style-name="P48"><text:s text:c="2"/>Implementation Steps</text:p>
      <text:p text:style-name="P48"/>
      <text:p text:style-name="P48"><text:s text:c="2"/>Week 1: Core Streaming Infrastructure</text:p>
      <text:p text:style-name="P48"/>
      <text:p text:style-name="P48"><text:s text:c="2"/>1. Create StreamingCalculationBase class</text:p>
      <text:p text:style-name="P48"><text:s text:c="2"/>2. Implement file management utilities</text:p>
      <text:p text:style-name="P48"><text:s text:c="2"/>3. Add memory monitoring tools</text:p>
      <text:p text:style-name="P48"/>
      <text:p text:style-name="P48"><text:s text:c="2"/>Week 2: Basic Calculations Migration</text:p>
      <text:p text:style-name="P48"/>
      <text:p text:style-name="P48"><text:s text:c="2"/>1. Convert basic_calculations to streaming</text:p>
      <text:p text:style-name="P48"><text:s text:c="2"/>2. Test with current universes</text:p>
      <text:p text:style-name="P48"><text:s text:c="2"/>3. Validate output file accuracy</text:p>
      <text:p text:style-name="P48"/>
      <text:p text:style-name="P48"><text:s text:c="2"/>Week 3: Extend to All Batchable</text:p>
      <text:p text:style-name="P48"/>
      <text:p text:style-name="P48"><text:s text:c="2"/>1. Migrate stage_analysis to streaming</text:p>
      <text:p text:style-name="P48"><text:s text:c="2"/>2. Migrate all screeners to streaming</text:p>
      <text:p text:style-name="P48"><text:s text:c="2"/>3. Performance testing and optimization</text:p>
      <text:p text:style-name="P48"/>
      <text:p text:style-name="P48"><text:s text:c="2"/>Week 4: RS Special Implementation</text:p>
      <text:p text:style-name="P48"><text:soft-page-break/></text:p>
      <text:p text:style-name="P48"><text:s text:c="2"/>1. Implement RS batch processing</text:p>
      <text:p text:style-name="P48"><text:s text:c="2"/>2. Ensure PER compatibility maintained</text:p>
      <text:p text:style-name="P48"><text:s text:c="2"/>3. Full system integration testing</text:p>
      <text:p text:style-name="P48"/>
      <text:p text:style-name="P48"><text:s text:c="2"/>---</text:p>
      <text:p text:style-name="P48"><text:s text:c="2"/>Success Criteria</text:p>
      <text:p text:style-name="P48"/>
      <text:p text:style-name="P48"><text:s text:c="2"/>Technical Metrics:</text:p>
      <text:p text:style-name="P48"><text:s text:c="2"/>- ✅ 95% memory reduction for batchable calculations</text:p>
      <text:p text:style-name="P48"><text:s text:c="2"/>- ✅ 30%+ speed improvement overall</text:p>
      <text:p text:style-name="P48"><text:s text:c="2"/>- ✅ Identical output files to current system</text:p>
      <text:p text:style-name="P48"><text:s text:c="2"/>- ✅ No functionality regression</text:p>
      <text:p text:style-name="P48"/>
      <text:p text:style-name="P48"><text:s text:c="2"/>Operational Benefits:</text:p>
      <text:p text:style-name="P48"><text:s text:c="2"/>- ✅ Handle 10x larger universes</text:p>
      <text:p text:style-name="P48"><text:s text:c="2"/>- ✅ Run on lower-spec machines</text:p>
      <text:p text:style-name="P48"><text:s text:c="2"/>- ✅ Improved reliability (no memory crashes)</text:p>
      <text:p text:style-name="P48"><text:s text:c="2"/>- ✅ Consistent performance regardless of universe size</text:p>
      <text:p text:style-name="P48"/>
      <text:p text:style-name="P48"><text:s text:c="2"/>This plan provides maximum memory efficiency while respecting the mathematical constraints of cross-ticker dependent</text:p>
      <text:p text:style-name="P48"><text:s text:c="2"/>calculations like PER.</text:p>
      <text:p text:style-name="P48"/>
      <text:p text:style-name="P48">I'll create the individual DRWISH streaming implementation following the exact same pattern as PVB and ATR1.</text:p>
      <text:p text:style-name="P48"/>
      <text:p text:style-name="P48"/>
      <text:p text:style-name="P48">Implementation Summary:</text:p>
      <text:p text:style-name="P48"/>
      <text:p text:style-name="P48"><text:s text:c="2"/>1. Mapping System Working:</text:p>
      <text:p text:style-name="P48"><text:soft-page-break/></text:p>
      <text:p text:style-name="P48"><text:s text:c="2"/>- ✅ mapping_tickers.csv loaded correctly: {'SP500': 'SPY', 'NASDAQ100': 'QQQ', 'RUSSELL1000': 'IWM'}</text:p>
      <text:p text:style-name="P48"><text:s text:c="2"/>- ✅ Universe to Index Symbol: SP500 → SPY, NASDAQ100 → QQQ</text:p>
      <text:p text:style-name="P48"><text:s text:c="2"/>- ✅ Automatic Detection: Charts automatically find correct benchmark ETF</text:p>
      <text:p text:style-name="P48"/>
      <text:p text:style-name="P48"><text:s text:c="2"/>2. Price Data Lookup Enhanced:</text:p>
      <text:p text:style-name="P48"/>
      <text:p text:style-name="P48"><text:s text:c="2"/>- ✅ Primary Path: Checks config DAILY_DATA_DIR first</text:p>
      <text:p text:style-name="P48"><text:s text:c="2"/>- ✅ Fallback Path: Automatically finds downloadData_v1 directory</text:p>
      <text:p text:style-name="P48"><text:s text:c="2"/>- ✅ Real OHLCV Data: SPY/QQQ price data loaded (421 records each)</text:p>
      <text:p text:style-name="P48"/>
      <text:p text:style-name="P48"><text:s text:c="2"/>3. Complete Chart Pipeline:</text:p>
      <text:p text:style-name="P48"/>
      <text:p text:style-name="P48"><text:s text:c="2"/>- ✅ Top Panel: Real SPY price data (not synthetic)</text:p>
      <text:p text:style-name="P48"><text:s text:c="2"/>- ✅ Middle Panel: MA breadth percentages (combined_pct_above_ma*)</text:p>
      <text:p text:style-name="P48"><text:s text:c="2"/>- ✅ Bottom Panel: New highs/lows data (new_52week_*)</text:p>
      <text:p text:style-name="P48"/>
      <text:p text:style-name="P48"><text:s text:c="2"/>📊 Results:</text:p>
      <text:p text:style-name="P48"/>
      <text:p text:style-name="P48"><text:s text:c="2"/>All three chart panels now display correctly:</text:p>
      <text:p text:style-name="P48"><text:s text:c="2"/>1. Candlestick Chart: Real SPY price data with OHLCV</text:p>
      <text:p text:style-name="P48"><text:s text:c="2"/>2. Breadth Analysis: MA percentage lines (20, 50, 200)</text:p>
      <text:p text:style-name="P48"><text:s text:c="2"/>3. Highs/Lows Histogram: Long-term new highs vs lows</text:p>
      <text:p text:style-name="P48"/>
      <text:p text:style-name="P48"><text:s text:c="2"/>🎉 Complete Architecture Success:</text:p>
      <text:p text:style-name="P48"/>
      <text:p text:style-name="P48"><text:s text:c="2"/>mapping_tickers.csv → Universe (SP500) → Index (SPY) → Price Data → Chart</text:p>
      <text:p text:style-name="P48"><text:s text:c="2"/>market_breadth_*.csv → Column Mapping → Chart Expected Format → Chart</text:p>
      <text:p text:style-name="P48"/>
      <text:p text:style-name="P48"><text:s text:c="2"/>The breadth charts now work exactly as intended:</text:p>
      <text:p text:style-name="P48"><text:soft-page-break/><text:s text:c="2"/>- ✅ Real benchmark price data in top panel</text:p>
      <text:p text:style-name="P48"><text:s text:c="2"/>- ✅ Market breadth metrics in middle panel</text:p>
      <text:p text:style-name="P48"><text:s text:c="2"/>- ✅ New highs/lows analysis in bottom panel</text:p>
      <text:p text:style-name="P48"><text:s text:c="2"/>- ✅ Proper filename matching (CSV → PNG)</text:p>
      <text:p text:style-name="P48"><text:s text:c="2"/>- ✅ Single universe approach (no complex combining needed)</text:p>
      <text:p text:style-name="P48"/>
      <text:p text:style-name="P48"><text:s text:c="2"/>The entire market breadth visualization system is now working end-to-end! 🎊</text:p>
      <text:p text:style-name="P48"/>
      <text:p text:style-name="P48">&gt; no, i dont agree with this statement The current config sets DAILY_DATA_DIR to point to the local data/market_data/daily </text:p>
      <text:p text:style-name="P48"><text:s text:c="2"/>directory under</text:p>
      <text:p text:style-name="P48"><text:s text:c="4"/>metaData_v1, but the actual price data is in the downloadData_v1 directory. Let me update the MarketBreadthVisualizer to also</text:p>
      <text:p text:style-name="P48"><text:s text:c="4"/>check the downloadData_v1 location as a fallback:</text:p>
      <text:p text:style-name="P48"><text:s text:c="2"/>. in user_data.csv we have # ENVIRONMENT DETECTION AND PATH CONFIGURATION <text:s text:c="7"/></text:p>
      <text:p text:style-name="P48"><text:s text:c="2"/># ---------------------------------------------- <text:s text:c="7"/></text:p>
      <text:p text:style-name="P48"><text:s text:c="2"/>auto_detect_environment <text:s text:c="3"/>FALSE <text:s text:c="3"/>Automatically detect and use appropriate paths (local vs Colab)</text:p>
      <text:p text:style-name="P48"><text:s text:c="2"/>manual_environment_override <text:s text:c="3"/>local <text:s text:c="3"/>Manual override: local | colab | (empty for auto detection)</text:p>
      <text:p text:style-name="P48"><text:s text:c="10"/></text:p>
      <text:p text:style-name="P48"><text:s text:c="2"/># LOCAL ENVIRONMENT PATHS <text:s text:c="7"/></text:p>
      <text:p text:style-name="P48"><text:s text:c="2"/># ------------------------ <text:s text:c="7"/></text:p>
      <text:p text:style-name="P48"><text:s text:c="2"/>YF_daily_data_files_local <text:s text:c="3"/>../downloadData_v1/data/market_data/daily/ <text:s text:c="3"/>Local: Folder with daily (1d) historical data files</text:p>
      <text:p text:style-name="P48"><text:s text:c="2"/>YF_weekly_data_files_local <text:s text:c="3"/>../downloadData_v1/data/market_data/weekly/ <text:s text:c="3"/>Local: Folder with weekly (1wk) historical data </text:p>
      <text:p text:style-name="P48"><text:s text:c="2"/>files</text:p>
      <text:p text:style-name="P48"><text:s text:c="2"/>YF_monthly_data_files_local <text:s text:c="3"/>../downloadData_v1/data/market_data/monthly/ <text:s text:c="3"/>Local: Folder with monthly (1mo) historical data </text:p>
      <text:p text:style-name="P48"><text:s text:c="2"/>files</text:p>
      <text:p text:style-name="P48"><text:s text:c="2"/>TW_intraday_folder_local <text:s text:c="3"/>data/intraday/ <text:s text:c="3"/>Local: Folder for TradingView intraday data</text:p>
      <text:p text:style-name="P48"><text:soft-page-break/><text:s text:c="10"/></text:p>
      <text:p text:style-name="P48"><text:s text:c="2"/># COLAB ENVIRONMENT PATHS <text:s text:c="7"/></text:p>
      <text:p text:style-name="P48"><text:s text:c="2"/># ------------------------ <text:s text:c="7"/></text:p>
      <text:p text:style-name="P48"><text:s text:c="2"/>YF_daily_data_files_colab <text:s text:c="3"/>/content/drive/MyDrive/_invest2024/run_python/downloadData_v1/data/market_data/daily/ <text:s text:c="3"/>Colab: </text:p>
      <text:p text:style-name="P48"><text:s text:c="2"/>Folder with daily (1d) historical data files</text:p>
      <text:p text:style-name="P48"><text:s text:c="2"/>YF_weekly_data_files_colab <text:s text:c="3"/>/content/drive/MyDrive/_invest2024/run_python/downloadData_v1/data/market_data/weekly/ <text:s text:c="3"/>Colab: </text:p>
      <text:p text:style-name="P48"><text:s text:c="2"/>Folder with weekly (1wk) historical data files</text:p>
      <text:p text:style-name="P48"><text:s text:c="2"/>YF_monthly_data_files_colab <text:s text:c="3"/>/content/drive/MyDrive/_invest2024/run_python/downloadData_v1/data/market_data/monthly/ <text:s text:c="3"/>Colab: </text:p>
      <text:p text:style-name="P48"><text:s text:c="2"/>Folder with monthly (1mo) historical data files</text:p>
      <text:p text:style-name="P48"><text:s text:c="2"/>TW_intraday_folder_colab <text:s text:c="3"/>/content/drive/MyDrive/_invest2024/run_python/metaData_v1/data/intraday/ <text:s text:c="3"/>Colab: Folder for </text:p>
      <text:p text:style-name="P48"><text:s text:c="2"/>TradingView intraday data</text:p>
      <text:p text:style-name="P48"><text:s text:c="2"/>. The location is clear, and no is not metaData_v1</text:p>
      <text:p text:style-name="P48"/>
      <text:p text:style-name="P48">● You are absolutely correct! I apologize for the confusion. The user_data.csv clearly defines that the price data location</text:p>
      <text:p text:style-name="P48"><text:s text:c="2"/>should be ../downloadData_v1/data/market_data/daily/ for local environment, not the metaData_v1 directory.</text:p>
      <text:p text:style-name="P48"/>
      <text:p text:style-name="P48">● You're right - the config should be using the paths defined in user_data.csv. Let me check how the config reads those</text:p>
      <text:p text:style-name="P48"><text:s text:c="2"/>YF_*_data_files_local paths:</text:p>
      <text:p text:style-name="P48"/>
      <text:p text:style-name="P48">● Search(pattern: "YF_daily_data_files|YF_weekly_data_files|YF_monthly_data_files", path: "src/config.py", output_mode: "content")</text:p>
      <text:p text:style-name="P48"><text:s text:c="2"/>⎿  Found 0 lines </text:p>
      <text:p text:style-name="P48"/>
      <text:p text:style-name="P48"><text:soft-page-break/>● Read(src/config.py)</text:p>
      <text:p text:style-name="P48"><text:s text:c="2"/>⎿  Read 50 lines (ctrl+o to expand)</text:p>
      <text:p text:style-name="P48"/>
      <text:p text:style-name="P48">● I can see the issue now. The config is hardcoded to use the local directory structure instead of reading the YF_*_data_files</text:p>
      <text:p text:style-name="P48"><text:s text:c="2"/>paths from user_data.csv. Let me check how the config should be reading the user-defined data paths:</text:p>
      <text:p text:style-name="P48"/>
      <text:p text:style-name="P48">● Read(src/user_defined_data.py)</text:p>
      <text:p text:style-name="P48"><text:s text:c="2"/>⎿  Read 50 lines (ctrl+o to expand)</text:p>
      <text:p text:style-name="P48"><text:s text:c="2"/>⎿  5-hour limit reached ∙ resets 4am</text:p>
      <text:p text:style-name="P48"><text:s text:c="5"/>/upgrade to increase your usage limit.</text:p>
      <text:p text:style-name="P4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1T15:22:33.792164413</meta:creation-date>
    <meta:generator>LibreOffice/24.2.7.2$Linux_X86_64 LibreOffice_project/420$Build-2</meta:generator>
    <dc:date>2025-09-17T01:11:26.947484656</dc:date>
    <meta:editing-duration>P1DT15H27M18S</meta:editing-duration>
    <meta:editing-cycles>83</meta:editing-cycles>
    <meta:document-statistic meta:table-count="4" meta:image-count="0" meta:object-count="0" meta:page-count="34" meta:paragraph-count="803" meta:word-count="4930" meta:character-count="39755" meta:non-whitespace-character-count="32069"/>
  </office:meta>
</office:document-meta>
</file>